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3.406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3.427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2.6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118"/>
    <style:style style:name="ce5" style:family="table-cell" style:parent-style-name="Default">
      <style:text-properties fo:color="#800000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110"/>
    <style:style style:name="ce9" style:family="table-cell" style:parent-style-name="Default" style:data-style-name="N110">
      <style:table-cell-properties fo:background-color="#00ff00"/>
    </style:style>
    <style:style style:name="ce10" style:family="table-cell" style:parent-style-name="Default" style:data-style-name="N110">
      <style:table-cell-properties fo:background-color="#ff0000"/>
    </style:style>
    <style:style style:name="ce11" style:family="table-cell" style:parent-style-name="Default">
      <style:table-cell-properties fo:background-color="#9966cc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step ms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total duration minute</text:p>
          </table:table-cell>
        </table:table-row>
        <table:table-row table:style-name="ro1">
          <table:table-cell office:value-type="string" calcext:value-type="string">
            <text:p>Timestamps</text:p>
          </table:table-cell>
          <table:table-cell table:number-columns-repeated="4"/>
          <table:table-cell table:formula="of:=[.F9]*60000" office:value-type="float" office:value="360000" calcext:value-type="float">
            <text:p/>
          </table:table-cell>
          <table:table-cell office:value-type="string" calcext:value-type="string">
            <text:p>total duration m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string" calcext:value-type="string">
            <text:p>2012-03-11 06:36:13</text:p>
          </table:table-cell>
          <table:table-cell table:style-name="ce3" office:value-type="float" office:value="1330905600000" calcext:value-type="float">
            <text:p>1330905600000</text:p>
          </table:table-cell>
          <table:table-cell table:number-columns-repeated="2"/>
          <table:table-cell table:style-name="ce5" office:value-type="float" office:value="3000" calcext:value-type="float">
            <text:p>300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" office:value-type="string" calcext:value-type="string">
            <text:p>2014-08-02 10:05:31</text:p>
          </table:table-cell>
          <table:table-cell office:value-type="float" office:value="1406966731648" calcext:value-type="float">
            <text:p>1406966731648</text:p>
          </table:table-cell>
          <table:table-cell table:number-columns-repeated="2"/>
          <table:table-cell table:formula="of:=[.F10]/[.F11]/[.F8]" office:value-type="float" office:value="12" calcext:value-type="float">
            <text:p/>
          </table:table-cell>
          <table:table-cell office:value-type="string" calcext:value-type="string">
            <text:p>step per note avera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verse</text:p>
          </table:table-cell>
          <table:table-cell table:formula="of:=[.F14]*[.F8]*[.F11]/60000" office:value-type="float" office:value="10" calcext:value-type="float">
            <text:p/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ta Based</text:p>
          </table:table-cell>
          <table:table-cell/>
          <table:table-cell table:formula="of:=[.C12]-[.C11]" office:value-type="float" office:value="76061131648" calcext:value-type="float">
            <text:p/>
          </table:table-cell>
          <table:table-cell office:value-type="string" calcext:value-type="string">
            <text:p>Total diff ms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Wanted song duration minute</text:p>
          </table:table-cell>
        </table:table-row>
        <table:table-row table:style-name="ro1">
          <table:table-cell table:number-columns-repeated="5"/>
          <table:table-cell table:formula="of:=[.F20]*60000" office:value-type="float" office:value="300000" calcext:value-type="float">
            <text:p/>
          </table:table-cell>
          <table:table-cell office:value-type="string" calcext:value-type="string">
            <text:p>Wanted song duration ms</text:p>
          </table:table-cell>
        </table:table-row>
        <table:table-row table:style-name="ro1">
          <table:table-cell table:number-columns-repeated="5"/>
          <table:table-cell table:formula="of:=[.F19]/[.F21]" office:value-type="float" office:value="253537.105493333" calcext:value-type="float">
            <text:p/>
          </table:table-cell>
          <table:table-cell office:value-type="string" calcext:value-type="string">
            <text:p>Number of real ms in song 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4" table:formula="of:=[.F21]/([.C12]-[.C11])" office:value-type="float" office:value="0.0000039441958527301" calcext:value-type="float">
            <text:p/>
          </table:table-cell>
          <table:table-cell table:number-columns-repeated="2"/>
          <table:table-cell table:formula="of:=1000*60*60*24*7" office:value-type="float" office:value="604800000" calcext:value-type="float">
            <text:p/>
          </table:table-cell>
          <table:table-cell office:value-type="string" calcext:value-type="string">
            <text:p>ms in a week</text:p>
          </table:table-cell>
        </table:table-row>
        <table:table-row table:style-name="ro1">
          <table:table-cell table:number-columns-repeated="5"/>
          <table:table-cell table:formula="of:=[.F19]/[.F24]" office:value-type="float" office:value="125.762453121693" calcext:value-type="float">
            <text:p/>
          </table:table-cell>
          <table:table-cell office:value-type="string" calcext:value-type="string">
            <text:p>Weeks in the song</text:p>
          </table:table-cell>
        </table:table-row>
        <table:table-row table:style-name="ro1">
          <table:table-cell table:number-columns-repeated="5"/>
          <table:table-cell table:formula="of:=[.F21]/[.F25]" office:value-type="float" office:value="2385.44965173117" calcext:value-type="float">
            <text:p/>
          </table:table-cell>
          <table:table-cell office:value-type="string" calcext:value-type="string">
            <text:p>song ms per week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Audible freq weekly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audible Freq weekly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Analysi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date" office:date-value="2012-08-20" calcext:value-type="date">
            <text:p>41141</text:p>
          </table:table-cell>
          <table:table-cell office:value-type="string" calcext:value-type="string">
            <text:p>Activity peak for two weeks</text:p>
          </table:table-cell>
          <table:table-cell table:number-columns-repeated="4"/>
        </table:table-row>
      </table:table>
      <table:table table:name="EventsPerWeek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8"/>
        <table:table-column table:style-name="co1" table:default-cell-style-name="ce7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event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caled time in step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caled freq</text:p>
          </table:table-cell>
          <table:table-cell office:value-type="string" calcext:value-type="string">
            <text:p>Time for Export</text:p>
          </table:table-cell>
          <table:table-cell office:value-type="string" calcext:value-type="string">
            <text:p>Freq for Export</text:p>
          </table:table-cell>
          <table:table-cell table:style-name="ce11" office:value-type="string" calcext:value-type="string">
            <text:p>CSV Line</text:p>
          </table:table-cell>
          <table:table-cell table:number-columns-repeated="3"/>
        </table:table-row>
        <table:table-row table:style-name="ro1">
          <table:table-cell office:value-type="float" office:value="1.3309056E+015" calcext:value-type="float">
            <text:p>1330905600000000</text:p>
          </table:table-cell>
          <table:table-cell office:value-type="float" office:value="195561" calcext:value-type="float">
            <text:p>195561</text:p>
          </table:table-cell>
          <table:table-cell office:value-type="float" office:value="1330905600000" calcext:value-type="float">
            <text:p>1330905600000</text:p>
          </table:table-cell>
          <table:table-cell table:formula="of:=([.C2]-[$Feuille1.$C$11])*[$Feuille1.$C$24]/[$Feuille1.$F$8]" office:value-type="float" office:value="0" calcext:value-type="float">
            <text:p/>
          </table:table-cell>
          <table:table-cell table:formula="of:=([.B2]/[$Feuille1.$F$24])*1000" office:value-type="float" office:value="0.323348214285714" calcext:value-type="float">
            <text:p/>
          </table:table-cell>
          <table:table-cell office:value-type="float" office:value="200" calcext:value-type="float">
            <text:p>200</text:p>
          </table:table-cell>
          <table:table-cell table:style-name="ce7" table:formula="of:=FLOOR([.D2];1)" office:value-type="float" office:value="0" calcext:value-type="float">
            <text:p/>
          </table:table-cell>
          <table:table-cell table:style-name="ce7" table:formula="of:=FLOOR([.F2];1)" office:value-type="float" office:value="200" calcext:value-type="float">
            <text:p/>
          </table:table-cell>
          <table:table-cell table:formula="of:=CONCATENATE([.G2];&quot;,&quot;;[.H2])" office:value-type="string" office:string-value="0,200" calcext:value-type="string">
            <text:p>0,200</text:p>
          </table:table-cell>
          <table:table-cell table:number-columns-repeated="3"/>
        </table:table-row>
        <table:table-row table:style-name="ro1">
          <table:table-cell office:value-type="float" office:value="1.3315104E+015" calcext:value-type="float">
            <text:p>1331510400000000</text:p>
          </table:table-cell>
          <table:table-cell office:value-type="float" office:value="2330814" calcext:value-type="float">
            <text:p>2330814</text:p>
          </table:table-cell>
          <table:table-cell office:value-type="float" office:value="1331510400000" calcext:value-type="float">
            <text:p>1331510400000</text:p>
          </table:table-cell>
          <table:table-cell table:formula="of:=([.C3]-[$Feuille1.$C$11])*[$Feuille1.$C$24]/[$Feuille1.$F$8]" office:value-type="float" office:value="238.544965173117" calcext:value-type="float">
            <text:p/>
          </table:table-cell>
          <table:table-cell table:formula="of:=([.B3]/[$Feuille1.$F$24])*1000" office:value-type="float" office:value="3.85385912698413" calcext:value-type="float">
            <text:p/>
          </table:table-cell>
          <table:table-cell table:formula="of:=([.E3]-[.$L$5])*([$Feuille1.$C$30]-[$Feuille1.$C$29])/([.$L$6]-[.$L$5])+[$Feuille1.$C$29]" office:value-type="float" office:value="273.566941023675" calcext:value-type="float">
            <text:p/>
          </table:table-cell>
          <table:table-cell table:style-name="ce7" table:formula="of:=FLOOR([.D3];1)" office:value-type="float" office:value="238" calcext:value-type="float">
            <text:p/>
          </table:table-cell>
          <table:table-cell table:style-name="ce7" table:formula="of:=FLOOR([.F3];1)" office:value-type="float" office:value="273" calcext:value-type="float">
            <text:p/>
          </table:table-cell>
          <table:table-cell table:formula="of:=CONCATENATE([.G3];&quot;,&quot;;[.H3])" office:value-type="string" office:string-value="238,273" calcext:value-type="string">
            <text:p>238,273</text:p>
          </table:table-cell>
          <table:table-cell table:number-columns-repeated="3"/>
        </table:table-row>
        <table:table-row table:style-name="ro1">
          <table:table-cell office:value-type="float" office:value="1.3321152E+015" calcext:value-type="float">
            <text:p>1332115200000000</text:p>
          </table:table-cell>
          <table:table-cell office:value-type="float" office:value="2775201" calcext:value-type="float">
            <text:p>2775201</text:p>
          </table:table-cell>
          <table:table-cell office:value-type="float" office:value="1332115200000" calcext:value-type="float">
            <text:p>1332115200000</text:p>
          </table:table-cell>
          <table:table-cell table:formula="of:=([.C4]-[$Feuille1.$C$11])*[$Feuille1.$C$24]/[$Feuille1.$F$8]" office:value-type="float" office:value="477.089930346233" calcext:value-type="float">
            <text:p/>
          </table:table-cell>
          <table:table-cell table:formula="of:=([.B4]/[$Feuille1.$F$24])*1000" office:value-type="float" office:value="4.58862599206349" calcext:value-type="float">
            <text:p/>
          </table:table-cell>
          <table:table-cell table:formula="of:=([.E4]-[.$L$5])*([$Feuille1.$C$30]-[$Feuille1.$C$29])/([.$L$6]-[.$L$5])+[$Feuille1.$C$29]" office:value-type="float" office:value="334.411390770964" calcext:value-type="float">
            <text:p/>
          </table:table-cell>
          <table:table-cell table:style-name="ce7" table:formula="of:=FLOOR([.D4];1)" office:value-type="float" office:value="477" calcext:value-type="float">
            <text:p/>
          </table:table-cell>
          <table:table-cell table:style-name="ce7" table:formula="of:=FLOOR([.F4];1)" office:value-type="float" office:value="334" calcext:value-type="float">
            <text:p/>
          </table:table-cell>
          <table:table-cell table:formula="of:=CONCATENATE([.G4];&quot;,&quot;;[.H4])" office:value-type="string" office:string-value="477,334" calcext:value-type="string">
            <text:p>477,334</text:p>
          </table:table-cell>
          <table:table-cell table:number-columns-repeated="3"/>
        </table:table-row>
        <table:table-row table:style-name="ro1">
          <table:table-cell office:value-type="float" office:value="1.33272E+015" calcext:value-type="float">
            <text:p>1332720000000000</text:p>
          </table:table-cell>
          <table:table-cell office:value-type="float" office:value="2711850" calcext:value-type="float">
            <text:p>2711850</text:p>
          </table:table-cell>
          <table:table-cell office:value-type="float" office:value="1332720000000" calcext:value-type="float">
            <text:p>1332720000000</text:p>
          </table:table-cell>
          <table:table-cell table:formula="of:=([.C5]-[$Feuille1.$C$11])*[$Feuille1.$C$24]/[$Feuille1.$F$8]" office:value-type="float" office:value="715.63489551935" calcext:value-type="float">
            <text:p/>
          </table:table-cell>
          <table:table-cell table:formula="of:=([.B5]/[$Feuille1.$F$24])*1000" office:value-type="float" office:value="4.48387896825397" calcext:value-type="float">
            <text:p/>
          </table:table-cell>
          <table:table-cell table:formula="of:=([.E5]-[.$L$5])*([$Feuille1.$C$30]-[$Feuille1.$C$29])/([.$L$6]-[.$L$5])+[$Feuille1.$C$29]" office:value-type="float" office:value="325.737517016915" calcext:value-type="float">
            <text:p/>
          </table:table-cell>
          <table:table-cell table:style-name="ce7" table:formula="of:=FLOOR([.D5];1)" office:value-type="float" office:value="715" calcext:value-type="float">
            <text:p/>
          </table:table-cell>
          <table:table-cell table:style-name="ce7" table:formula="of:=FLOOR([.F5];1)" office:value-type="float" office:value="325" calcext:value-type="float">
            <text:p/>
          </table:table-cell>
          <table:table-cell table:formula="of:=CONCATENATE([.G5];&quot;,&quot;;[.H5])" office:value-type="string" office:string-value="715,325" calcext:value-type="string">
            <text:p>715,325</text:p>
          </table:table-cell>
          <table:table-cell/>
          <table:table-cell office:value-type="string" calcext:value-type="string">
            <text:p>Min Freq</text:p>
          </table:table-cell>
          <table:table-cell table:formula="of:=MIN([.E3:.E127])" office:value-type="float" office:value="1.21441137566138" calcext:value-type="float">
            <text:p/>
          </table:table-cell>
        </table:table-row>
        <table:table-row table:style-name="ro1">
          <table:table-cell office:value-type="float" office:value="1.3333248E+015" calcext:value-type="float">
            <text:p>1333324800000000</text:p>
          </table:table-cell>
          <table:table-cell office:value-type="float" office:value="2549877" calcext:value-type="float">
            <text:p>2549877</text:p>
          </table:table-cell>
          <table:table-cell office:value-type="float" office:value="1333324800000" calcext:value-type="float">
            <text:p>1333324800000</text:p>
          </table:table-cell>
          <table:table-cell table:formula="of:=([.C6]-[$Feuille1.$C$11])*[$Feuille1.$C$24]/[$Feuille1.$F$8]" office:value-type="float" office:value="954.179860692467" calcext:value-type="float">
            <text:p/>
          </table:table-cell>
          <table:table-cell table:formula="of:=([.B6]/[$Feuille1.$F$24])*1000" office:value-type="float" office:value="4.21606646825397" calcext:value-type="float">
            <text:p/>
          </table:table-cell>
          <table:table-cell table:formula="of:=([.E6]-[.$L$5])*([$Feuille1.$C$30]-[$Feuille1.$C$29])/([.$L$6]-[.$L$5])+[$Feuille1.$C$29]" office:value-type="float" office:value="303.560545010719" calcext:value-type="float">
            <text:p/>
          </table:table-cell>
          <table:table-cell table:style-name="ce7" table:formula="of:=FLOOR([.D6];1)" office:value-type="float" office:value="954" calcext:value-type="float">
            <text:p/>
          </table:table-cell>
          <table:table-cell table:style-name="ce7" table:formula="of:=FLOOR([.F6];1)" office:value-type="float" office:value="303" calcext:value-type="float">
            <text:p/>
          </table:table-cell>
          <table:table-cell table:formula="of:=CONCATENATE([.G6];&quot;,&quot;;[.H6])" office:value-type="string" office:string-value="954,303" calcext:value-type="string">
            <text:p>954,303</text:p>
          </table:table-cell>
          <table:table-cell/>
          <table:table-cell office:value-type="string" calcext:value-type="string">
            <text:p>Max Freq</text:p>
          </table:table-cell>
          <table:table-cell table:formula="of:=MAX([.E3:.E127])" office:value-type="float" office:value="5.86373015873016" calcext:value-type="float">
            <text:p/>
          </table:table-cell>
        </table:table-row>
        <table:table-row table:style-name="ro1">
          <table:table-cell office:value-type="float" office:value="1.3339296E+015" calcext:value-type="float">
            <text:p>1333929600000000</text:p>
          </table:table-cell>
          <table:table-cell office:value-type="float" office:value="2445108" calcext:value-type="float">
            <text:p>2445108</text:p>
          </table:table-cell>
          <table:table-cell office:value-type="float" office:value="1333929600000" calcext:value-type="float">
            <text:p>1333929600000</text:p>
          </table:table-cell>
          <table:table-cell table:formula="of:=([.C7]-[$Feuille1.$C$11])*[$Feuille1.$C$24]/[$Feuille1.$F$8]" office:value-type="float" office:value="1192.72482586558" calcext:value-type="float">
            <text:p/>
          </table:table-cell>
          <table:table-cell table:formula="of:=([.B7]/[$Feuille1.$F$24])*1000" office:value-type="float" office:value="4.0428373015873" calcext:value-type="float">
            <text:p/>
          </table:table-cell>
          <table:table-cell table:formula="of:=([.E7]-[.$L$5])*([$Feuille1.$C$30]-[$Feuille1.$C$29])/([.$L$6]-[.$L$5])+[$Feuille1.$C$29]" office:value-type="float" office:value="289.215813604144" calcext:value-type="float">
            <text:p/>
          </table:table-cell>
          <table:table-cell table:style-name="ce7" table:formula="of:=FLOOR([.D7];1)" office:value-type="float" office:value="1192" calcext:value-type="float">
            <text:p/>
          </table:table-cell>
          <table:table-cell table:style-name="ce7" table:formula="of:=FLOOR([.F7];1)" office:value-type="float" office:value="289" calcext:value-type="float">
            <text:p/>
          </table:table-cell>
          <table:table-cell table:formula="of:=CONCATENATE([.G7];&quot;,&quot;;[.H7])" office:value-type="string" office:string-value="1192,289" calcext:value-type="string">
            <text:p>1192,289</text:p>
          </table:table-cell>
          <table:table-cell/>
          <table:table-cell office:value-type="string" calcext:value-type="string">
            <text:p>Alpha</text:p>
          </table:table-cell>
          <table:table-cell table:formula="of:=([Feuille1.C30]-[Feuille1.C29])/([.L6]-[.L5])" office:value-type="float" office:value="82.807830128155" calcext:value-type="float">
            <text:p/>
          </table:table-cell>
        </table:table-row>
        <table:table-row table:style-name="ro1">
          <table:table-cell office:value-type="float" office:value="1.3345344E+015" calcext:value-type="float">
            <text:p>1334534400000000</text:p>
          </table:table-cell>
          <table:table-cell office:value-type="float" office:value="2504184" calcext:value-type="float">
            <text:p>2504184</text:p>
          </table:table-cell>
          <table:table-cell office:value-type="float" office:value="1334534400000" calcext:value-type="float">
            <text:p>1334534400000</text:p>
          </table:table-cell>
          <table:table-cell table:formula="of:=([.C8]-[$Feuille1.$C$11])*[$Feuille1.$C$24]/[$Feuille1.$F$8]" office:value-type="float" office:value="1431.2697910387" calcext:value-type="float">
            <text:p/>
          </table:table-cell>
          <table:table-cell table:formula="of:=([.B8]/[$Feuille1.$F$24])*1000" office:value-type="float" office:value="4.14051587301587" calcext:value-type="float">
            <text:p/>
          </table:table-cell>
          <table:table-cell table:formula="of:=([.E8]-[.$L$5])*([$Feuille1.$C$30]-[$Feuille1.$C$29])/([.$L$6]-[.$L$5])+[$Feuille1.$C$29]" office:value-type="float" office:value="297.304364154162" calcext:value-type="float">
            <text:p/>
          </table:table-cell>
          <table:table-cell table:style-name="ce7" table:formula="of:=FLOOR([.D8];1)" office:value-type="float" office:value="1431" calcext:value-type="float">
            <text:p/>
          </table:table-cell>
          <table:table-cell table:style-name="ce7" table:formula="of:=FLOOR([.F8];1)" office:value-type="float" office:value="297" calcext:value-type="float">
            <text:p/>
          </table:table-cell>
          <table:table-cell table:formula="of:=CONCATENATE([.G8];&quot;,&quot;;[.H8])" office:value-type="string" office:string-value="1431,297" calcext:value-type="string">
            <text:p>1431,297</text:p>
          </table:table-cell>
          <table:table-cell table:number-columns-repeated="3"/>
        </table:table-row>
        <table:table-row table:style-name="ro1">
          <table:table-cell office:value-type="float" office:value="1.3351392E+015" calcext:value-type="float">
            <text:p>1335139200000000</text:p>
          </table:table-cell>
          <table:table-cell office:value-type="float" office:value="2469192" calcext:value-type="float">
            <text:p>2469192</text:p>
          </table:table-cell>
          <table:table-cell office:value-type="float" office:value="1335139200000" calcext:value-type="float">
            <text:p>1335139200000</text:p>
          </table:table-cell>
          <table:table-cell table:formula="of:=([.C9]-[$Feuille1.$C$11])*[$Feuille1.$C$24]/[$Feuille1.$F$8]" office:value-type="float" office:value="1669.81475621182" calcext:value-type="float">
            <text:p/>
          </table:table-cell>
          <table:table-cell table:formula="of:=([.B9]/[$Feuille1.$F$24])*1000" office:value-type="float" office:value="4.08265873015873" calcext:value-type="float">
            <text:p/>
          </table:table-cell>
          <table:table-cell table:formula="of:=([.E9]-[.$L$5])*([$Feuille1.$C$30]-[$Feuille1.$C$29])/([.$L$6]-[.$L$5])+[$Feuille1.$C$29]" office:value-type="float" office:value="292.513339696747" calcext:value-type="float">
            <text:p/>
          </table:table-cell>
          <table:table-cell table:style-name="ce7" table:formula="of:=FLOOR([.D9];1)" office:value-type="float" office:value="1669" calcext:value-type="float">
            <text:p/>
          </table:table-cell>
          <table:table-cell table:style-name="ce7" table:formula="of:=FLOOR([.F9];1)" office:value-type="float" office:value="292" calcext:value-type="float">
            <text:p/>
          </table:table-cell>
          <table:table-cell table:formula="of:=CONCATENATE([.G9];&quot;,&quot;;[.H9])" office:value-type="string" office:string-value="1669,292" calcext:value-type="string">
            <text:p>1669,292</text:p>
          </table:table-cell>
          <table:table-cell table:number-columns-repeated="3"/>
        </table:table-row>
        <table:table-row table:style-name="ro1">
          <table:table-cell office:value-type="float" office:value="1.335744E+015" calcext:value-type="float">
            <text:p>1335744000000000</text:p>
          </table:table-cell>
          <table:table-cell office:value-type="float" office:value="2374662" calcext:value-type="float">
            <text:p>2374662</text:p>
          </table:table-cell>
          <table:table-cell office:value-type="float" office:value="1335744000000" calcext:value-type="float">
            <text:p>1335744000000</text:p>
          </table:table-cell>
          <table:table-cell table:formula="of:=([.C10]-[$Feuille1.$C$11])*[$Feuille1.$C$24]/[$Feuille1.$F$8]" office:value-type="float" office:value="1908.35972138493" calcext:value-type="float">
            <text:p/>
          </table:table-cell>
          <table:table-cell table:formula="of:=([.B10]/[$Feuille1.$F$24])*1000" office:value-type="float" office:value="3.92635912698413" calcext:value-type="float">
            <text:p/>
          </table:table-cell>
          <table:table-cell table:formula="of:=([.E10]-[.$L$5])*([$Feuille1.$C$30]-[$Feuille1.$C$29])/([.$L$6]-[.$L$5])+[$Feuille1.$C$29]" office:value-type="float" office:value="279.570508707966" calcext:value-type="float">
            <text:p/>
          </table:table-cell>
          <table:table-cell table:style-name="ce7" table:formula="of:=FLOOR([.D10];1)" office:value-type="float" office:value="1908" calcext:value-type="float">
            <text:p/>
          </table:table-cell>
          <table:table-cell table:style-name="ce7" table:formula="of:=FLOOR([.F10];1)" office:value-type="float" office:value="279" calcext:value-type="float">
            <text:p/>
          </table:table-cell>
          <table:table-cell table:formula="of:=CONCATENATE([.G10];&quot;,&quot;;[.H10])" office:value-type="string" office:string-value="1908,279" calcext:value-type="string">
            <text:p>1908,279</text:p>
          </table:table-cell>
          <table:table-cell table:number-columns-repeated="3"/>
        </table:table-row>
        <table:table-row table:style-name="ro1">
          <table:table-cell office:value-type="float" office:value="1.3363488E+015" calcext:value-type="float">
            <text:p>1336348800000000</text:p>
          </table:table-cell>
          <table:table-cell office:value-type="float" office:value="2396085" calcext:value-type="float">
            <text:p>2396085</text:p>
          </table:table-cell>
          <table:table-cell office:value-type="float" office:value="1336348800000" calcext:value-type="float">
            <text:p>1336348800000</text:p>
          </table:table-cell>
          <table:table-cell table:formula="of:=([.C11]-[$Feuille1.$C$11])*[$Feuille1.$C$24]/[$Feuille1.$F$8]" office:value-type="float" office:value="2146.90468655805" calcext:value-type="float">
            <text:p/>
          </table:table-cell>
          <table:table-cell table:formula="of:=([.B11]/[$Feuille1.$F$24])*1000" office:value-type="float" office:value="3.96178075396825" calcext:value-type="float">
            <text:p/>
          </table:table-cell>
          <table:table-cell table:formula="of:=([.E11]-[.$L$5])*([$Feuille1.$C$30]-[$Feuille1.$C$29])/([.$L$6]-[.$L$5])+[$Feuille1.$C$29]" office:value-type="float" office:value="282.503696778131" calcext:value-type="float">
            <text:p/>
          </table:table-cell>
          <table:table-cell table:style-name="ce7" table:formula="of:=FLOOR([.D11];1)" office:value-type="float" office:value="2146" calcext:value-type="float">
            <text:p/>
          </table:table-cell>
          <table:table-cell table:style-name="ce7" table:formula="of:=FLOOR([.F11];1)" office:value-type="float" office:value="282" calcext:value-type="float">
            <text:p/>
          </table:table-cell>
          <table:table-cell table:formula="of:=CONCATENATE([.G11];&quot;,&quot;;[.H11])" office:value-type="string" office:string-value="2146,282" calcext:value-type="string">
            <text:p>2146,282</text:p>
          </table:table-cell>
          <table:table-cell table:number-columns-repeated="3"/>
        </table:table-row>
        <table:table-row table:style-name="ro1">
          <table:table-cell office:value-type="float" office:value="1.3369536E+015" calcext:value-type="float">
            <text:p>1336953600000000</text:p>
          </table:table-cell>
          <table:table-cell office:value-type="float" office:value="2310900" calcext:value-type="float">
            <text:p>2310900</text:p>
          </table:table-cell>
          <table:table-cell office:value-type="float" office:value="1336953600000" calcext:value-type="float">
            <text:p>1336953600000</text:p>
          </table:table-cell>
          <table:table-cell table:formula="of:=([.C12]-[$Feuille1.$C$11])*[$Feuille1.$C$24]/[$Feuille1.$F$8]" office:value-type="float" office:value="2385.44965173117" calcext:value-type="float">
            <text:p/>
          </table:table-cell>
          <table:table-cell table:formula="of:=([.B12]/[$Feuille1.$F$24])*1000" office:value-type="float" office:value="3.82093253968254" calcext:value-type="float">
            <text:p/>
          </table:table-cell>
          <table:table-cell table:formula="of:=([.E12]-[.$L$5])*([$Feuille1.$C$30]-[$Feuille1.$C$29])/([.$L$6]-[.$L$5])+[$Feuille1.$C$29]" office:value-type="float" office:value="270.840361775705" calcext:value-type="float">
            <text:p/>
          </table:table-cell>
          <table:table-cell table:style-name="ce7" table:formula="of:=FLOOR([.D12];1)" office:value-type="float" office:value="2385" calcext:value-type="float">
            <text:p/>
          </table:table-cell>
          <table:table-cell table:style-name="ce7" table:formula="of:=FLOOR([.F12];1)" office:value-type="float" office:value="270" calcext:value-type="float">
            <text:p/>
          </table:table-cell>
          <table:table-cell table:formula="of:=CONCATENATE([.G12];&quot;,&quot;;[.H12])" office:value-type="string" office:string-value="2385,270" calcext:value-type="string">
            <text:p>2385,270</text:p>
          </table:table-cell>
          <table:table-cell table:number-columns-repeated="3"/>
        </table:table-row>
        <table:table-row table:style-name="ro1">
          <table:table-cell office:value-type="float" office:value="1.3375584E+015" calcext:value-type="float">
            <text:p>1337558400000000</text:p>
          </table:table-cell>
          <table:table-cell office:value-type="float" office:value="2451609" calcext:value-type="float">
            <text:p>2451609</text:p>
          </table:table-cell>
          <table:table-cell office:value-type="float" office:value="1337558400000" calcext:value-type="float">
            <text:p>1337558400000</text:p>
          </table:table-cell>
          <table:table-cell table:formula="of:=([.C13]-[$Feuille1.$C$11])*[$Feuille1.$C$24]/[$Feuille1.$F$8]" office:value-type="float" office:value="2623.99461690428" calcext:value-type="float">
            <text:p/>
          </table:table-cell>
          <table:table-cell table:formula="of:=([.B13]/[$Feuille1.$F$24])*1000" office:value-type="float" office:value="4.05358630952381" calcext:value-type="float">
            <text:p/>
          </table:table-cell>
          <table:table-cell table:formula="of:=([.E13]-[.$L$5])*([$Feuille1.$C$30]-[$Feuille1.$C$29])/([.$L$6]-[.$L$5])+[$Feuille1.$C$29]" office:value-type="float" office:value="290.105915627396" calcext:value-type="float">
            <text:p/>
          </table:table-cell>
          <table:table-cell table:style-name="ce7" table:formula="of:=FLOOR([.D13];1)" office:value-type="float" office:value="2623" calcext:value-type="float">
            <text:p/>
          </table:table-cell>
          <table:table-cell table:style-name="ce7" table:formula="of:=FLOOR([.F13];1)" office:value-type="float" office:value="290" calcext:value-type="float">
            <text:p/>
          </table:table-cell>
          <table:table-cell table:formula="of:=CONCATENATE([.G13];&quot;,&quot;;[.H13])" office:value-type="string" office:string-value="2623,290" calcext:value-type="string">
            <text:p>2623,290</text:p>
          </table:table-cell>
          <table:table-cell table:number-columns-repeated="3"/>
        </table:table-row>
        <table:table-row table:style-name="ro1">
          <table:table-cell office:value-type="float" office:value="1.3381632E+015" calcext:value-type="float">
            <text:p>1338163200000000</text:p>
          </table:table-cell>
          <table:table-cell office:value-type="float" office:value="2509485" calcext:value-type="float">
            <text:p>2509485</text:p>
          </table:table-cell>
          <table:table-cell office:value-type="float" office:value="1338163200000" calcext:value-type="float">
            <text:p>1338163200000</text:p>
          </table:table-cell>
          <table:table-cell table:formula="of:=([.C14]-[$Feuille1.$C$11])*[$Feuille1.$C$24]/[$Feuille1.$F$8]" office:value-type="float" office:value="2862.5395820774" calcext:value-type="float">
            <text:p/>
          </table:table-cell>
          <table:table-cell table:formula="of:=([.B14]/[$Feuille1.$F$24])*1000" office:value-type="float" office:value="4.14928075396825" calcext:value-type="float">
            <text:p/>
          </table:table-cell>
          <table:table-cell table:formula="of:=([.E14]-[.$L$5])*([$Feuille1.$C$30]-[$Feuille1.$C$29])/([.$L$6]-[.$L$5])+[$Feuille1.$C$29]" office:value-type="float" office:value="298.03016492716" calcext:value-type="float">
            <text:p/>
          </table:table-cell>
          <table:table-cell table:style-name="ce7" table:formula="of:=FLOOR([.D14];1)" office:value-type="float" office:value="2862" calcext:value-type="float">
            <text:p/>
          </table:table-cell>
          <table:table-cell table:style-name="ce7" table:formula="of:=FLOOR([.F14];1)" office:value-type="float" office:value="298" calcext:value-type="float">
            <text:p/>
          </table:table-cell>
          <table:table-cell table:formula="of:=CONCATENATE([.G14];&quot;,&quot;;[.H14])" office:value-type="string" office:string-value="2862,298" calcext:value-type="string">
            <text:p>2862,298</text:p>
          </table:table-cell>
          <table:table-cell table:number-columns-repeated="3"/>
        </table:table-row>
        <table:table-row table:style-name="ro1">
          <table:table-cell office:value-type="float" office:value="1.338768E+015" calcext:value-type="float">
            <text:p>1338768000000000</text:p>
          </table:table-cell>
          <table:table-cell office:value-type="float" office:value="2503476" calcext:value-type="float">
            <text:p>2503476</text:p>
          </table:table-cell>
          <table:table-cell office:value-type="float" office:value="1338768000000" calcext:value-type="float">
            <text:p>1338768000000</text:p>
          </table:table-cell>
          <table:table-cell table:formula="of:=([.C15]-[$Feuille1.$C$11])*[$Feuille1.$C$24]/[$Feuille1.$F$8]" office:value-type="float" office:value="3101.08454725052" calcext:value-type="float">
            <text:p/>
          </table:table-cell>
          <table:table-cell table:formula="of:=([.B15]/[$Feuille1.$F$24])*1000" office:value-type="float" office:value="4.13934523809524" calcext:value-type="float">
            <text:p/>
          </table:table-cell>
          <table:table-cell table:formula="of:=([.E15]-[.$L$5])*([$Feuille1.$C$30]-[$Feuille1.$C$29])/([.$L$6]-[.$L$5])+[$Feuille1.$C$29]" office:value-type="float" office:value="297.207426416512" calcext:value-type="float">
            <text:p/>
          </table:table-cell>
          <table:table-cell table:style-name="ce7" table:formula="of:=FLOOR([.D15];1)" office:value-type="float" office:value="3101" calcext:value-type="float">
            <text:p/>
          </table:table-cell>
          <table:table-cell table:style-name="ce7" table:formula="of:=FLOOR([.F15];1)" office:value-type="float" office:value="297" calcext:value-type="float">
            <text:p/>
          </table:table-cell>
          <table:table-cell table:formula="of:=CONCATENATE([.G15];&quot;,&quot;;[.H15])" office:value-type="string" office:string-value="3101,297" calcext:value-type="string">
            <text:p>3101,297</text:p>
          </table:table-cell>
          <table:table-cell table:number-columns-repeated="3"/>
        </table:table-row>
        <table:table-row table:style-name="ro1">
          <table:table-cell office:value-type="float" office:value="1.3393728E+015" calcext:value-type="float">
            <text:p>1339372800000000</text:p>
          </table:table-cell>
          <table:table-cell office:value-type="float" office:value="2105322" calcext:value-type="float">
            <text:p>2105322</text:p>
          </table:table-cell>
          <table:table-cell office:value-type="float" office:value="1339372800000" calcext:value-type="float">
            <text:p>1339372800000</text:p>
          </table:table-cell>
          <table:table-cell table:formula="of:=([.C16]-[$Feuille1.$C$11])*[$Feuille1.$C$24]/[$Feuille1.$F$8]" office:value-type="float" office:value="3339.62951242363" calcext:value-type="float">
            <text:p/>
          </table:table-cell>
          <table:table-cell table:formula="of:=([.B16]/[$Feuille1.$F$24])*1000" office:value-type="float" office:value="3.48102182539683" calcext:value-type="float">
            <text:p/>
          </table:table-cell>
          <table:table-cell table:formula="of:=([.E16]-[.$L$5])*([$Feuille1.$C$30]-[$Feuille1.$C$29])/([.$L$6]-[.$L$5])+[$Feuille1.$C$29]" office:value-type="float" office:value="242.693093088394" calcext:value-type="float">
            <text:p/>
          </table:table-cell>
          <table:table-cell table:style-name="ce7" table:formula="of:=FLOOR([.D16];1)" office:value-type="float" office:value="3339" calcext:value-type="float">
            <text:p/>
          </table:table-cell>
          <table:table-cell table:style-name="ce7" table:formula="of:=FLOOR([.F16];1)" office:value-type="float" office:value="242" calcext:value-type="float">
            <text:p/>
          </table:table-cell>
          <table:table-cell table:formula="of:=CONCATENATE([.G16];&quot;,&quot;;[.H16])" office:value-type="string" office:string-value="3339,242" calcext:value-type="string">
            <text:p>3339,242</text:p>
          </table:table-cell>
          <table:table-cell table:number-columns-repeated="3"/>
        </table:table-row>
        <table:table-row table:style-name="ro1">
          <table:table-cell office:value-type="float" office:value="1.3399776E+015" calcext:value-type="float">
            <text:p>1339977600000000</text:p>
          </table:table-cell>
          <table:table-cell office:value-type="float" office:value="1703772" calcext:value-type="float">
            <text:p>1703772</text:p>
          </table:table-cell>
          <table:table-cell office:value-type="float" office:value="1339977600000" calcext:value-type="float">
            <text:p>1339977600000</text:p>
          </table:table-cell>
          <table:table-cell table:formula="of:=([.C17]-[$Feuille1.$C$11])*[$Feuille1.$C$24]/[$Feuille1.$F$8]" office:value-type="float" office:value="3578.17447759675" calcext:value-type="float">
            <text:p/>
          </table:table-cell>
          <table:table-cell table:formula="of:=([.B17]/[$Feuille1.$F$24])*1000" office:value-type="float" office:value="2.81708333333333" calcext:value-type="float">
            <text:p/>
          </table:table-cell>
          <table:table-cell table:formula="of:=([.E17]-[.$L$5])*([$Feuille1.$C$30]-[$Feuille1.$C$29])/([.$L$6]-[.$L$5])+[$Feuille1.$C$29]" office:value-type="float" office:value="187.713787222057" calcext:value-type="float">
            <text:p/>
          </table:table-cell>
          <table:table-cell table:style-name="ce7" table:formula="of:=FLOOR([.D17];1)" office:value-type="float" office:value="3578" calcext:value-type="float">
            <text:p/>
          </table:table-cell>
          <table:table-cell table:style-name="ce7" table:formula="of:=FLOOR([.F17];1)" office:value-type="float" office:value="187" calcext:value-type="float">
            <text:p/>
          </table:table-cell>
          <table:table-cell table:formula="of:=CONCATENATE([.G17];&quot;,&quot;;[.H17])" office:value-type="string" office:string-value="3578,187" calcext:value-type="string">
            <text:p>3578,187</text:p>
          </table:table-cell>
          <table:table-cell table:number-columns-repeated="3"/>
        </table:table-row>
        <table:table-row table:style-name="ro1">
          <table:table-cell office:value-type="float" office:value="1.3405824E+015" calcext:value-type="float">
            <text:p>1340582400000000</text:p>
          </table:table-cell>
          <table:table-cell office:value-type="float" office:value="1745226" calcext:value-type="float">
            <text:p>1745226</text:p>
          </table:table-cell>
          <table:table-cell office:value-type="float" office:value="1340582400000" calcext:value-type="float">
            <text:p>1340582400000</text:p>
          </table:table-cell>
          <table:table-cell table:formula="of:=([.C18]-[$Feuille1.$C$11])*[$Feuille1.$C$24]/[$Feuille1.$F$8]" office:value-type="float" office:value="3816.71944276987" calcext:value-type="float">
            <text:p/>
          </table:table-cell>
          <table:table-cell table:formula="of:=([.B18]/[$Feuille1.$F$24])*1000" office:value-type="float" office:value="2.885625" calcext:value-type="float">
            <text:p/>
          </table:table-cell>
          <table:table-cell table:formula="of:=([.E18]-[.$L$5])*([$Feuille1.$C$30]-[$Feuille1.$C$29])/([.$L$6]-[.$L$5])+[$Feuille1.$C$29]" office:value-type="float" office:value="193.389573912091" calcext:value-type="float">
            <text:p/>
          </table:table-cell>
          <table:table-cell table:style-name="ce7" table:formula="of:=FLOOR([.D18];1)" office:value-type="float" office:value="3816" calcext:value-type="float">
            <text:p/>
          </table:table-cell>
          <table:table-cell table:style-name="ce7" table:formula="of:=FLOOR([.F18];1)" office:value-type="float" office:value="193" calcext:value-type="float">
            <text:p/>
          </table:table-cell>
          <table:table-cell table:formula="of:=CONCATENATE([.G18];&quot;,&quot;;[.H18])" office:value-type="string" office:string-value="3816,193" calcext:value-type="string">
            <text:p>3816,193</text:p>
          </table:table-cell>
          <table:table-cell table:number-columns-repeated="3"/>
        </table:table-row>
        <table:table-row table:style-name="ro1">
          <table:table-cell office:value-type="float" office:value="1.3411872E+015" calcext:value-type="float">
            <text:p>1341187200000000</text:p>
          </table:table-cell>
          <table:table-cell office:value-type="float" office:value="1731840" calcext:value-type="float">
            <text:p>1731840</text:p>
          </table:table-cell>
          <table:table-cell office:value-type="float" office:value="1341187200000" calcext:value-type="float">
            <text:p>1341187200000</text:p>
          </table:table-cell>
          <table:table-cell table:formula="of:=([.C19]-[$Feuille1.$C$11])*[$Feuille1.$C$24]/[$Feuille1.$F$8]" office:value-type="float" office:value="4055.26440794298" calcext:value-type="float">
            <text:p/>
          </table:table-cell>
          <table:table-cell table:formula="of:=([.B19]/[$Feuille1.$F$24])*1000" office:value-type="float" office:value="2.86349206349206" calcext:value-type="float">
            <text:p/>
          </table:table-cell>
          <table:table-cell table:formula="of:=([.E19]-[.$L$5])*([$Feuille1.$C$30]-[$Feuille1.$C$29])/([.$L$6]-[.$L$5])+[$Feuille1.$C$29]" office:value-type="float" office:value="191.556793465505" calcext:value-type="float">
            <text:p/>
          </table:table-cell>
          <table:table-cell table:style-name="ce7" table:formula="of:=FLOOR([.D19];1)" office:value-type="float" office:value="4055" calcext:value-type="float">
            <text:p/>
          </table:table-cell>
          <table:table-cell table:style-name="ce7" table:formula="of:=FLOOR([.F19];1)" office:value-type="float" office:value="191" calcext:value-type="float">
            <text:p/>
          </table:table-cell>
          <table:table-cell table:formula="of:=CONCATENATE([.G19];&quot;,&quot;;[.H19])" office:value-type="string" office:string-value="4055,191" calcext:value-type="string">
            <text:p>4055,191</text:p>
          </table:table-cell>
          <table:table-cell table:number-columns-repeated="3"/>
        </table:table-row>
        <table:table-row table:style-name="ro1">
          <table:table-cell office:value-type="float" office:value="1.341792E+015" calcext:value-type="float">
            <text:p>1341792000000000</text:p>
          </table:table-cell>
          <table:table-cell office:value-type="float" office:value="2202436" calcext:value-type="float">
            <text:p>2202436</text:p>
          </table:table-cell>
          <table:table-cell office:value-type="float" office:value="1341792000000" calcext:value-type="float">
            <text:p>1341792000000</text:p>
          </table:table-cell>
          <table:table-cell table:formula="of:=([.C20]-[$Feuille1.$C$11])*[$Feuille1.$C$24]/[$Feuille1.$F$8]" office:value-type="float" office:value="4293.8093731161" calcext:value-type="float">
            <text:p/>
          </table:table-cell>
          <table:table-cell table:formula="of:=([.B20]/[$Feuille1.$F$24])*1000" office:value-type="float" office:value="3.64159391534392" calcext:value-type="float">
            <text:p/>
          </table:table-cell>
          <table:table-cell table:formula="of:=([.E20]-[.$L$5])*([$Feuille1.$C$30]-[$Feuille1.$C$29])/([.$L$6]-[.$L$5])+[$Feuille1.$C$29]" office:value-type="float" office:value="255.989719436056" calcext:value-type="float">
            <text:p/>
          </table:table-cell>
          <table:table-cell table:style-name="ce7" table:formula="of:=FLOOR([.D20];1)" office:value-type="float" office:value="4293" calcext:value-type="float">
            <text:p/>
          </table:table-cell>
          <table:table-cell table:style-name="ce7" table:formula="of:=FLOOR([.F20];1)" office:value-type="float" office:value="255" calcext:value-type="float">
            <text:p/>
          </table:table-cell>
          <table:table-cell table:formula="of:=CONCATENATE([.G20];&quot;,&quot;;[.H20])" office:value-type="string" office:string-value="4293,255" calcext:value-type="string">
            <text:p>4293,255</text:p>
          </table:table-cell>
          <table:table-cell table:number-columns-repeated="3"/>
        </table:table-row>
        <table:table-row table:style-name="ro1">
          <table:table-cell office:value-type="float" office:value="1.3423968E+015" calcext:value-type="float">
            <text:p>1342396800000000</text:p>
          </table:table-cell>
          <table:table-cell office:value-type="float" office:value="1630100" calcext:value-type="float">
            <text:p>1630100</text:p>
          </table:table-cell>
          <table:table-cell office:value-type="float" office:value="1342396800000" calcext:value-type="float">
            <text:p>1342396800000</text:p>
          </table:table-cell>
          <table:table-cell table:formula="of:=([.C21]-[$Feuille1.$C$11])*[$Feuille1.$C$24]/[$Feuille1.$F$8]" office:value-type="float" office:value="4532.35433828922" calcext:value-type="float">
            <text:p/>
          </table:table-cell>
          <table:table-cell table:formula="of:=([.B21]/[$Feuille1.$F$24])*1000" office:value-type="float" office:value="2.69527116402116" calcext:value-type="float">
            <text:p/>
          </table:table-cell>
          <table:table-cell table:formula="of:=([.E21]-[.$L$5])*([$Feuille1.$C$30]-[$Feuille1.$C$29])/([.$L$6]-[.$L$5])+[$Feuille1.$C$29]" office:value-type="float" office:value="177.626785798113" calcext:value-type="float">
            <text:p/>
          </table:table-cell>
          <table:table-cell table:style-name="ce7" table:formula="of:=FLOOR([.D21];1)" office:value-type="float" office:value="4532" calcext:value-type="float">
            <text:p/>
          </table:table-cell>
          <table:table-cell table:style-name="ce7" table:formula="of:=FLOOR([.F21];1)" office:value-type="float" office:value="177" calcext:value-type="float">
            <text:p/>
          </table:table-cell>
          <table:table-cell table:formula="of:=CONCATENATE([.G21];&quot;,&quot;;[.H21])" office:value-type="string" office:string-value="4532,177" calcext:value-type="string">
            <text:p>4532,177</text:p>
          </table:table-cell>
          <table:table-cell table:number-columns-repeated="3"/>
        </table:table-row>
        <table:table-row table:style-name="ro1">
          <table:table-cell office:value-type="float" office:value="1.3430016E+015" calcext:value-type="float">
            <text:p>1343001600000000</text:p>
          </table:table-cell>
          <table:table-cell office:value-type="float" office:value="1608564" calcext:value-type="float">
            <text:p>1608564</text:p>
          </table:table-cell>
          <table:table-cell office:value-type="float" office:value="1343001600000" calcext:value-type="float">
            <text:p>1343001600000</text:p>
          </table:table-cell>
          <table:table-cell table:formula="of:=([.C22]-[$Feuille1.$C$11])*[$Feuille1.$C$24]/[$Feuille1.$F$8]" office:value-type="float" office:value="4770.89930346233" calcext:value-type="float">
            <text:p/>
          </table:table-cell>
          <table:table-cell table:formula="of:=([.B22]/[$Feuille1.$F$24])*1000" office:value-type="float" office:value="2.6596626984127" calcext:value-type="float">
            <text:p/>
          </table:table-cell>
          <table:table-cell table:formula="of:=([.E22]-[.$L$5])*([$Feuille1.$C$30]-[$Feuille1.$C$29])/([.$L$6]-[.$L$5])+[$Feuille1.$C$29]" office:value-type="float" office:value="174.678126026883" calcext:value-type="float">
            <text:p/>
          </table:table-cell>
          <table:table-cell table:style-name="ce7" table:formula="of:=FLOOR([.D22];1)" office:value-type="float" office:value="4770" calcext:value-type="float">
            <text:p/>
          </table:table-cell>
          <table:table-cell table:style-name="ce7" table:formula="of:=FLOOR([.F22];1)" office:value-type="float" office:value="174" calcext:value-type="float">
            <text:p/>
          </table:table-cell>
          <table:table-cell table:formula="of:=CONCATENATE([.G22];&quot;,&quot;;[.H22])" office:value-type="string" office:string-value="4770,174" calcext:value-type="string">
            <text:p>4770,174</text:p>
          </table:table-cell>
          <table:table-cell table:number-columns-repeated="3"/>
        </table:table-row>
        <table:table-row table:style-name="ro1">
          <table:table-cell office:value-type="float" office:value="1.3436064E+015" calcext:value-type="float">
            <text:p>1343606400000000</text:p>
          </table:table-cell>
          <table:table-cell office:value-type="float" office:value="1663890" calcext:value-type="float">
            <text:p>1663890</text:p>
          </table:table-cell>
          <table:table-cell office:value-type="float" office:value="1343606400000" calcext:value-type="float">
            <text:p>1343606400000</text:p>
          </table:table-cell>
          <table:table-cell table:formula="of:=([.C23]-[$Feuille1.$C$11])*[$Feuille1.$C$24]/[$Feuille1.$F$8]" office:value-type="float" office:value="5009.44426863545" calcext:value-type="float">
            <text:p/>
          </table:table-cell>
          <table:table-cell table:formula="of:=([.B23]/[$Feuille1.$F$24])*1000" office:value-type="float" office:value="2.75114087301587" calcext:value-type="float">
            <text:p/>
          </table:table-cell>
          <table:table-cell table:formula="of:=([.E23]-[.$L$5])*([$Feuille1.$C$30]-[$Feuille1.$C$29])/([.$L$6]-[.$L$5])+[$Feuille1.$C$29]" office:value-type="float" office:value="182.253235169856" calcext:value-type="float">
            <text:p/>
          </table:table-cell>
          <table:table-cell table:style-name="ce7" table:formula="of:=FLOOR([.D23];1)" office:value-type="float" office:value="5009" calcext:value-type="float">
            <text:p/>
          </table:table-cell>
          <table:table-cell table:style-name="ce7" table:formula="of:=FLOOR([.F23];1)" office:value-type="float" office:value="182" calcext:value-type="float">
            <text:p/>
          </table:table-cell>
          <table:table-cell table:formula="of:=CONCATENATE([.G23];&quot;,&quot;;[.H23])" office:value-type="string" office:string-value="5009,182" calcext:value-type="string">
            <text:p>5009,182</text:p>
          </table:table-cell>
          <table:table-cell table:number-columns-repeated="3"/>
        </table:table-row>
        <table:table-row table:style-name="ro1">
          <table:table-cell office:value-type="float" office:value="1.3442112E+015" calcext:value-type="float">
            <text:p>1344211200000000</text:p>
          </table:table-cell>
          <table:table-cell office:value-type="float" office:value="1740790" calcext:value-type="float">
            <text:p>1740790</text:p>
          </table:table-cell>
          <table:table-cell office:value-type="float" office:value="1344211200000" calcext:value-type="float">
            <text:p>1344211200000</text:p>
          </table:table-cell>
          <table:table-cell table:formula="of:=([.C24]-[$Feuille1.$C$11])*[$Feuille1.$C$24]/[$Feuille1.$F$8]" office:value-type="float" office:value="5247.98923380857" calcext:value-type="float">
            <text:p/>
          </table:table-cell>
          <table:table-cell table:formula="of:=([.B24]/[$Feuille1.$F$24])*1000" office:value-type="float" office:value="2.87829034391534" calcext:value-type="float">
            <text:p/>
          </table:table-cell>
          <table:table-cell table:formula="of:=([.E24]-[.$L$5])*([$Feuille1.$C$30]-[$Feuille1.$C$29])/([.$L$6]-[.$L$5])+[$Feuille1.$C$29]" office:value-type="float" office:value="192.782206956984" calcext:value-type="float">
            <text:p/>
          </table:table-cell>
          <table:table-cell table:style-name="ce7" table:formula="of:=FLOOR([.D24];1)" office:value-type="float" office:value="5247" calcext:value-type="float">
            <text:p/>
          </table:table-cell>
          <table:table-cell table:style-name="ce7" table:formula="of:=FLOOR([.F24];1)" office:value-type="float" office:value="192" calcext:value-type="float">
            <text:p/>
          </table:table-cell>
          <table:table-cell table:formula="of:=CONCATENATE([.G24];&quot;,&quot;;[.H24])" office:value-type="string" office:string-value="5247,192" calcext:value-type="string">
            <text:p>5247,192</text:p>
          </table:table-cell>
          <table:table-cell table:number-columns-repeated="3"/>
        </table:table-row>
        <table:table-row table:style-name="ro1">
          <table:table-cell office:value-type="float" office:value="1.344816E+015" calcext:value-type="float">
            <text:p>1344816000000000</text:p>
          </table:table-cell>
          <table:table-cell office:value-type="float" office:value="1859818" calcext:value-type="float">
            <text:p>1859818</text:p>
          </table:table-cell>
          <table:table-cell office:value-type="float" office:value="1344816000000" calcext:value-type="float">
            <text:p>1344816000000</text:p>
          </table:table-cell>
          <table:table-cell table:formula="of:=([.C25]-[$Feuille1.$C$11])*[$Feuille1.$C$24]/[$Feuille1.$F$8]" office:value-type="float" office:value="5486.53419898168" calcext:value-type="float">
            <text:p/>
          </table:table-cell>
          <table:table-cell table:formula="of:=([.B25]/[$Feuille1.$F$24])*1000" office:value-type="float" office:value="3.0750958994709" calcext:value-type="float">
            <text:p/>
          </table:table-cell>
          <table:table-cell table:formula="of:=([.E25]-[.$L$5])*([$Feuille1.$C$30]-[$Feuille1.$C$29])/([.$L$6]-[.$L$5])+[$Feuille1.$C$29]" office:value-type="float" office:value="209.079247969706" calcext:value-type="float">
            <text:p/>
          </table:table-cell>
          <table:table-cell table:style-name="ce7" table:formula="of:=FLOOR([.D25];1)" office:value-type="float" office:value="5486" calcext:value-type="float">
            <text:p/>
          </table:table-cell>
          <table:table-cell table:style-name="ce7" table:formula="of:=FLOOR([.F25];1)" office:value-type="float" office:value="209" calcext:value-type="float">
            <text:p/>
          </table:table-cell>
          <table:table-cell table:formula="of:=CONCATENATE([.G25];&quot;,&quot;;[.H25])" office:value-type="string" office:string-value="5486,209" calcext:value-type="string">
            <text:p>5486,209</text:p>
          </table:table-cell>
          <table:table-cell table:number-columns-repeated="3"/>
        </table:table-row>
        <table:table-row table:style-name="ro1">
          <table:table-cell office:value-type="float" office:value="1.3454208E+015" calcext:value-type="float">
            <text:p>1345420800000000</text:p>
          </table:table-cell>
          <table:table-cell office:value-type="float" office:value="3546384" calcext:value-type="float">
            <text:p>3546384</text:p>
          </table:table-cell>
          <table:table-cell office:value-type="float" office:value="1345420800000" calcext:value-type="float">
            <text:p>1345420800000</text:p>
          </table:table-cell>
          <table:table-cell table:formula="of:=([.C26]-[$Feuille1.$C$11])*[$Feuille1.$C$24]/[$Feuille1.$F$8]" office:value-type="float" office:value="5725.0791641548" calcext:value-type="float">
            <text:p/>
          </table:table-cell>
          <table:table-cell table:style-name="ce9" table:formula="of:=([.B26]/[$Feuille1.$F$24])*1000" office:value-type="float" office:value="5.86373015873016" calcext:value-type="float">
            <text:p/>
          </table:table-cell>
          <table:table-cell table:formula="of:=([.E26]-[.$L$5])*([$Feuille1.$C$30]-[$Feuille1.$C$29])/([.$L$6]-[.$L$5])+[$Feuille1.$C$29]" office:value-type="float" office:value="440" calcext:value-type="float">
            <text:p/>
          </table:table-cell>
          <table:table-cell table:style-name="ce7" table:formula="of:=FLOOR([.D26];1)" office:value-type="float" office:value="5725" calcext:value-type="float">
            <text:p/>
          </table:table-cell>
          <table:table-cell table:style-name="ce7" table:formula="of:=FLOOR([.F26];1)" office:value-type="float" office:value="440" calcext:value-type="float">
            <text:p/>
          </table:table-cell>
          <table:table-cell table:formula="of:=CONCATENATE([.G26];&quot;,&quot;;[.H26])" office:value-type="string" office:string-value="5725,440" calcext:value-type="string">
            <text:p>5725,440</text:p>
          </table:table-cell>
          <table:table-cell table:number-columns-repeated="3"/>
        </table:table-row>
        <table:table-row table:style-name="ro1">
          <table:table-cell office:value-type="float" office:value="1.3460256E+015" calcext:value-type="float">
            <text:p>1346025600000000</text:p>
          </table:table-cell>
          <table:table-cell office:value-type="float" office:value="3159208" calcext:value-type="float">
            <text:p>3159208</text:p>
          </table:table-cell>
          <table:table-cell office:value-type="float" office:value="1346025600000" calcext:value-type="float">
            <text:p>1346025600000</text:p>
          </table:table-cell>
          <table:table-cell table:formula="of:=([.C27]-[$Feuille1.$C$11])*[$Feuille1.$C$24]/[$Feuille1.$F$8]" office:value-type="float" office:value="5963.62412932792" calcext:value-type="float">
            <text:p/>
          </table:table-cell>
          <table:table-cell table:formula="of:=([.B27]/[$Feuille1.$F$24])*1000" office:value-type="float" office:value="5.2235582010582" calcext:value-type="float">
            <text:p/>
          </table:table-cell>
          <table:table-cell table:formula="of:=([.E27]-[.$L$5])*([$Feuille1.$C$30]-[$Feuille1.$C$29])/([.$L$6]-[.$L$5])+[$Feuille1.$C$29]" office:value-type="float" office:value="386.988749276292" calcext:value-type="float">
            <text:p/>
          </table:table-cell>
          <table:table-cell table:style-name="ce7" table:formula="of:=FLOOR([.D27];1)" office:value-type="float" office:value="5963" calcext:value-type="float">
            <text:p/>
          </table:table-cell>
          <table:table-cell table:style-name="ce7" table:formula="of:=FLOOR([.F27];1)" office:value-type="float" office:value="386" calcext:value-type="float">
            <text:p/>
          </table:table-cell>
          <table:table-cell table:formula="of:=CONCATENATE([.G27];&quot;,&quot;;[.H27])" office:value-type="string" office:string-value="5963,386" calcext:value-type="string">
            <text:p>5963,386</text:p>
          </table:table-cell>
          <table:table-cell table:number-columns-repeated="3"/>
        </table:table-row>
        <table:table-row table:style-name="ro1">
          <table:table-cell office:value-type="float" office:value="1.3466304E+015" calcext:value-type="float">
            <text:p>1346630400000000</text:p>
          </table:table-cell>
          <table:table-cell office:value-type="float" office:value="1807822" calcext:value-type="float">
            <text:p>1807822</text:p>
          </table:table-cell>
          <table:table-cell office:value-type="float" office:value="1346630400000" calcext:value-type="float">
            <text:p>1346630400000</text:p>
          </table:table-cell>
          <table:table-cell table:formula="of:=([.C28]-[$Feuille1.$C$11])*[$Feuille1.$C$24]/[$Feuille1.$F$8]" office:value-type="float" office:value="6202.16909450103" calcext:value-type="float">
            <text:p/>
          </table:table-cell>
          <table:table-cell table:formula="of:=([.B28]/[$Feuille1.$F$24])*1000" office:value-type="float" office:value="2.98912367724868" calcext:value-type="float">
            <text:p/>
          </table:table-cell>
          <table:table-cell table:formula="of:=([.E28]-[.$L$5])*([$Feuille1.$C$30]-[$Feuille1.$C$29])/([.$L$6]-[.$L$5])+[$Feuille1.$C$29]" office:value-type="float" office:value="201.960074796188" calcext:value-type="float">
            <text:p/>
          </table:table-cell>
          <table:table-cell table:style-name="ce7" table:formula="of:=FLOOR([.D28];1)" office:value-type="float" office:value="6202" calcext:value-type="float">
            <text:p/>
          </table:table-cell>
          <table:table-cell table:style-name="ce7" table:formula="of:=FLOOR([.F28];1)" office:value-type="float" office:value="201" calcext:value-type="float">
            <text:p/>
          </table:table-cell>
          <table:table-cell table:formula="of:=CONCATENATE([.G28];&quot;,&quot;;[.H28])" office:value-type="string" office:string-value="6202,201" calcext:value-type="string">
            <text:p>6202,201</text:p>
          </table:table-cell>
          <table:table-cell table:number-columns-repeated="3"/>
        </table:table-row>
        <table:table-row table:style-name="ro1">
          <table:table-cell office:value-type="float" office:value="1.3472352E+015" calcext:value-type="float">
            <text:p>1347235200000000</text:p>
          </table:table-cell>
          <table:table-cell office:value-type="float" office:value="1388177" calcext:value-type="float">
            <text:p>1388177</text:p>
          </table:table-cell>
          <table:table-cell office:value-type="float" office:value="1347235200000" calcext:value-type="float">
            <text:p>1347235200000</text:p>
          </table:table-cell>
          <table:table-cell table:formula="of:=([.C29]-[$Feuille1.$C$11])*[$Feuille1.$C$24]/[$Feuille1.$F$8]" office:value-type="float" office:value="6440.71405967415" calcext:value-type="float">
            <text:p/>
          </table:table-cell>
          <table:table-cell table:formula="of:=([.B29]/[$Feuille1.$F$24])*1000" office:value-type="float" office:value="2.2952662037037" calcext:value-type="float">
            <text:p/>
          </table:table-cell>
          <table:table-cell table:formula="of:=([.E29]-[.$L$5])*([$Feuille1.$C$30]-[$Feuille1.$C$29])/([.$L$6]-[.$L$5])+[$Feuille1.$C$29]" office:value-type="float" office:value="144.503242993725" calcext:value-type="float">
            <text:p/>
          </table:table-cell>
          <table:table-cell table:style-name="ce7" table:formula="of:=FLOOR([.D29];1)" office:value-type="float" office:value="6440" calcext:value-type="float">
            <text:p/>
          </table:table-cell>
          <table:table-cell table:style-name="ce7" table:formula="of:=FLOOR([.F29];1)" office:value-type="float" office:value="144" calcext:value-type="float">
            <text:p/>
          </table:table-cell>
          <table:table-cell table:formula="of:=CONCATENATE([.G29];&quot;,&quot;;[.H29])" office:value-type="string" office:string-value="6440,144" calcext:value-type="string">
            <text:p>6440,144</text:p>
          </table:table-cell>
          <table:table-cell table:number-columns-repeated="3"/>
        </table:table-row>
        <table:table-row table:style-name="ro1">
          <table:table-cell office:value-type="float" office:value="1.34784E+015" calcext:value-type="float">
            <text:p>1347840000000000</text:p>
          </table:table-cell>
          <table:table-cell office:value-type="float" office:value="945509" calcext:value-type="float">
            <text:p>945509</text:p>
          </table:table-cell>
          <table:table-cell office:value-type="float" office:value="1347840000000" calcext:value-type="float">
            <text:p>1347840000000</text:p>
          </table:table-cell>
          <table:table-cell table:formula="of:=([.C30]-[$Feuille1.$C$11])*[$Feuille1.$C$24]/[$Feuille1.$F$8]" office:value-type="float" office:value="6679.25902484727" calcext:value-type="float">
            <text:p/>
          </table:table-cell>
          <table:table-cell table:formula="of:=([.B30]/[$Feuille1.$F$24])*1000" office:value-type="float" office:value="1.5633416005291" calcext:value-type="float">
            <text:p/>
          </table:table-cell>
          <table:table-cell table:formula="of:=([.E30]-[.$L$5])*([$Feuille1.$C$30]-[$Feuille1.$C$29])/([.$L$6]-[.$L$5])+[$Feuille1.$C$29]" office:value-type="float" office:value="83.8941547874255" calcext:value-type="float">
            <text:p/>
          </table:table-cell>
          <table:table-cell table:style-name="ce7" table:formula="of:=FLOOR([.D30];1)" office:value-type="float" office:value="6679" calcext:value-type="float">
            <text:p/>
          </table:table-cell>
          <table:table-cell table:style-name="ce7" table:formula="of:=FLOOR([.F30];1)" office:value-type="float" office:value="83" calcext:value-type="float">
            <text:p/>
          </table:table-cell>
          <table:table-cell table:formula="of:=CONCATENATE([.G30];&quot;,&quot;;[.H30])" office:value-type="string" office:string-value="6679,83" calcext:value-type="string">
            <text:p>6679,83</text:p>
          </table:table-cell>
          <table:table-cell table:number-columns-repeated="3"/>
        </table:table-row>
        <table:table-row table:style-name="ro1">
          <table:table-cell office:value-type="float" office:value="1.3484448E+015" calcext:value-type="float">
            <text:p>1348444800000000</text:p>
          </table:table-cell>
          <table:table-cell office:value-type="float" office:value="964841" calcext:value-type="float">
            <text:p>964841</text:p>
          </table:table-cell>
          <table:table-cell office:value-type="float" office:value="1348444800000" calcext:value-type="float">
            <text:p>1348444800000</text:p>
          </table:table-cell>
          <table:table-cell table:formula="of:=([.C31]-[$Feuille1.$C$11])*[$Feuille1.$C$24]/[$Feuille1.$F$8]" office:value-type="float" office:value="6917.80399002038" calcext:value-type="float">
            <text:p/>
          </table:table-cell>
          <table:table-cell table:formula="of:=([.B31]/[$Feuille1.$F$24])*1000" office:value-type="float" office:value="1.59530588624339" calcext:value-type="float">
            <text:p/>
          </table:table-cell>
          <table:table-cell table:formula="of:=([.E31]-[.$L$5])*([$Feuille1.$C$30]-[$Feuille1.$C$29])/([.$L$6]-[.$L$5])+[$Feuille1.$C$29]" office:value-type="float" office:value="86.5410479290219" calcext:value-type="float">
            <text:p/>
          </table:table-cell>
          <table:table-cell table:style-name="ce7" table:formula="of:=FLOOR([.D31];1)" office:value-type="float" office:value="6917" calcext:value-type="float">
            <text:p/>
          </table:table-cell>
          <table:table-cell table:style-name="ce7" table:formula="of:=FLOOR([.F31];1)" office:value-type="float" office:value="86" calcext:value-type="float">
            <text:p/>
          </table:table-cell>
          <table:table-cell table:formula="of:=CONCATENATE([.G31];&quot;,&quot;;[.H31])" office:value-type="string" office:string-value="6917,86" calcext:value-type="string">
            <text:p>6917,86</text:p>
          </table:table-cell>
          <table:table-cell table:number-columns-repeated="3"/>
        </table:table-row>
        <table:table-row table:style-name="ro1">
          <table:table-cell office:value-type="float" office:value="1.3490496E+015" calcext:value-type="float">
            <text:p>1349049600000000</text:p>
          </table:table-cell>
          <table:table-cell office:value-type="float" office:value="925037" calcext:value-type="float">
            <text:p>925037</text:p>
          </table:table-cell>
          <table:table-cell office:value-type="float" office:value="1349049600000" calcext:value-type="float">
            <text:p>1349049600000</text:p>
          </table:table-cell>
          <table:table-cell table:formula="of:=([.C32]-[$Feuille1.$C$11])*[$Feuille1.$C$24]/[$Feuille1.$F$8]" office:value-type="float" office:value="7156.3489551935" calcext:value-type="float">
            <text:p/>
          </table:table-cell>
          <table:table-cell table:formula="of:=([.B32]/[$Feuille1.$F$24])*1000" office:value-type="float" office:value="1.52949239417989" calcext:value-type="float">
            <text:p/>
          </table:table-cell>
          <table:table-cell table:formula="of:=([.E32]-[.$L$5])*([$Feuille1.$C$30]-[$Feuille1.$C$29])/([.$L$6]-[.$L$5])+[$Feuille1.$C$29]" office:value-type="float" office:value="81.0911754580875" calcext:value-type="float">
            <text:p/>
          </table:table-cell>
          <table:table-cell table:style-name="ce7" table:formula="of:=FLOOR([.D32];1)" office:value-type="float" office:value="7156" calcext:value-type="float">
            <text:p/>
          </table:table-cell>
          <table:table-cell table:style-name="ce7" table:formula="of:=FLOOR([.F32];1)" office:value-type="float" office:value="81" calcext:value-type="float">
            <text:p/>
          </table:table-cell>
          <table:table-cell table:formula="of:=CONCATENATE([.G32];&quot;,&quot;;[.H32])" office:value-type="string" office:string-value="7156,81" calcext:value-type="string">
            <text:p>7156,81</text:p>
          </table:table-cell>
          <table:table-cell table:number-columns-repeated="3"/>
        </table:table-row>
        <table:table-row table:style-name="ro1">
          <table:table-cell office:value-type="float" office:value="1.3496544E+015" calcext:value-type="float">
            <text:p>1349654400000000</text:p>
          </table:table-cell>
          <table:table-cell office:value-type="float" office:value="988019" calcext:value-type="float">
            <text:p>988019</text:p>
          </table:table-cell>
          <table:table-cell office:value-type="float" office:value="1349654400000" calcext:value-type="float">
            <text:p>1349654400000</text:p>
          </table:table-cell>
          <table:table-cell table:formula="of:=([.C33]-[$Feuille1.$C$11])*[$Feuille1.$C$24]/[$Feuille1.$F$8]" office:value-type="float" office:value="7394.89392036662" calcext:value-type="float">
            <text:p/>
          </table:table-cell>
          <table:table-cell table:formula="of:=([.B33]/[$Feuille1.$F$24])*1000" office:value-type="float" office:value="1.6336292989418" calcext:value-type="float">
            <text:p/>
          </table:table-cell>
          <table:table-cell table:formula="of:=([.E33]-[.$L$5])*([$Feuille1.$C$30]-[$Feuille1.$C$29])/([.$L$6]-[.$L$5])+[$Feuille1.$C$29]" office:value-type="float" office:value="89.7145265776832" calcext:value-type="float">
            <text:p/>
          </table:table-cell>
          <table:table-cell table:style-name="ce7" table:formula="of:=FLOOR([.D33];1)" office:value-type="float" office:value="7394" calcext:value-type="float">
            <text:p/>
          </table:table-cell>
          <table:table-cell table:style-name="ce7" table:formula="of:=FLOOR([.F33];1)" office:value-type="float" office:value="89" calcext:value-type="float">
            <text:p/>
          </table:table-cell>
          <table:table-cell table:formula="of:=CONCATENATE([.G33];&quot;,&quot;;[.H33])" office:value-type="string" office:string-value="7394,89" calcext:value-type="string">
            <text:p>7394,89</text:p>
          </table:table-cell>
          <table:table-cell table:number-columns-repeated="3"/>
        </table:table-row>
        <table:table-row table:style-name="ro1">
          <table:table-cell office:value-type="float" office:value="1.3502592E+015" calcext:value-type="float">
            <text:p>1350259200000000</text:p>
          </table:table-cell>
          <table:table-cell office:value-type="float" office:value="1016923" calcext:value-type="float">
            <text:p>1016923</text:p>
          </table:table-cell>
          <table:table-cell office:value-type="float" office:value="1350259200000" calcext:value-type="float">
            <text:p>1350259200000</text:p>
          </table:table-cell>
          <table:table-cell table:formula="of:=([.C34]-[$Feuille1.$C$11])*[$Feuille1.$C$24]/[$Feuille1.$F$8]" office:value-type="float" office:value="7633.43888553973" calcext:value-type="float">
            <text:p/>
          </table:table-cell>
          <table:table-cell table:formula="of:=([.B34]/[$Feuille1.$F$24])*1000" office:value-type="float" office:value="1.6814203042328" calcext:value-type="float">
            <text:p/>
          </table:table-cell>
          <table:table-cell table:formula="of:=([.E34]-[.$L$5])*([$Feuille1.$C$30]-[$Feuille1.$C$29])/([.$L$6]-[.$L$5])+[$Feuille1.$C$29]" office:value-type="float" office:value="93.6719960254745" calcext:value-type="float">
            <text:p/>
          </table:table-cell>
          <table:table-cell table:style-name="ce7" table:formula="of:=FLOOR([.D34];1)" office:value-type="float" office:value="7633" calcext:value-type="float">
            <text:p/>
          </table:table-cell>
          <table:table-cell table:style-name="ce7" table:formula="of:=FLOOR([.F34];1)" office:value-type="float" office:value="93" calcext:value-type="float">
            <text:p/>
          </table:table-cell>
          <table:table-cell table:formula="of:=CONCATENATE([.G34];&quot;,&quot;;[.H34])" office:value-type="string" office:string-value="7633,93" calcext:value-type="string">
            <text:p>7633,93</text:p>
          </table:table-cell>
          <table:table-cell table:number-columns-repeated="3"/>
        </table:table-row>
        <table:table-row table:style-name="ro1">
          <table:table-cell office:value-type="float" office:value="1.350864E+015" calcext:value-type="float">
            <text:p>1350864000000000</text:p>
          </table:table-cell>
          <table:table-cell office:value-type="float" office:value="1010885" calcext:value-type="float">
            <text:p>1010885</text:p>
          </table:table-cell>
          <table:table-cell office:value-type="float" office:value="1350864000000" calcext:value-type="float">
            <text:p>1350864000000</text:p>
          </table:table-cell>
          <table:table-cell table:formula="of:=([.C35]-[$Feuille1.$C$11])*[$Feuille1.$C$24]/[$Feuille1.$F$8]" office:value-type="float" office:value="7871.98385071285" calcext:value-type="float">
            <text:p/>
          </table:table-cell>
          <table:table-cell table:formula="of:=([.B35]/[$Feuille1.$F$24])*1000" office:value-type="float" office:value="1.67143683862434" calcext:value-type="float">
            <text:p/>
          </table:table-cell>
          <table:table-cell table:formula="of:=([.E35]-[.$L$5])*([$Feuille1.$C$30]-[$Feuille1.$C$29])/([.$L$6]-[.$L$5])+[$Feuille1.$C$29]" office:value-type="float" office:value="92.8452869012785" calcext:value-type="float">
            <text:p/>
          </table:table-cell>
          <table:table-cell table:style-name="ce7" table:formula="of:=FLOOR([.D35];1)" office:value-type="float" office:value="7871" calcext:value-type="float">
            <text:p/>
          </table:table-cell>
          <table:table-cell table:style-name="ce7" table:formula="of:=FLOOR([.F35];1)" office:value-type="float" office:value="92" calcext:value-type="float">
            <text:p/>
          </table:table-cell>
          <table:table-cell table:formula="of:=CONCATENATE([.G35];&quot;,&quot;;[.H35])" office:value-type="string" office:string-value="7871,92" calcext:value-type="string">
            <text:p>7871,92</text:p>
          </table:table-cell>
          <table:table-cell table:number-columns-repeated="3"/>
        </table:table-row>
        <table:table-row table:style-name="ro1">
          <table:table-cell office:value-type="float" office:value="1.3514688E+015" calcext:value-type="float">
            <text:p>1351468800000000</text:p>
          </table:table-cell>
          <table:table-cell office:value-type="float" office:value="1007461" calcext:value-type="float">
            <text:p>1007461</text:p>
          </table:table-cell>
          <table:table-cell office:value-type="float" office:value="1351468800000" calcext:value-type="float">
            <text:p>1351468800000</text:p>
          </table:table-cell>
          <table:table-cell table:formula="of:=([.C36]-[$Feuille1.$C$11])*[$Feuille1.$C$24]/[$Feuille1.$F$8]" office:value-type="float" office:value="8110.52881588597" calcext:value-type="float">
            <text:p/>
          </table:table-cell>
          <table:table-cell table:formula="of:=([.B36]/[$Feuille1.$F$24])*1000" office:value-type="float" office:value="1.66577546296296" calcext:value-type="float">
            <text:p/>
          </table:table-cell>
          <table:table-cell table:formula="of:=([.E36]-[.$L$5])*([$Feuille1.$C$30]-[$Feuille1.$C$29])/([.$L$6]-[.$L$5])+[$Feuille1.$C$29]" office:value-type="float" office:value="92.3764806672196" calcext:value-type="float">
            <text:p/>
          </table:table-cell>
          <table:table-cell table:style-name="ce7" table:formula="of:=FLOOR([.D36];1)" office:value-type="float" office:value="8110" calcext:value-type="float">
            <text:p/>
          </table:table-cell>
          <table:table-cell table:style-name="ce7" table:formula="of:=FLOOR([.F36];1)" office:value-type="float" office:value="92" calcext:value-type="float">
            <text:p/>
          </table:table-cell>
          <table:table-cell table:formula="of:=CONCATENATE([.G36];&quot;,&quot;;[.H36])" office:value-type="string" office:string-value="8110,92" calcext:value-type="string">
            <text:p>8110,92</text:p>
          </table:table-cell>
          <table:table-cell table:number-columns-repeated="3"/>
        </table:table-row>
        <table:table-row table:style-name="ro1">
          <table:table-cell office:value-type="float" office:value="1.3520736E+015" calcext:value-type="float">
            <text:p>1352073600000000</text:p>
          </table:table-cell>
          <table:table-cell office:value-type="float" office:value="1064921" calcext:value-type="float">
            <text:p>1064921</text:p>
          </table:table-cell>
          <table:table-cell office:value-type="float" office:value="1352073600000" calcext:value-type="float">
            <text:p>1352073600000</text:p>
          </table:table-cell>
          <table:table-cell table:formula="of:=([.C37]-[$Feuille1.$C$11])*[$Feuille1.$C$24]/[$Feuille1.$F$8]" office:value-type="float" office:value="8349.07378105908" calcext:value-type="float">
            <text:p/>
          </table:table-cell>
          <table:table-cell table:formula="of:=([.B37]/[$Feuille1.$F$24])*1000" office:value-type="float" office:value="1.76078207671958" calcext:value-type="float">
            <text:p/>
          </table:table-cell>
          <table:table-cell table:formula="of:=([.E37]-[.$L$5])*([$Feuille1.$C$30]-[$Feuille1.$C$29])/([.$L$6]-[.$L$5])+[$Feuille1.$C$29]" office:value-type="float" office:value="100.243772200228" calcext:value-type="float">
            <text:p/>
          </table:table-cell>
          <table:table-cell table:style-name="ce7" table:formula="of:=FLOOR([.D37];1)" office:value-type="float" office:value="8349" calcext:value-type="float">
            <text:p/>
          </table:table-cell>
          <table:table-cell table:style-name="ce7" table:formula="of:=FLOOR([.F37];1)" office:value-type="float" office:value="100" calcext:value-type="float">
            <text:p/>
          </table:table-cell>
          <table:table-cell table:formula="of:=CONCATENATE([.G37];&quot;,&quot;;[.H37])" office:value-type="string" office:string-value="8349,100" calcext:value-type="string">
            <text:p>8349,100</text:p>
          </table:table-cell>
          <table:table-cell table:number-columns-repeated="3"/>
        </table:table-row>
        <table:table-row table:style-name="ro1">
          <table:table-cell office:value-type="float" office:value="1.3526784E+015" calcext:value-type="float">
            <text:p>1352678400000000</text:p>
          </table:table-cell>
          <table:table-cell office:value-type="float" office:value="1061911" calcext:value-type="float">
            <text:p>1061911</text:p>
          </table:table-cell>
          <table:table-cell office:value-type="float" office:value="1352678400000" calcext:value-type="float">
            <text:p>1352678400000</text:p>
          </table:table-cell>
          <table:table-cell table:formula="of:=([.C38]-[$Feuille1.$C$11])*[$Feuille1.$C$24]/[$Feuille1.$F$8]" office:value-type="float" office:value="8587.6187462322" calcext:value-type="float">
            <text:p/>
          </table:table-cell>
          <table:table-cell table:formula="of:=([.B38]/[$Feuille1.$F$24])*1000" office:value-type="float" office:value="1.75580522486773" calcext:value-type="float">
            <text:p/>
          </table:table-cell>
          <table:table-cell table:formula="of:=([.E38]-[.$L$5])*([$Feuille1.$C$30]-[$Feuille1.$C$29])/([.$L$6]-[.$L$5])+[$Feuille1.$C$29]" office:value-type="float" office:value="99.8316498975073" calcext:value-type="float">
            <text:p/>
          </table:table-cell>
          <table:table-cell table:style-name="ce7" table:formula="of:=FLOOR([.D38];1)" office:value-type="float" office:value="8587" calcext:value-type="float">
            <text:p/>
          </table:table-cell>
          <table:table-cell table:style-name="ce7" table:formula="of:=FLOOR([.F38];1)" office:value-type="float" office:value="99" calcext:value-type="float">
            <text:p/>
          </table:table-cell>
          <table:table-cell table:formula="of:=CONCATENATE([.G38];&quot;,&quot;;[.H38])" office:value-type="string" office:string-value="8587,99" calcext:value-type="string">
            <text:p>8587,99</text:p>
          </table:table-cell>
          <table:table-cell table:number-columns-repeated="3"/>
        </table:table-row>
        <table:table-row table:style-name="ro1">
          <table:table-cell office:value-type="float" office:value="1.3532832E+015" calcext:value-type="float">
            <text:p>1353283200000000</text:p>
          </table:table-cell>
          <table:table-cell office:value-type="float" office:value="1059802" calcext:value-type="float">
            <text:p>1059802</text:p>
          </table:table-cell>
          <table:table-cell office:value-type="float" office:value="1353283200000" calcext:value-type="float">
            <text:p>1353283200000</text:p>
          </table:table-cell>
          <table:table-cell table:formula="of:=([.C39]-[$Feuille1.$C$11])*[$Feuille1.$C$24]/[$Feuille1.$F$8]" office:value-type="float" office:value="8826.16371140532" calcext:value-type="float">
            <text:p/>
          </table:table-cell>
          <table:table-cell table:formula="of:=([.B39]/[$Feuille1.$F$24])*1000" office:value-type="float" office:value="1.75231812169312" calcext:value-type="float">
            <text:p/>
          </table:table-cell>
          <table:table-cell table:formula="of:=([.E39]-[.$L$5])*([$Feuille1.$C$30]-[$Feuille1.$C$29])/([.$L$6]-[.$L$5])+[$Feuille1.$C$29]" office:value-type="float" office:value="99.5428904501854" calcext:value-type="float">
            <text:p/>
          </table:table-cell>
          <table:table-cell table:style-name="ce7" table:formula="of:=FLOOR([.D39];1)" office:value-type="float" office:value="8826" calcext:value-type="float">
            <text:p/>
          </table:table-cell>
          <table:table-cell table:style-name="ce7" table:formula="of:=FLOOR([.F39];1)" office:value-type="float" office:value="99" calcext:value-type="float">
            <text:p/>
          </table:table-cell>
          <table:table-cell table:formula="of:=CONCATENATE([.G39];&quot;,&quot;;[.H39])" office:value-type="string" office:string-value="8826,99" calcext:value-type="string">
            <text:p>8826,99</text:p>
          </table:table-cell>
          <table:table-cell table:number-columns-repeated="3"/>
        </table:table-row>
        <table:table-row table:style-name="ro1">
          <table:table-cell office:value-type="float" office:value="1.353888E+015" calcext:value-type="float">
            <text:p>1353888000000000</text:p>
          </table:table-cell>
          <table:table-cell office:value-type="float" office:value="1192382" calcext:value-type="float">
            <text:p>1192382</text:p>
          </table:table-cell>
          <table:table-cell office:value-type="float" office:value="1353888000000" calcext:value-type="float">
            <text:p>1353888000000</text:p>
          </table:table-cell>
          <table:table-cell table:formula="of:=([.C40]-[$Feuille1.$C$11])*[$Feuille1.$C$24]/[$Feuille1.$F$8]" office:value-type="float" office:value="9064.70867657843" calcext:value-type="float">
            <text:p/>
          </table:table-cell>
          <table:table-cell table:formula="of:=([.B40]/[$Feuille1.$F$24])*1000" office:value-type="float" office:value="1.97153108465608" calcext:value-type="float">
            <text:p/>
          </table:table-cell>
          <table:table-cell table:formula="of:=([.E40]-[.$L$5])*([$Feuille1.$C$30]-[$Feuille1.$C$29])/([.$L$6]-[.$L$5])+[$Feuille1.$C$29]" office:value-type="float" office:value="117.695440249112" calcext:value-type="float">
            <text:p/>
          </table:table-cell>
          <table:table-cell table:style-name="ce7" table:formula="of:=FLOOR([.D40];1)" office:value-type="float" office:value="9064" calcext:value-type="float">
            <text:p/>
          </table:table-cell>
          <table:table-cell table:style-name="ce7" table:formula="of:=FLOOR([.F40];1)" office:value-type="float" office:value="117" calcext:value-type="float">
            <text:p/>
          </table:table-cell>
          <table:table-cell table:formula="of:=CONCATENATE([.G40];&quot;,&quot;;[.H40])" office:value-type="string" office:string-value="9064,117" calcext:value-type="string">
            <text:p>9064,117</text:p>
          </table:table-cell>
          <table:table-cell table:number-columns-repeated="3"/>
        </table:table-row>
        <table:table-row table:style-name="ro1">
          <table:table-cell office:value-type="float" office:value="1.3544928E+015" calcext:value-type="float">
            <text:p>1354492800000000</text:p>
          </table:table-cell>
          <table:table-cell office:value-type="float" office:value="1154872" calcext:value-type="float">
            <text:p>1154872</text:p>
          </table:table-cell>
          <table:table-cell office:value-type="float" office:value="1354492800000" calcext:value-type="float">
            <text:p>1354492800000</text:p>
          </table:table-cell>
          <table:table-cell table:formula="of:=([.C41]-[$Feuille1.$C$11])*[$Feuille1.$C$24]/[$Feuille1.$F$8]" office:value-type="float" office:value="9303.25364175155" calcext:value-type="float">
            <text:p/>
          </table:table-cell>
          <table:table-cell table:formula="of:=([.B41]/[$Feuille1.$F$24])*1000" office:value-type="float" office:value="1.90951058201058" calcext:value-type="float">
            <text:p/>
          </table:table-cell>
          <table:table-cell table:formula="of:=([.E41]-[.$L$5])*([$Feuille1.$C$30]-[$Feuille1.$C$29])/([.$L$6]-[.$L$5])+[$Feuille1.$C$29]" office:value-type="float" office:value="112.55965700158" calcext:value-type="float">
            <text:p/>
          </table:table-cell>
          <table:table-cell table:style-name="ce7" table:formula="of:=FLOOR([.D41];1)" office:value-type="float" office:value="9303" calcext:value-type="float">
            <text:p/>
          </table:table-cell>
          <table:table-cell table:style-name="ce7" table:formula="of:=FLOOR([.F41];1)" office:value-type="float" office:value="112" calcext:value-type="float">
            <text:p/>
          </table:table-cell>
          <table:table-cell table:formula="of:=CONCATENATE([.G41];&quot;,&quot;;[.H41])" office:value-type="string" office:string-value="9303,112" calcext:value-type="string">
            <text:p>9303,112</text:p>
          </table:table-cell>
          <table:table-cell table:number-columns-repeated="3"/>
        </table:table-row>
        <table:table-row table:style-name="ro1">
          <table:table-cell office:value-type="float" office:value="1.3550976E+015" calcext:value-type="float">
            <text:p>1355097600000000</text:p>
          </table:table-cell>
          <table:table-cell office:value-type="float" office:value="1091104" calcext:value-type="float">
            <text:p>1091104</text:p>
          </table:table-cell>
          <table:table-cell office:value-type="float" office:value="1355097600000" calcext:value-type="float">
            <text:p>1355097600000</text:p>
          </table:table-cell>
          <table:table-cell table:formula="of:=([.C42]-[$Feuille1.$C$11])*[$Feuille1.$C$24]/[$Feuille1.$F$8]" office:value-type="float" office:value="9541.79860692467" calcext:value-type="float">
            <text:p/>
          </table:table-cell>
          <table:table-cell table:formula="of:=([.B42]/[$Feuille1.$F$24])*1000" office:value-type="float" office:value="1.80407407407407" calcext:value-type="float">
            <text:p/>
          </table:table-cell>
          <table:table-cell table:formula="of:=([.E42]-[.$L$5])*([$Feuille1.$C$30]-[$Feuille1.$C$29])/([.$L$6]-[.$L$5])+[$Feuille1.$C$29]" office:value-type="float" office:value="103.828688563068" calcext:value-type="float">
            <text:p/>
          </table:table-cell>
          <table:table-cell table:style-name="ce7" table:formula="of:=FLOOR([.D42];1)" office:value-type="float" office:value="9541" calcext:value-type="float">
            <text:p/>
          </table:table-cell>
          <table:table-cell table:style-name="ce7" table:formula="of:=FLOOR([.F42];1)" office:value-type="float" office:value="103" calcext:value-type="float">
            <text:p/>
          </table:table-cell>
          <table:table-cell table:formula="of:=CONCATENATE([.G42];&quot;,&quot;;[.H42])" office:value-type="string" office:string-value="9541,103" calcext:value-type="string">
            <text:p>9541,103</text:p>
          </table:table-cell>
          <table:table-cell table:number-columns-repeated="3"/>
        </table:table-row>
        <table:table-row table:style-name="ro1">
          <table:table-cell office:value-type="float" office:value="1.3557024E+015" calcext:value-type="float">
            <text:p>1355702400000000</text:p>
          </table:table-cell>
          <table:table-cell office:value-type="float" office:value="977863" calcext:value-type="float">
            <text:p>977863</text:p>
          </table:table-cell>
          <table:table-cell office:value-type="float" office:value="1355702400000" calcext:value-type="float">
            <text:p>1355702400000</text:p>
          </table:table-cell>
          <table:table-cell table:formula="of:=([.C43]-[$Feuille1.$C$11])*[$Feuille1.$C$24]/[$Feuille1.$F$8]" office:value-type="float" office:value="9780.34357209778" calcext:value-type="float">
            <text:p/>
          </table:table-cell>
          <table:table-cell table:formula="of:=([.B43]/[$Feuille1.$F$24])*1000" office:value-type="float" office:value="1.61683697089947" calcext:value-type="float">
            <text:p/>
          </table:table-cell>
          <table:table-cell table:formula="of:=([.E43]-[.$L$5])*([$Feuille1.$C$30]-[$Feuille1.$C$29])/([.$L$6]-[.$L$5])+[$Feuille1.$C$29]" office:value-type="float" office:value="88.3239903296979" calcext:value-type="float">
            <text:p/>
          </table:table-cell>
          <table:table-cell table:style-name="ce7" table:formula="of:=FLOOR([.D43];1)" office:value-type="float" office:value="9780" calcext:value-type="float">
            <text:p/>
          </table:table-cell>
          <table:table-cell table:style-name="ce7" table:formula="of:=FLOOR([.F43];1)" office:value-type="float" office:value="88" calcext:value-type="float">
            <text:p/>
          </table:table-cell>
          <table:table-cell table:formula="of:=CONCATENATE([.G43];&quot;,&quot;;[.H43])" office:value-type="string" office:string-value="9780,88" calcext:value-type="string">
            <text:p>9780,88</text:p>
          </table:table-cell>
          <table:table-cell table:number-columns-repeated="3"/>
        </table:table-row>
        <table:table-row table:style-name="ro1">
          <table:table-cell office:value-type="float" office:value="1.3563072E+015" calcext:value-type="float">
            <text:p>1356307200000000</text:p>
          </table:table-cell>
          <table:table-cell office:value-type="float" office:value="734476" calcext:value-type="float">
            <text:p>734476</text:p>
          </table:table-cell>
          <table:table-cell office:value-type="float" office:value="1356307200000" calcext:value-type="float">
            <text:p>1356307200000</text:p>
          </table:table-cell>
          <table:table-cell table:formula="of:=([.C44]-[$Feuille1.$C$11])*[$Feuille1.$C$24]/[$Feuille1.$F$8]" office:value-type="float" office:value="10018.8885372709" calcext:value-type="float">
            <text:p/>
          </table:table-cell>
          <table:table-cell table:style-name="ce10" table:formula="of:=([.B44]/[$Feuille1.$F$24])*1000" office:value-type="float" office:value="1.21441137566138" calcext:value-type="float">
            <text:p/>
          </table:table-cell>
          <table:table-cell table:formula="of:=([.E44]-[.$L$5])*([$Feuille1.$C$30]-[$Feuille1.$C$29])/([.$L$6]-[.$L$5])+[$Feuille1.$C$29]" office:value-type="float" office:value="55" calcext:value-type="float">
            <text:p/>
          </table:table-cell>
          <table:table-cell table:style-name="ce7" table:formula="of:=FLOOR([.D44];1)" office:value-type="float" office:value="10018" calcext:value-type="float">
            <text:p/>
          </table:table-cell>
          <table:table-cell table:style-name="ce7" table:formula="of:=FLOOR([.F44];1)" office:value-type="float" office:value="55" calcext:value-type="float">
            <text:p/>
          </table:table-cell>
          <table:table-cell table:formula="of:=CONCATENATE([.G44];&quot;,&quot;;[.H44])" office:value-type="string" office:string-value="10018,55" calcext:value-type="string">
            <text:p>10018,55</text:p>
          </table:table-cell>
          <table:table-cell table:number-columns-repeated="3"/>
        </table:table-row>
        <table:table-row table:style-name="ro1">
          <table:table-cell office:value-type="float" office:value="1.356912E+015" calcext:value-type="float">
            <text:p>1356912000000000</text:p>
          </table:table-cell>
          <table:table-cell office:value-type="float" office:value="885274" calcext:value-type="float">
            <text:p>885274</text:p>
          </table:table-cell>
          <table:table-cell office:value-type="float" office:value="1356912000000" calcext:value-type="float">
            <text:p>1356912000000</text:p>
          </table:table-cell>
          <table:table-cell table:formula="of:=([.C45]-[$Feuille1.$C$11])*[$Feuille1.$C$24]/[$Feuille1.$F$8]" office:value-type="float" office:value="10257.433502444" calcext:value-type="float">
            <text:p/>
          </table:table-cell>
          <table:table-cell table:formula="of:=([.B45]/[$Feuille1.$F$24])*1000" office:value-type="float" office:value="1.46374669312169" calcext:value-type="float">
            <text:p/>
          </table:table-cell>
          <table:table-cell table:formula="of:=([.E45]-[.$L$5])*([$Feuille1.$C$30]-[$Feuille1.$C$29])/([.$L$6]-[.$L$5])+[$Feuille1.$C$29]" office:value-type="float" office:value="75.6469166132036" calcext:value-type="float">
            <text:p/>
          </table:table-cell>
          <table:table-cell table:style-name="ce7" table:formula="of:=FLOOR([.D45];1)" office:value-type="float" office:value="10257" calcext:value-type="float">
            <text:p/>
          </table:table-cell>
          <table:table-cell table:style-name="ce7" table:formula="of:=FLOOR([.F45];1)" office:value-type="float" office:value="75" calcext:value-type="float">
            <text:p/>
          </table:table-cell>
          <table:table-cell table:formula="of:=CONCATENATE([.G45];&quot;,&quot;;[.H45])" office:value-type="string" office:string-value="10257,75" calcext:value-type="string">
            <text:p>10257,75</text:p>
          </table:table-cell>
          <table:table-cell table:number-columns-repeated="3"/>
        </table:table-row>
        <table:table-row table:style-name="ro1">
          <table:table-cell office:value-type="float" office:value="1.3575168E+015" calcext:value-type="float">
            <text:p>1357516800000000</text:p>
          </table:table-cell>
          <table:table-cell office:value-type="float" office:value="1152232" calcext:value-type="float">
            <text:p>1152232</text:p>
          </table:table-cell>
          <table:table-cell office:value-type="float" office:value="1357516800000" calcext:value-type="float">
            <text:p>1357516800000</text:p>
          </table:table-cell>
          <table:table-cell table:formula="of:=([.C46]-[$Feuille1.$C$11])*[$Feuille1.$C$24]/[$Feuille1.$F$8]" office:value-type="float" office:value="10495.9784676171" calcext:value-type="float">
            <text:p/>
          </table:table-cell>
          <table:table-cell table:formula="of:=([.B46]/[$Feuille1.$F$24])*1000" office:value-type="float" office:value="1.9051455026455" calcext:value-type="float">
            <text:p/>
          </table:table-cell>
          <table:table-cell table:formula="of:=([.E46]-[.$L$5])*([$Feuille1.$C$30]-[$Feuille1.$C$29])/([.$L$6]-[.$L$5])+[$Feuille1.$C$29]" office:value-type="float" office:value="112.198194251021" calcext:value-type="float">
            <text:p/>
          </table:table-cell>
          <table:table-cell table:style-name="ce7" table:formula="of:=FLOOR([.D46];1)" office:value-type="float" office:value="10495" calcext:value-type="float">
            <text:p/>
          </table:table-cell>
          <table:table-cell table:style-name="ce7" table:formula="of:=FLOOR([.F46];1)" office:value-type="float" office:value="112" calcext:value-type="float">
            <text:p/>
          </table:table-cell>
          <table:table-cell table:formula="of:=CONCATENATE([.G46];&quot;,&quot;;[.H46])" office:value-type="string" office:string-value="10495,112" calcext:value-type="string">
            <text:p>10495,112</text:p>
          </table:table-cell>
          <table:table-cell table:number-columns-repeated="3"/>
        </table:table-row>
        <table:table-row table:style-name="ro1">
          <table:table-cell office:value-type="float" office:value="1.3581216E+015" calcext:value-type="float">
            <text:p>1358121600000000</text:p>
          </table:table-cell>
          <table:table-cell office:value-type="float" office:value="1178827" calcext:value-type="float">
            <text:p>1178827</text:p>
          </table:table-cell>
          <table:table-cell office:value-type="float" office:value="1358121600000" calcext:value-type="float">
            <text:p>1358121600000</text:p>
          </table:table-cell>
          <table:table-cell table:formula="of:=([.C47]-[$Feuille1.$C$11])*[$Feuille1.$C$24]/[$Feuille1.$F$8]" office:value-type="float" office:value="10734.5234327902" calcext:value-type="float">
            <text:p/>
          </table:table-cell>
          <table:table-cell table:formula="of:=([.B47]/[$Feuille1.$F$24])*1000" office:value-type="float" office:value="1.94911871693122" calcext:value-type="float">
            <text:p/>
          </table:table-cell>
          <table:table-cell table:formula="of:=([.E47]-[.$L$5])*([$Feuille1.$C$30]-[$Feuille1.$C$29])/([.$L$6]-[.$L$5])+[$Feuille1.$C$29]" office:value-type="float" office:value="115.839520709781" calcext:value-type="float">
            <text:p/>
          </table:table-cell>
          <table:table-cell table:style-name="ce7" table:formula="of:=FLOOR([.D47];1)" office:value-type="float" office:value="10734" calcext:value-type="float">
            <text:p/>
          </table:table-cell>
          <table:table-cell table:style-name="ce7" table:formula="of:=FLOOR([.F47];1)" office:value-type="float" office:value="115" calcext:value-type="float">
            <text:p/>
          </table:table-cell>
          <table:table-cell table:formula="of:=CONCATENATE([.G47];&quot;,&quot;;[.H47])" office:value-type="string" office:string-value="10734,115" calcext:value-type="string">
            <text:p>10734,115</text:p>
          </table:table-cell>
          <table:table-cell table:number-columns-repeated="3"/>
        </table:table-row>
        <table:table-row table:style-name="ro1">
          <table:table-cell office:value-type="float" office:value="1.3587264E+015" calcext:value-type="float">
            <text:p>1358726400000000</text:p>
          </table:table-cell>
          <table:table-cell office:value-type="float" office:value="1274560" calcext:value-type="float">
            <text:p>1274560</text:p>
          </table:table-cell>
          <table:table-cell office:value-type="float" office:value="1358726400000" calcext:value-type="float">
            <text:p>1358726400000</text:p>
          </table:table-cell>
          <table:table-cell table:formula="of:=([.C48]-[$Feuille1.$C$11])*[$Feuille1.$C$24]/[$Feuille1.$F$8]" office:value-type="float" office:value="10973.0683979634" calcext:value-type="float">
            <text:p/>
          </table:table-cell>
          <table:table-cell table:formula="of:=([.B48]/[$Feuille1.$F$24])*1000" office:value-type="float" office:value="2.10740740740741" calcext:value-type="float">
            <text:p/>
          </table:table-cell>
          <table:table-cell table:formula="of:=([.E48]-[.$L$5])*([$Feuille1.$C$30]-[$Feuille1.$C$29])/([.$L$6]-[.$L$5])+[$Feuille1.$C$29]" office:value-type="float" office:value="128.947063701942" calcext:value-type="float">
            <text:p/>
          </table:table-cell>
          <table:table-cell table:style-name="ce7" table:formula="of:=FLOOR([.D48];1)" office:value-type="float" office:value="10973" calcext:value-type="float">
            <text:p/>
          </table:table-cell>
          <table:table-cell table:style-name="ce7" table:formula="of:=FLOOR([.F48];1)" office:value-type="float" office:value="128" calcext:value-type="float">
            <text:p/>
          </table:table-cell>
          <table:table-cell table:formula="of:=CONCATENATE([.G48];&quot;,&quot;;[.H48])" office:value-type="string" office:string-value="10973,128" calcext:value-type="string">
            <text:p>10973,128</text:p>
          </table:table-cell>
          <table:table-cell table:number-columns-repeated="3"/>
        </table:table-row>
        <table:table-row table:style-name="ro1">
          <table:table-cell office:value-type="float" office:value="1.3593312E+015" calcext:value-type="float">
            <text:p>1359331200000000</text:p>
          </table:table-cell>
          <table:table-cell office:value-type="float" office:value="1263836" calcext:value-type="float">
            <text:p>1263836</text:p>
          </table:table-cell>
          <table:table-cell office:value-type="float" office:value="1359331200000" calcext:value-type="float">
            <text:p>1359331200000</text:p>
          </table:table-cell>
          <table:table-cell table:formula="of:=([.C49]-[$Feuille1.$C$11])*[$Feuille1.$C$24]/[$Feuille1.$F$8]" office:value-type="float" office:value="11211.6133631365" calcext:value-type="float">
            <text:p/>
          </table:table-cell>
          <table:table-cell table:formula="of:=([.B49]/[$Feuille1.$F$24])*1000" office:value-type="float" office:value="2.08967592592593" calcext:value-type="float">
            <text:p/>
          </table:table-cell>
          <table:table-cell table:formula="of:=([.E49]-[.$L$5])*([$Feuille1.$C$30]-[$Feuille1.$C$29])/([.$L$6]-[.$L$5])+[$Feuille1.$C$29]" office:value-type="float" office:value="127.478758195503" calcext:value-type="float">
            <text:p/>
          </table:table-cell>
          <table:table-cell table:style-name="ce7" table:formula="of:=FLOOR([.D49];1)" office:value-type="float" office:value="11211" calcext:value-type="float">
            <text:p/>
          </table:table-cell>
          <table:table-cell table:style-name="ce7" table:formula="of:=FLOOR([.F49];1)" office:value-type="float" office:value="127" calcext:value-type="float">
            <text:p/>
          </table:table-cell>
          <table:table-cell table:formula="of:=CONCATENATE([.G49];&quot;,&quot;;[.H49])" office:value-type="string" office:string-value="11211,127" calcext:value-type="string">
            <text:p>11211,127</text:p>
          </table:table-cell>
          <table:table-cell table:number-columns-repeated="3"/>
        </table:table-row>
        <table:table-row table:style-name="ro1">
          <table:table-cell office:value-type="float" office:value="1.359936E+015" calcext:value-type="float">
            <text:p>1359936000000000</text:p>
          </table:table-cell>
          <table:table-cell office:value-type="float" office:value="1287475" calcext:value-type="float">
            <text:p>1287475</text:p>
          </table:table-cell>
          <table:table-cell office:value-type="float" office:value="1359936000000" calcext:value-type="float">
            <text:p>1359936000000</text:p>
          </table:table-cell>
          <table:table-cell table:formula="of:=([.C50]-[$Feuille1.$C$11])*[$Feuille1.$C$24]/[$Feuille1.$F$8]" office:value-type="float" office:value="11450.1583283096" calcext:value-type="float">
            <text:p/>
          </table:table-cell>
          <table:table-cell table:formula="of:=([.B50]/[$Feuille1.$F$24])*1000" office:value-type="float" office:value="2.12876157407407" calcext:value-type="float">
            <text:p/>
          </table:table-cell>
          <table:table-cell table:formula="of:=([.E50]-[.$L$5])*([$Feuille1.$C$30]-[$Feuille1.$C$29])/([.$L$6]-[.$L$5])+[$Feuille1.$C$29]" office:value-type="float" office:value="130.715355907804" calcext:value-type="float">
            <text:p/>
          </table:table-cell>
          <table:table-cell table:style-name="ce7" table:formula="of:=FLOOR([.D50];1)" office:value-type="float" office:value="11450" calcext:value-type="float">
            <text:p/>
          </table:table-cell>
          <table:table-cell table:style-name="ce7" table:formula="of:=FLOOR([.F50];1)" office:value-type="float" office:value="130" calcext:value-type="float">
            <text:p/>
          </table:table-cell>
          <table:table-cell table:formula="of:=CONCATENATE([.G50];&quot;,&quot;;[.H50])" office:value-type="string" office:string-value="11450,130" calcext:value-type="string">
            <text:p>11450,130</text:p>
          </table:table-cell>
          <table:table-cell table:number-columns-repeated="3"/>
        </table:table-row>
        <table:table-row table:style-name="ro1">
          <table:table-cell office:value-type="float" office:value="1.3605408E+015" calcext:value-type="float">
            <text:p>1360540800000000</text:p>
          </table:table-cell>
          <table:table-cell office:value-type="float" office:value="1417900" calcext:value-type="float">
            <text:p>1417900</text:p>
          </table:table-cell>
          <table:table-cell office:value-type="float" office:value="1360540800000" calcext:value-type="float">
            <text:p>1360540800000</text:p>
          </table:table-cell>
          <table:table-cell table:formula="of:=([.C51]-[$Feuille1.$C$11])*[$Feuille1.$C$24]/[$Feuille1.$F$8]" office:value-type="float" office:value="11688.7032934827" calcext:value-type="float">
            <text:p/>
          </table:table-cell>
          <table:table-cell table:formula="of:=([.B51]/[$Feuille1.$F$24])*1000" office:value-type="float" office:value="2.34441137566138" calcext:value-type="float">
            <text:p/>
          </table:table-cell>
          <table:table-cell table:formula="of:=([.E51]-[.$L$5])*([$Feuille1.$C$30]-[$Feuille1.$C$29])/([.$L$6]-[.$L$5])+[$Feuille1.$C$29]" office:value-type="float" office:value="148.572848044815" calcext:value-type="float">
            <text:p/>
          </table:table-cell>
          <table:table-cell table:style-name="ce7" table:formula="of:=FLOOR([.D51];1)" office:value-type="float" office:value="11688" calcext:value-type="float">
            <text:p/>
          </table:table-cell>
          <table:table-cell table:style-name="ce7" table:formula="of:=FLOOR([.F51];1)" office:value-type="float" office:value="148" calcext:value-type="float">
            <text:p/>
          </table:table-cell>
          <table:table-cell table:formula="of:=CONCATENATE([.G51];&quot;,&quot;;[.H51])" office:value-type="string" office:string-value="11688,148" calcext:value-type="string">
            <text:p>11688,148</text:p>
          </table:table-cell>
          <table:table-cell table:number-columns-repeated="3"/>
        </table:table-row>
        <table:table-row table:style-name="ro1">
          <table:table-cell office:value-type="float" office:value="1.3611456E+015" calcext:value-type="float">
            <text:p>1361145600000000</text:p>
          </table:table-cell>
          <table:table-cell office:value-type="float" office:value="1375187" calcext:value-type="float">
            <text:p>1375187</text:p>
          </table:table-cell>
          <table:table-cell office:value-type="float" office:value="1361145600000" calcext:value-type="float">
            <text:p>1361145600000</text:p>
          </table:table-cell>
          <table:table-cell table:formula="of:=([.C52]-[$Feuille1.$C$11])*[$Feuille1.$C$24]/[$Feuille1.$F$8]" office:value-type="float" office:value="11927.2482586558" calcext:value-type="float">
            <text:p/>
          </table:table-cell>
          <table:table-cell table:formula="of:=([.B52]/[$Feuille1.$F$24])*1000" office:value-type="float" office:value="2.27378802910053" calcext:value-type="float">
            <text:p/>
          </table:table-cell>
          <table:table-cell table:formula="of:=([.E52]-[.$L$5])*([$Feuille1.$C$30]-[$Feuille1.$C$29])/([.$L$6]-[.$L$5])+[$Feuille1.$C$29]" office:value-type="float" office:value="142.724681959723" calcext:value-type="float">
            <text:p/>
          </table:table-cell>
          <table:table-cell table:style-name="ce7" table:formula="of:=FLOOR([.D52];1)" office:value-type="float" office:value="11927" calcext:value-type="float">
            <text:p/>
          </table:table-cell>
          <table:table-cell table:style-name="ce7" table:formula="of:=FLOOR([.F52];1)" office:value-type="float" office:value="142" calcext:value-type="float">
            <text:p/>
          </table:table-cell>
          <table:table-cell table:formula="of:=CONCATENATE([.G52];&quot;,&quot;;[.H52])" office:value-type="string" office:string-value="11927,142" calcext:value-type="string">
            <text:p>11927,142</text:p>
          </table:table-cell>
          <table:table-cell table:number-columns-repeated="3"/>
        </table:table-row>
        <table:table-row table:style-name="ro1">
          <table:table-cell office:value-type="float" office:value="1.3617504E+015" calcext:value-type="float">
            <text:p>1361750400000000</text:p>
          </table:table-cell>
          <table:table-cell office:value-type="float" office:value="1365281" calcext:value-type="float">
            <text:p>1365281</text:p>
          </table:table-cell>
          <table:table-cell office:value-type="float" office:value="1361750400000" calcext:value-type="float">
            <text:p>1361750400000</text:p>
          </table:table-cell>
          <table:table-cell table:formula="of:=([.C53]-[$Feuille1.$C$11])*[$Feuille1.$C$24]/[$Feuille1.$F$8]" office:value-type="float" office:value="12165.793223829" calcext:value-type="float">
            <text:p/>
          </table:table-cell>
          <table:table-cell table:formula="of:=([.B53]/[$Feuille1.$F$24])*1000" office:value-type="float" office:value="2.25740906084656" calcext:value-type="float">
            <text:p/>
          </table:table-cell>
          <table:table-cell table:formula="of:=([.E53]-[.$L$5])*([$Feuille1.$C$30]-[$Feuille1.$C$29])/([.$L$6]-[.$L$5])+[$Feuille1.$C$29]" office:value-type="float" office:value="141.368375138874" calcext:value-type="float">
            <text:p/>
          </table:table-cell>
          <table:table-cell table:style-name="ce7" table:formula="of:=FLOOR([.D53];1)" office:value-type="float" office:value="12165" calcext:value-type="float">
            <text:p/>
          </table:table-cell>
          <table:table-cell table:style-name="ce7" table:formula="of:=FLOOR([.F53];1)" office:value-type="float" office:value="141" calcext:value-type="float">
            <text:p/>
          </table:table-cell>
          <table:table-cell table:formula="of:=CONCATENATE([.G53];&quot;,&quot;;[.H53])" office:value-type="string" office:string-value="12165,141" calcext:value-type="string">
            <text:p>12165,141</text:p>
          </table:table-cell>
          <table:table-cell table:number-columns-repeated="3"/>
        </table:table-row>
        <table:table-row table:style-name="ro1">
          <table:table-cell office:value-type="float" office:value="1.3623552E+015" calcext:value-type="float">
            <text:p>1362355200000000</text:p>
          </table:table-cell>
          <table:table-cell office:value-type="float" office:value="1413852" calcext:value-type="float">
            <text:p>1413852</text:p>
          </table:table-cell>
          <table:table-cell office:value-type="float" office:value="1362355200000" calcext:value-type="float">
            <text:p>1362355200000</text:p>
          </table:table-cell>
          <table:table-cell table:formula="of:=([.C54]-[$Feuille1.$C$11])*[$Feuille1.$C$24]/[$Feuille1.$F$8]" office:value-type="float" office:value="12404.3381890021" calcext:value-type="float">
            <text:p/>
          </table:table-cell>
          <table:table-cell table:formula="of:=([.B54]/[$Feuille1.$F$24])*1000" office:value-type="float" office:value="2.33771825396825" calcext:value-type="float">
            <text:p/>
          </table:table-cell>
          <table:table-cell table:formula="of:=([.E54]-[.$L$5])*([$Feuille1.$C$30]-[$Feuille1.$C$29])/([.$L$6]-[.$L$5])+[$Feuille1.$C$29]" office:value-type="float" office:value="148.018605160624" calcext:value-type="float">
            <text:p/>
          </table:table-cell>
          <table:table-cell table:style-name="ce7" table:formula="of:=FLOOR([.D54];1)" office:value-type="float" office:value="12404" calcext:value-type="float">
            <text:p/>
          </table:table-cell>
          <table:table-cell table:style-name="ce7" table:formula="of:=FLOOR([.F54];1)" office:value-type="float" office:value="148" calcext:value-type="float">
            <text:p/>
          </table:table-cell>
          <table:table-cell table:formula="of:=CONCATENATE([.G54];&quot;,&quot;;[.H54])" office:value-type="string" office:string-value="12404,148" calcext:value-type="string">
            <text:p>12404,148</text:p>
          </table:table-cell>
          <table:table-cell table:number-columns-repeated="3"/>
        </table:table-row>
        <table:table-row table:style-name="ro1">
          <table:table-cell office:value-type="float" office:value="1.36296E+015" calcext:value-type="float">
            <text:p>1362960000000000</text:p>
          </table:table-cell>
          <table:table-cell office:value-type="float" office:value="1399044" calcext:value-type="float">
            <text:p>1399044</text:p>
          </table:table-cell>
          <table:table-cell office:value-type="float" office:value="1362960000000" calcext:value-type="float">
            <text:p>1362960000000</text:p>
          </table:table-cell>
          <table:table-cell table:formula="of:=([.C55]-[$Feuille1.$C$11])*[$Feuille1.$C$24]/[$Feuille1.$F$8]" office:value-type="float" office:value="12642.8831541752" calcext:value-type="float">
            <text:p/>
          </table:table-cell>
          <table:table-cell table:formula="of:=([.B55]/[$Feuille1.$F$24])*1000" office:value-type="float" office:value="2.31323412698413" calcext:value-type="float">
            <text:p/>
          </table:table-cell>
          <table:table-cell table:formula="of:=([.E55]-[.$L$5])*([$Feuille1.$C$30]-[$Feuille1.$C$29])/([.$L$6]-[.$L$5])+[$Feuille1.$C$29]" office:value-type="float" office:value="145.991127732486" calcext:value-type="float">
            <text:p/>
          </table:table-cell>
          <table:table-cell table:style-name="ce7" table:formula="of:=FLOOR([.D55];1)" office:value-type="float" office:value="12642" calcext:value-type="float">
            <text:p/>
          </table:table-cell>
          <table:table-cell table:style-name="ce7" table:formula="of:=FLOOR([.F55];1)" office:value-type="float" office:value="145" calcext:value-type="float">
            <text:p/>
          </table:table-cell>
          <table:table-cell table:formula="of:=CONCATENATE([.G55];&quot;,&quot;;[.H55])" office:value-type="string" office:string-value="12642,145" calcext:value-type="string">
            <text:p>12642,145</text:p>
          </table:table-cell>
          <table:table-cell table:number-columns-repeated="3"/>
        </table:table-row>
        <table:table-row table:style-name="ro1">
          <table:table-cell office:value-type="float" office:value="1.3635648E+015" calcext:value-type="float">
            <text:p>1363564800000000</text:p>
          </table:table-cell>
          <table:table-cell office:value-type="float" office:value="1454127" calcext:value-type="float">
            <text:p>1454127</text:p>
          </table:table-cell>
          <table:table-cell office:value-type="float" office:value="1363564800000" calcext:value-type="float">
            <text:p>1363564800000</text:p>
          </table:table-cell>
          <table:table-cell table:formula="of:=([.C56]-[$Feuille1.$C$11])*[$Feuille1.$C$24]/[$Feuille1.$F$8]" office:value-type="float" office:value="12881.4281193483" calcext:value-type="float">
            <text:p/>
          </table:table-cell>
          <table:table-cell table:formula="of:=([.B56]/[$Feuille1.$F$24])*1000" office:value-type="float" office:value="2.40431051587302" calcext:value-type="float">
            <text:p/>
          </table:table-cell>
          <table:table-cell table:formula="of:=([.E56]-[.$L$5])*([$Feuille1.$C$30]-[$Feuille1.$C$29])/([.$L$6]-[.$L$5])+[$Feuille1.$C$29]" office:value-type="float" office:value="153.532965872283" calcext:value-type="float">
            <text:p/>
          </table:table-cell>
          <table:table-cell table:style-name="ce7" table:formula="of:=FLOOR([.D56];1)" office:value-type="float" office:value="12881" calcext:value-type="float">
            <text:p/>
          </table:table-cell>
          <table:table-cell table:style-name="ce7" table:formula="of:=FLOOR([.F56];1)" office:value-type="float" office:value="153" calcext:value-type="float">
            <text:p/>
          </table:table-cell>
          <table:table-cell table:formula="of:=CONCATENATE([.G56];&quot;,&quot;;[.H56])" office:value-type="string" office:string-value="12881,153" calcext:value-type="string">
            <text:p>12881,153</text:p>
          </table:table-cell>
          <table:table-cell table:number-columns-repeated="3"/>
        </table:table-row>
        <table:table-row table:style-name="ro1">
          <table:table-cell office:value-type="float" office:value="1.3641696E+015" calcext:value-type="float">
            <text:p>1364169600000000</text:p>
          </table:table-cell>
          <table:table-cell office:value-type="float" office:value="1444466" calcext:value-type="float">
            <text:p>1444466</text:p>
          </table:table-cell>
          <table:table-cell office:value-type="float" office:value="1364169600000" calcext:value-type="float">
            <text:p>1364169600000</text:p>
          </table:table-cell>
          <table:table-cell table:formula="of:=([.C57]-[$Feuille1.$C$11])*[$Feuille1.$C$24]/[$Feuille1.$F$8]" office:value-type="float" office:value="13119.9730845214" calcext:value-type="float">
            <text:p/>
          </table:table-cell>
          <table:table-cell table:formula="of:=([.B57]/[$Feuille1.$F$24])*1000" office:value-type="float" office:value="2.38833664021164" calcext:value-type="float">
            <text:p/>
          </table:table-cell>
          <table:table-cell table:formula="of:=([.E57]-[.$L$5])*([$Feuille1.$C$30]-[$Feuille1.$C$29])/([.$L$6]-[.$L$5])+[$Feuille1.$C$29]" office:value-type="float" office:value="152.210203890028" calcext:value-type="float">
            <text:p/>
          </table:table-cell>
          <table:table-cell table:style-name="ce7" table:formula="of:=FLOOR([.D57];1)" office:value-type="float" office:value="13119" calcext:value-type="float">
            <text:p/>
          </table:table-cell>
          <table:table-cell table:style-name="ce7" table:formula="of:=FLOOR([.F57];1)" office:value-type="float" office:value="152" calcext:value-type="float">
            <text:p/>
          </table:table-cell>
          <table:table-cell table:formula="of:=CONCATENATE([.G57];&quot;,&quot;;[.H57])" office:value-type="string" office:string-value="13119,152" calcext:value-type="string">
            <text:p>13119,152</text:p>
          </table:table-cell>
          <table:table-cell table:number-columns-repeated="3"/>
        </table:table-row>
        <table:table-row table:style-name="ro1">
          <table:table-cell office:value-type="float" office:value="1.3647744E+015" calcext:value-type="float">
            <text:p>1364774400000000</text:p>
          </table:table-cell>
          <table:table-cell office:value-type="float" office:value="1458652" calcext:value-type="float">
            <text:p>1458652</text:p>
          </table:table-cell>
          <table:table-cell office:value-type="float" office:value="1364774400000" calcext:value-type="float">
            <text:p>1364774400000</text:p>
          </table:table-cell>
          <table:table-cell table:formula="of:=([.C58]-[$Feuille1.$C$11])*[$Feuille1.$C$24]/[$Feuille1.$F$8]" office:value-type="float" office:value="13358.5180496945" calcext:value-type="float">
            <text:p/>
          </table:table-cell>
          <table:table-cell table:formula="of:=([.B58]/[$Feuille1.$F$24])*1000" office:value-type="float" office:value="2.41179232804233" calcext:value-type="float">
            <text:p/>
          </table:table-cell>
          <table:table-cell table:formula="of:=([.E58]-[.$L$5])*([$Feuille1.$C$30]-[$Feuille1.$C$29])/([.$L$6]-[.$L$5])+[$Feuille1.$C$29]" office:value-type="float" office:value="154.15251850345" calcext:value-type="float">
            <text:p/>
          </table:table-cell>
          <table:table-cell table:style-name="ce7" table:formula="of:=FLOOR([.D58];1)" office:value-type="float" office:value="13358" calcext:value-type="float">
            <text:p/>
          </table:table-cell>
          <table:table-cell table:style-name="ce7" table:formula="of:=FLOOR([.F58];1)" office:value-type="float" office:value="154" calcext:value-type="float">
            <text:p/>
          </table:table-cell>
          <table:table-cell table:formula="of:=CONCATENATE([.G58];&quot;,&quot;;[.H58])" office:value-type="string" office:string-value="13358,154" calcext:value-type="string">
            <text:p>13358,154</text:p>
          </table:table-cell>
          <table:table-cell table:number-columns-repeated="3"/>
        </table:table-row>
        <table:table-row table:style-name="ro1">
          <table:table-cell office:value-type="float" office:value="1.3653792E+015" calcext:value-type="float">
            <text:p>1365379200000000</text:p>
          </table:table-cell>
          <table:table-cell office:value-type="float" office:value="1494970" calcext:value-type="float">
            <text:p>1494970</text:p>
          </table:table-cell>
          <table:table-cell office:value-type="float" office:value="1365379200000" calcext:value-type="float">
            <text:p>1365379200000</text:p>
          </table:table-cell>
          <table:table-cell table:formula="of:=([.C59]-[$Feuille1.$C$11])*[$Feuille1.$C$24]/[$Feuille1.$F$8]" office:value-type="float" office:value="13597.0630148676" calcext:value-type="float">
            <text:p/>
          </table:table-cell>
          <table:table-cell table:formula="of:=([.B59]/[$Feuille1.$F$24])*1000" office:value-type="float" office:value="2.47184193121693" calcext:value-type="float">
            <text:p/>
          </table:table-cell>
          <table:table-cell table:formula="of:=([.E59]-[.$L$5])*([$Feuille1.$C$30]-[$Feuille1.$C$29])/([.$L$6]-[.$L$5])+[$Feuille1.$C$29]" office:value-type="float" office:value="159.125095842396" calcext:value-type="float">
            <text:p/>
          </table:table-cell>
          <table:table-cell table:style-name="ce7" table:formula="of:=FLOOR([.D59];1)" office:value-type="float" office:value="13597" calcext:value-type="float">
            <text:p/>
          </table:table-cell>
          <table:table-cell table:style-name="ce7" table:formula="of:=FLOOR([.F59];1)" office:value-type="float" office:value="159" calcext:value-type="float">
            <text:p/>
          </table:table-cell>
          <table:table-cell table:formula="of:=CONCATENATE([.G59];&quot;,&quot;;[.H59])" office:value-type="string" office:string-value="13597,159" calcext:value-type="string">
            <text:p>13597,159</text:p>
          </table:table-cell>
          <table:table-cell table:number-columns-repeated="3"/>
        </table:table-row>
        <table:table-row table:style-name="ro1">
          <table:table-cell office:value-type="float" office:value="1.365984E+015" calcext:value-type="float">
            <text:p>1365984000000000</text:p>
          </table:table-cell>
          <table:table-cell office:value-type="float" office:value="1468677" calcext:value-type="float">
            <text:p>1468677</text:p>
          </table:table-cell>
          <table:table-cell office:value-type="float" office:value="1365984000000" calcext:value-type="float">
            <text:p>1365984000000</text:p>
          </table:table-cell>
          <table:table-cell table:formula="of:=([.C60]-[$Feuille1.$C$11])*[$Feuille1.$C$24]/[$Feuille1.$F$8]" office:value-type="float" office:value="13835.6079800408" calcext:value-type="float">
            <text:p/>
          </table:table-cell>
          <table:table-cell table:formula="of:=([.B60]/[$Feuille1.$F$24])*1000" office:value-type="float" office:value="2.42836805555556" calcext:value-type="float">
            <text:p/>
          </table:table-cell>
          <table:table-cell table:formula="of:=([.E60]-[.$L$5])*([$Feuille1.$C$30]-[$Feuille1.$C$29])/([.$L$6]-[.$L$5])+[$Feuille1.$C$29]" office:value-type="float" office:value="155.525118531616" calcext:value-type="float">
            <text:p/>
          </table:table-cell>
          <table:table-cell table:style-name="ce7" table:formula="of:=FLOOR([.D60];1)" office:value-type="float" office:value="13835" calcext:value-type="float">
            <text:p/>
          </table:table-cell>
          <table:table-cell table:style-name="ce7" table:formula="of:=FLOOR([.F60];1)" office:value-type="float" office:value="155" calcext:value-type="float">
            <text:p/>
          </table:table-cell>
          <table:table-cell table:formula="of:=CONCATENATE([.G60];&quot;,&quot;;[.H60])" office:value-type="string" office:string-value="13835,155" calcext:value-type="string">
            <text:p>13835,155</text:p>
          </table:table-cell>
          <table:table-cell table:number-columns-repeated="3"/>
        </table:table-row>
        <table:table-row table:style-name="ro1">
          <table:table-cell office:value-type="float" office:value="1.3665888E+015" calcext:value-type="float">
            <text:p>1366588800000000</text:p>
          </table:table-cell>
          <table:table-cell office:value-type="float" office:value="1536638" calcext:value-type="float">
            <text:p>1536638</text:p>
          </table:table-cell>
          <table:table-cell office:value-type="float" office:value="1366588800000" calcext:value-type="float">
            <text:p>1366588800000</text:p>
          </table:table-cell>
          <table:table-cell table:formula="of:=([.C61]-[$Feuille1.$C$11])*[$Feuille1.$C$24]/[$Feuille1.$F$8]" office:value-type="float" office:value="14074.1529452139" calcext:value-type="float">
            <text:p/>
          </table:table-cell>
          <table:table-cell table:formula="of:=([.B61]/[$Feuille1.$F$24])*1000" office:value-type="float" office:value="2.54073743386243" calcext:value-type="float">
            <text:p/>
          </table:table-cell>
          <table:table-cell table:formula="of:=([.E61]-[.$L$5])*([$Feuille1.$C$30]-[$Feuille1.$C$29])/([.$L$6]-[.$L$5])+[$Feuille1.$C$29]" office:value-type="float" office:value="164.830182922059" calcext:value-type="float">
            <text:p/>
          </table:table-cell>
          <table:table-cell table:style-name="ce7" table:formula="of:=FLOOR([.D61];1)" office:value-type="float" office:value="14074" calcext:value-type="float">
            <text:p/>
          </table:table-cell>
          <table:table-cell table:style-name="ce7" table:formula="of:=FLOOR([.F61];1)" office:value-type="float" office:value="164" calcext:value-type="float">
            <text:p/>
          </table:table-cell>
          <table:table-cell table:formula="of:=CONCATENATE([.G61];&quot;,&quot;;[.H61])" office:value-type="string" office:string-value="14074,164" calcext:value-type="string">
            <text:p>14074,164</text:p>
          </table:table-cell>
          <table:table-cell table:number-columns-repeated="3"/>
        </table:table-row>
        <table:table-row table:style-name="ro1">
          <table:table-cell office:value-type="float" office:value="1.3671936E+015" calcext:value-type="float">
            <text:p>1367193600000000</text:p>
          </table:table-cell>
          <table:table-cell office:value-type="float" office:value="1380903" calcext:value-type="float">
            <text:p>1380903</text:p>
          </table:table-cell>
          <table:table-cell office:value-type="float" office:value="1367193600000" calcext:value-type="float">
            <text:p>1367193600000</text:p>
          </table:table-cell>
          <table:table-cell table:formula="of:=([.C62]-[$Feuille1.$C$11])*[$Feuille1.$C$24]/[$Feuille1.$F$8]" office:value-type="float" office:value="14312.697910387" calcext:value-type="float">
            <text:p/>
          </table:table-cell>
          <table:table-cell table:formula="of:=([.B62]/[$Feuille1.$F$24])*1000" office:value-type="float" office:value="2.28323908730159" calcext:value-type="float">
            <text:p/>
          </table:table-cell>
          <table:table-cell table:formula="of:=([.E62]-[.$L$5])*([$Feuille1.$C$30]-[$Feuille1.$C$29])/([.$L$6]-[.$L$5])+[$Feuille1.$C$29]" office:value-type="float" office:value="143.507303581767" calcext:value-type="float">
            <text:p/>
          </table:table-cell>
          <table:table-cell table:style-name="ce7" table:formula="of:=FLOOR([.D62];1)" office:value-type="float" office:value="14312" calcext:value-type="float">
            <text:p/>
          </table:table-cell>
          <table:table-cell table:style-name="ce7" table:formula="of:=FLOOR([.F62];1)" office:value-type="float" office:value="143" calcext:value-type="float">
            <text:p/>
          </table:table-cell>
          <table:table-cell table:formula="of:=CONCATENATE([.G62];&quot;,&quot;;[.H62])" office:value-type="string" office:string-value="14312,143" calcext:value-type="string">
            <text:p>14312,143</text:p>
          </table:table-cell>
          <table:table-cell table:number-columns-repeated="3"/>
        </table:table-row>
        <table:table-row table:style-name="ro1">
          <table:table-cell office:value-type="float" office:value="1.3677984E+015" calcext:value-type="float">
            <text:p>1367798400000000</text:p>
          </table:table-cell>
          <table:table-cell office:value-type="float" office:value="1426674" calcext:value-type="float">
            <text:p>1426674</text:p>
          </table:table-cell>
          <table:table-cell office:value-type="float" office:value="1367798400000" calcext:value-type="float">
            <text:p>1367798400000</text:p>
          </table:table-cell>
          <table:table-cell table:formula="of:=([.C63]-[$Feuille1.$C$11])*[$Feuille1.$C$24]/[$Feuille1.$F$8]" office:value-type="float" office:value="14551.2428755601" calcext:value-type="float">
            <text:p/>
          </table:table-cell>
          <table:table-cell table:formula="of:=([.B63]/[$Feuille1.$F$24])*1000" office:value-type="float" office:value="2.35891865079365" calcext:value-type="float">
            <text:p/>
          </table:table-cell>
          <table:table-cell table:formula="of:=([.E63]-[.$L$5])*([$Feuille1.$C$30]-[$Feuille1.$C$29])/([.$L$6]-[.$L$5])+[$Feuille1.$C$29]" office:value-type="float" office:value="149.774164019591" calcext:value-type="float">
            <text:p/>
          </table:table-cell>
          <table:table-cell table:style-name="ce7" table:formula="of:=FLOOR([.D63];1)" office:value-type="float" office:value="14551" calcext:value-type="float">
            <text:p/>
          </table:table-cell>
          <table:table-cell table:style-name="ce7" table:formula="of:=FLOOR([.F63];1)" office:value-type="float" office:value="149" calcext:value-type="float">
            <text:p/>
          </table:table-cell>
          <table:table-cell table:formula="of:=CONCATENATE([.G63];&quot;,&quot;;[.H63])" office:value-type="string" office:string-value="14551,149" calcext:value-type="string">
            <text:p>14551,149</text:p>
          </table:table-cell>
          <table:table-cell table:number-columns-repeated="3"/>
        </table:table-row>
        <table:table-row table:style-name="ro1">
          <table:table-cell office:value-type="float" office:value="1.3684032E+015" calcext:value-type="float">
            <text:p>1368403200000000</text:p>
          </table:table-cell>
          <table:table-cell office:value-type="float" office:value="1431435" calcext:value-type="float">
            <text:p>1431435</text:p>
          </table:table-cell>
          <table:table-cell office:value-type="float" office:value="1368403200000" calcext:value-type="float">
            <text:p>1368403200000</text:p>
          </table:table-cell>
          <table:table-cell table:formula="of:=([.C64]-[$Feuille1.$C$11])*[$Feuille1.$C$24]/[$Feuille1.$F$8]" office:value-type="float" office:value="14789.7878407332" calcext:value-type="float">
            <text:p/>
          </table:table-cell>
          <table:table-cell table:formula="of:=([.B64]/[$Feuille1.$F$24])*1000" office:value-type="float" office:value="2.36679067460317" calcext:value-type="float">
            <text:p/>
          </table:table-cell>
          <table:table-cell table:formula="of:=([.E64]-[.$L$5])*([$Feuille1.$C$30]-[$Feuille1.$C$29])/([.$L$6]-[.$L$5])+[$Feuille1.$C$29]" office:value-type="float" office:value="150.426029229975" calcext:value-type="float">
            <text:p/>
          </table:table-cell>
          <table:table-cell table:style-name="ce7" table:formula="of:=FLOOR([.D64];1)" office:value-type="float" office:value="14789" calcext:value-type="float">
            <text:p/>
          </table:table-cell>
          <table:table-cell table:style-name="ce7" table:formula="of:=FLOOR([.F64];1)" office:value-type="float" office:value="150" calcext:value-type="float">
            <text:p/>
          </table:table-cell>
          <table:table-cell table:formula="of:=CONCATENATE([.G64];&quot;,&quot;;[.H64])" office:value-type="string" office:string-value="14789,150" calcext:value-type="string">
            <text:p>14789,150</text:p>
          </table:table-cell>
          <table:table-cell table:number-columns-repeated="3"/>
        </table:table-row>
        <table:table-row table:style-name="ro1">
          <table:table-cell office:value-type="float" office:value="1.369008E+015" calcext:value-type="float">
            <text:p>1369008000000000</text:p>
          </table:table-cell>
          <table:table-cell office:value-type="float" office:value="1446894" calcext:value-type="float">
            <text:p>1446894</text:p>
          </table:table-cell>
          <table:table-cell office:value-type="float" office:value="1369008000000" calcext:value-type="float">
            <text:p>1369008000000</text:p>
          </table:table-cell>
          <table:table-cell table:formula="of:=([.C65]-[$Feuille1.$C$11])*[$Feuille1.$C$24]/[$Feuille1.$F$8]" office:value-type="float" office:value="15028.3328059064" calcext:value-type="float">
            <text:p/>
          </table:table-cell>
          <table:table-cell table:formula="of:=([.B65]/[$Feuille1.$F$24])*1000" office:value-type="float" office:value="2.39235119047619" calcext:value-type="float">
            <text:p/>
          </table:table-cell>
          <table:table-cell table:formula="of:=([.E65]-[.$L$5])*([$Feuille1.$C$30]-[$Feuille1.$C$29])/([.$L$6]-[.$L$5])+[$Feuille1.$C$29]" office:value-type="float" office:value="152.542640086376" calcext:value-type="float">
            <text:p/>
          </table:table-cell>
          <table:table-cell table:style-name="ce7" table:formula="of:=FLOOR([.D65];1)" office:value-type="float" office:value="15028" calcext:value-type="float">
            <text:p/>
          </table:table-cell>
          <table:table-cell table:style-name="ce7" table:formula="of:=FLOOR([.F65];1)" office:value-type="float" office:value="152" calcext:value-type="float">
            <text:p/>
          </table:table-cell>
          <table:table-cell table:formula="of:=CONCATENATE([.G65];&quot;,&quot;;[.H65])" office:value-type="string" office:string-value="15028,152" calcext:value-type="string">
            <text:p>15028,152</text:p>
          </table:table-cell>
          <table:table-cell table:number-columns-repeated="3"/>
        </table:table-row>
        <table:table-row table:style-name="ro1">
          <table:table-cell office:value-type="float" office:value="1.3696128E+015" calcext:value-type="float">
            <text:p>1369612800000000</text:p>
          </table:table-cell>
          <table:table-cell office:value-type="float" office:value="1434222" calcext:value-type="float">
            <text:p>1434222</text:p>
          </table:table-cell>
          <table:table-cell office:value-type="float" office:value="1369612800000" calcext:value-type="float">
            <text:p>1369612800000</text:p>
          </table:table-cell>
          <table:table-cell table:formula="of:=([.C66]-[$Feuille1.$C$11])*[$Feuille1.$C$24]/[$Feuille1.$F$8]" office:value-type="float" office:value="15266.8777710795" calcext:value-type="float">
            <text:p/>
          </table:table-cell>
          <table:table-cell table:formula="of:=([.B66]/[$Feuille1.$F$24])*1000" office:value-type="float" office:value="2.37139880952381" calcext:value-type="float">
            <text:p/>
          </table:table-cell>
          <table:table-cell table:formula="of:=([.E66]-[.$L$5])*([$Feuille1.$C$30]-[$Feuille1.$C$29])/([.$L$6]-[.$L$5])+[$Feuille1.$C$29]" office:value-type="float" office:value="150.80761888369" calcext:value-type="float">
            <text:p/>
          </table:table-cell>
          <table:table-cell table:style-name="ce7" table:formula="of:=FLOOR([.D66];1)" office:value-type="float" office:value="15266" calcext:value-type="float">
            <text:p/>
          </table:table-cell>
          <table:table-cell table:style-name="ce7" table:formula="of:=FLOOR([.F66];1)" office:value-type="float" office:value="150" calcext:value-type="float">
            <text:p/>
          </table:table-cell>
          <table:table-cell table:formula="of:=CONCATENATE([.G66];&quot;,&quot;;[.H66])" office:value-type="string" office:string-value="15266,150" calcext:value-type="string">
            <text:p>15266,150</text:p>
          </table:table-cell>
          <table:table-cell table:number-columns-repeated="3"/>
        </table:table-row>
        <table:table-row table:style-name="ro1">
          <table:table-cell office:value-type="float" office:value="1.3702176E+015" calcext:value-type="float">
            <text:p>1370217600000000</text:p>
          </table:table-cell>
          <table:table-cell office:value-type="float" office:value="1485634" calcext:value-type="float">
            <text:p>1485634</text:p>
          </table:table-cell>
          <table:table-cell office:value-type="float" office:value="1370217600000" calcext:value-type="float">
            <text:p>1370217600000</text:p>
          </table:table-cell>
          <table:table-cell table:formula="of:=([.C67]-[$Feuille1.$C$11])*[$Feuille1.$C$24]/[$Feuille1.$F$8]" office:value-type="float" office:value="15505.4227362526" calcext:value-type="float">
            <text:p/>
          </table:table-cell>
          <table:table-cell table:formula="of:=([.B67]/[$Feuille1.$F$24])*1000" office:value-type="float" office:value="2.45640542328042" calcext:value-type="float">
            <text:p/>
          </table:table-cell>
          <table:table-cell table:formula="of:=([.E67]-[.$L$5])*([$Feuille1.$C$30]-[$Feuille1.$C$29])/([.$L$6]-[.$L$5])+[$Feuille1.$C$29]" office:value-type="float" office:value="157.846832115418" calcext:value-type="float">
            <text:p/>
          </table:table-cell>
          <table:table-cell table:style-name="ce7" table:formula="of:=FLOOR([.D67];1)" office:value-type="float" office:value="15505" calcext:value-type="float">
            <text:p/>
          </table:table-cell>
          <table:table-cell table:style-name="ce7" table:formula="of:=FLOOR([.F67];1)" office:value-type="float" office:value="157" calcext:value-type="float">
            <text:p/>
          </table:table-cell>
          <table:table-cell table:formula="of:=CONCATENATE([.G67];&quot;,&quot;;[.H67])" office:value-type="string" office:string-value="15505,157" calcext:value-type="string">
            <text:p>15505,157</text:p>
          </table:table-cell>
          <table:table-cell table:number-columns-repeated="3"/>
        </table:table-row>
        <table:table-row table:style-name="ro1">
          <table:table-cell office:value-type="float" office:value="1.3708224E+015" calcext:value-type="float">
            <text:p>1370822400000000</text:p>
          </table:table-cell>
          <table:table-cell office:value-type="float" office:value="1408970" calcext:value-type="float">
            <text:p>1408970</text:p>
          </table:table-cell>
          <table:table-cell office:value-type="float" office:value="1370822400000" calcext:value-type="float">
            <text:p>1370822400000</text:p>
          </table:table-cell>
          <table:table-cell table:formula="of:=([.C68]-[$Feuille1.$C$11])*[$Feuille1.$C$24]/[$Feuille1.$F$8]" office:value-type="float" office:value="15743.9677014257" calcext:value-type="float">
            <text:p/>
          </table:table-cell>
          <table:table-cell table:formula="of:=([.B68]/[$Feuille1.$F$24])*1000" office:value-type="float" office:value="2.32964616402116" calcext:value-type="float">
            <text:p/>
          </table:table-cell>
          <table:table-cell table:formula="of:=([.E68]-[.$L$5])*([$Feuille1.$C$30]-[$Feuille1.$C$29])/([.$L$6]-[.$L$5])+[$Feuille1.$C$29]" office:value-type="float" office:value="147.350172907506" calcext:value-type="float">
            <text:p/>
          </table:table-cell>
          <table:table-cell table:style-name="ce7" table:formula="of:=FLOOR([.D68];1)" office:value-type="float" office:value="15743" calcext:value-type="float">
            <text:p/>
          </table:table-cell>
          <table:table-cell table:style-name="ce7" table:formula="of:=FLOOR([.F68];1)" office:value-type="float" office:value="147" calcext:value-type="float">
            <text:p/>
          </table:table-cell>
          <table:table-cell table:formula="of:=CONCATENATE([.G68];&quot;,&quot;;[.H68])" office:value-type="string" office:string-value="15743,147" calcext:value-type="string">
            <text:p>15743,147</text:p>
          </table:table-cell>
          <table:table-cell table:number-columns-repeated="3"/>
        </table:table-row>
        <table:table-row table:style-name="ro1">
          <table:table-cell office:value-type="float" office:value="1.3714272E+015" calcext:value-type="float">
            <text:p>1371427200000000</text:p>
          </table:table-cell>
          <table:table-cell office:value-type="float" office:value="1485734" calcext:value-type="float">
            <text:p>1485734</text:p>
          </table:table-cell>
          <table:table-cell office:value-type="float" office:value="1371427200000" calcext:value-type="float">
            <text:p>1371427200000</text:p>
          </table:table-cell>
          <table:table-cell table:formula="of:=([.C69]-[$Feuille1.$C$11])*[$Feuille1.$C$24]/[$Feuille1.$F$8]" office:value-type="float" office:value="15982.5126665988" calcext:value-type="float">
            <text:p/>
          </table:table-cell>
          <table:table-cell table:formula="of:=([.B69]/[$Feuille1.$F$24])*1000" office:value-type="float" office:value="2.45657076719577" calcext:value-type="float">
            <text:p/>
          </table:table-cell>
          <table:table-cell table:formula="of:=([.E69]-[.$L$5])*([$Feuille1.$C$30]-[$Feuille1.$C$29])/([.$L$6]-[.$L$5])+[$Feuille1.$C$29]" office:value-type="float" office:value="157.860523886272" calcext:value-type="float">
            <text:p/>
          </table:table-cell>
          <table:table-cell table:style-name="ce7" table:formula="of:=FLOOR([.D69];1)" office:value-type="float" office:value="15982" calcext:value-type="float">
            <text:p/>
          </table:table-cell>
          <table:table-cell table:style-name="ce7" table:formula="of:=FLOOR([.F69];1)" office:value-type="float" office:value="157" calcext:value-type="float">
            <text:p/>
          </table:table-cell>
          <table:table-cell table:formula="of:=CONCATENATE([.G69];&quot;,&quot;;[.H69])" office:value-type="string" office:string-value="15982,157" calcext:value-type="string">
            <text:p>15982,157</text:p>
          </table:table-cell>
          <table:table-cell table:number-columns-repeated="3"/>
        </table:table-row>
        <table:table-row table:style-name="ro1">
          <table:table-cell office:value-type="float" office:value="1.372032E+015" calcext:value-type="float">
            <text:p>1372032000000000</text:p>
          </table:table-cell>
          <table:table-cell office:value-type="float" office:value="1552853" calcext:value-type="float">
            <text:p>1552853</text:p>
          </table:table-cell>
          <table:table-cell office:value-type="float" office:value="1372032000000" calcext:value-type="float">
            <text:p>1372032000000</text:p>
          </table:table-cell>
          <table:table-cell table:formula="of:=([.C70]-[$Feuille1.$C$11])*[$Feuille1.$C$24]/[$Feuille1.$F$8]" office:value-type="float" office:value="16221.0576317719" calcext:value-type="float">
            <text:p/>
          </table:table-cell>
          <table:table-cell table:formula="of:=([.B70]/[$Feuille1.$F$24])*1000" office:value-type="float" office:value="2.56754794973545" calcext:value-type="float">
            <text:p/>
          </table:table-cell>
          <table:table-cell table:formula="of:=([.E70]-[.$L$5])*([$Feuille1.$C$30]-[$Feuille1.$C$29])/([.$L$6]-[.$L$5])+[$Feuille1.$C$29]" office:value-type="float" office:value="167.05030356612" calcext:value-type="float">
            <text:p/>
          </table:table-cell>
          <table:table-cell table:style-name="ce7" table:formula="of:=FLOOR([.D70];1)" office:value-type="float" office:value="16221" calcext:value-type="float">
            <text:p/>
          </table:table-cell>
          <table:table-cell table:style-name="ce7" table:formula="of:=FLOOR([.F70];1)" office:value-type="float" office:value="167" calcext:value-type="float">
            <text:p/>
          </table:table-cell>
          <table:table-cell table:formula="of:=CONCATENATE([.G70];&quot;,&quot;;[.H70])" office:value-type="string" office:string-value="16221,167" calcext:value-type="string">
            <text:p>16221,167</text:p>
          </table:table-cell>
          <table:table-cell table:number-columns-repeated="3"/>
        </table:table-row>
        <table:table-row table:style-name="ro1">
          <table:table-cell office:value-type="float" office:value="1.3726368E+015" calcext:value-type="float">
            <text:p>1372636800000000</text:p>
          </table:table-cell>
          <table:table-cell office:value-type="float" office:value="1421955" calcext:value-type="float">
            <text:p>1421955</text:p>
          </table:table-cell>
          <table:table-cell office:value-type="float" office:value="1372636800000" calcext:value-type="float">
            <text:p>1372636800000</text:p>
          </table:table-cell>
          <table:table-cell table:formula="of:=([.C71]-[$Feuille1.$C$11])*[$Feuille1.$C$24]/[$Feuille1.$F$8]" office:value-type="float" office:value="16459.602596945" calcext:value-type="float">
            <text:p/>
          </table:table-cell>
          <table:table-cell table:formula="of:=([.B71]/[$Feuille1.$F$24])*1000" office:value-type="float" office:value="2.35111607142857" calcext:value-type="float">
            <text:p/>
          </table:table-cell>
          <table:table-cell table:formula="of:=([.E71]-[.$L$5])*([$Feuille1.$C$30]-[$Feuille1.$C$29])/([.$L$6]-[.$L$5])+[$Feuille1.$C$29]" office:value-type="float" office:value="149.128049352966" calcext:value-type="float">
            <text:p/>
          </table:table-cell>
          <table:table-cell table:style-name="ce7" table:formula="of:=FLOOR([.D71];1)" office:value-type="float" office:value="16459" calcext:value-type="float">
            <text:p/>
          </table:table-cell>
          <table:table-cell table:style-name="ce7" table:formula="of:=FLOOR([.F71];1)" office:value-type="float" office:value="149" calcext:value-type="float">
            <text:p/>
          </table:table-cell>
          <table:table-cell table:formula="of:=CONCATENATE([.G71];&quot;,&quot;;[.H71])" office:value-type="string" office:string-value="16459,149" calcext:value-type="string">
            <text:p>16459,149</text:p>
          </table:table-cell>
          <table:table-cell table:number-columns-repeated="3"/>
        </table:table-row>
        <table:table-row table:style-name="ro1">
          <table:table-cell office:value-type="float" office:value="1.3732416E+015" calcext:value-type="float">
            <text:p>1373241600000000</text:p>
          </table:table-cell>
          <table:table-cell office:value-type="float" office:value="1547010" calcext:value-type="float">
            <text:p>1547010</text:p>
          </table:table-cell>
          <table:table-cell office:value-type="float" office:value="1373241600000" calcext:value-type="float">
            <text:p>1373241600000</text:p>
          </table:table-cell>
          <table:table-cell table:formula="of:=([.C72]-[$Feuille1.$C$11])*[$Feuille1.$C$24]/[$Feuille1.$F$8]" office:value-type="float" office:value="16698.1475621182" calcext:value-type="float">
            <text:p/>
          </table:table-cell>
          <table:table-cell table:formula="of:=([.B72]/[$Feuille1.$F$24])*1000" office:value-type="float" office:value="2.5578869047619" calcext:value-type="float">
            <text:p/>
          </table:table-cell>
          <table:table-cell table:formula="of:=([.E72]-[.$L$5])*([$Feuille1.$C$30]-[$Feuille1.$C$29])/([.$L$6]-[.$L$5])+[$Feuille1.$C$29]" office:value-type="float" office:value="166.25029339509" calcext:value-type="float">
            <text:p/>
          </table:table-cell>
          <table:table-cell table:style-name="ce7" table:formula="of:=FLOOR([.D72];1)" office:value-type="float" office:value="16698" calcext:value-type="float">
            <text:p/>
          </table:table-cell>
          <table:table-cell table:style-name="ce7" table:formula="of:=FLOOR([.F72];1)" office:value-type="float" office:value="166" calcext:value-type="float">
            <text:p/>
          </table:table-cell>
          <table:table-cell table:formula="of:=CONCATENATE([.G72];&quot;,&quot;;[.H72])" office:value-type="string" office:string-value="16698,166" calcext:value-type="string">
            <text:p>16698,166</text:p>
          </table:table-cell>
          <table:table-cell table:number-columns-repeated="3"/>
        </table:table-row>
        <table:table-row table:style-name="ro1">
          <table:table-cell office:value-type="float" office:value="1.3738464E+015" calcext:value-type="float">
            <text:p>1373846400000000</text:p>
          </table:table-cell>
          <table:table-cell office:value-type="float" office:value="1546669" calcext:value-type="float">
            <text:p>1546669</text:p>
          </table:table-cell>
          <table:table-cell office:value-type="float" office:value="1373846400000" calcext:value-type="float">
            <text:p>1373846400000</text:p>
          </table:table-cell>
          <table:table-cell table:formula="of:=([.C73]-[$Feuille1.$C$11])*[$Feuille1.$C$24]/[$Feuille1.$F$8]" office:value-type="float" office:value="16936.6925272913" calcext:value-type="float">
            <text:p/>
          </table:table-cell>
          <table:table-cell table:formula="of:=([.B73]/[$Feuille1.$F$24])*1000" office:value-type="float" office:value="2.55732308201058" calcext:value-type="float">
            <text:p/>
          </table:table-cell>
          <table:table-cell table:formula="of:=([.E73]-[.$L$5])*([$Feuille1.$C$30]-[$Feuille1.$C$29])/([.$L$6]-[.$L$5])+[$Feuille1.$C$29]" office:value-type="float" office:value="166.203604456476" calcext:value-type="float">
            <text:p/>
          </table:table-cell>
          <table:table-cell table:style-name="ce7" table:formula="of:=FLOOR([.D73];1)" office:value-type="float" office:value="16936" calcext:value-type="float">
            <text:p/>
          </table:table-cell>
          <table:table-cell table:style-name="ce7" table:formula="of:=FLOOR([.F73];1)" office:value-type="float" office:value="166" calcext:value-type="float">
            <text:p/>
          </table:table-cell>
          <table:table-cell table:formula="of:=CONCATENATE([.G73];&quot;,&quot;;[.H73])" office:value-type="string" office:string-value="16936,166" calcext:value-type="string">
            <text:p>16936,166</text:p>
          </table:table-cell>
          <table:table-cell table:number-columns-repeated="3"/>
        </table:table-row>
        <table:table-row table:style-name="ro1">
          <table:table-cell office:value-type="float" office:value="1.3744512E+015" calcext:value-type="float">
            <text:p>1374451200000000</text:p>
          </table:table-cell>
          <table:table-cell office:value-type="float" office:value="1504343" calcext:value-type="float">
            <text:p>1504343</text:p>
          </table:table-cell>
          <table:table-cell office:value-type="float" office:value="1374451200000" calcext:value-type="float">
            <text:p>1374451200000</text:p>
          </table:table-cell>
          <table:table-cell table:formula="of:=([.C74]-[$Feuille1.$C$11])*[$Feuille1.$C$24]/[$Feuille1.$F$8]" office:value-type="float" office:value="17175.2374924644" calcext:value-type="float">
            <text:p/>
          </table:table-cell>
          <table:table-cell table:formula="of:=([.B74]/[$Feuille1.$F$24])*1000" office:value-type="float" office:value="2.48733961640212" calcext:value-type="float">
            <text:p/>
          </table:table-cell>
          <table:table-cell table:formula="of:=([.E74]-[.$L$5])*([$Feuille1.$C$30]-[$Feuille1.$C$29])/([.$L$6]-[.$L$5])+[$Feuille1.$C$29]" office:value-type="float" office:value="160.40842552459" calcext:value-type="float">
            <text:p/>
          </table:table-cell>
          <table:table-cell table:style-name="ce7" table:formula="of:=FLOOR([.D74];1)" office:value-type="float" office:value="17175" calcext:value-type="float">
            <text:p/>
          </table:table-cell>
          <table:table-cell table:style-name="ce7" table:formula="of:=FLOOR([.F74];1)" office:value-type="float" office:value="160" calcext:value-type="float">
            <text:p/>
          </table:table-cell>
          <table:table-cell table:formula="of:=CONCATENATE([.G74];&quot;,&quot;;[.H74])" office:value-type="string" office:string-value="17175,160" calcext:value-type="string">
            <text:p>17175,160</text:p>
          </table:table-cell>
          <table:table-cell table:number-columns-repeated="3"/>
        </table:table-row>
        <table:table-row table:style-name="ro1">
          <table:table-cell office:value-type="float" office:value="1.375056E+015" calcext:value-type="float">
            <text:p>1375056000000000</text:p>
          </table:table-cell>
          <table:table-cell office:value-type="float" office:value="1531083" calcext:value-type="float">
            <text:p>1531083</text:p>
          </table:table-cell>
          <table:table-cell office:value-type="float" office:value="1375056000000" calcext:value-type="float">
            <text:p>1375056000000</text:p>
          </table:table-cell>
          <table:table-cell table:formula="of:=([.C75]-[$Feuille1.$C$11])*[$Feuille1.$C$24]/[$Feuille1.$F$8]" office:value-type="float" office:value="17413.7824576375" calcext:value-type="float">
            <text:p/>
          </table:table-cell>
          <table:table-cell table:formula="of:=([.B75]/[$Feuille1.$F$24])*1000" office:value-type="float" office:value="2.53155257936508" calcext:value-type="float">
            <text:p/>
          </table:table-cell>
          <table:table-cell table:formula="of:=([.E75]-[.$L$5])*([$Feuille1.$C$30]-[$Feuille1.$C$29])/([.$L$6]-[.$L$5])+[$Feuille1.$C$29]" office:value-type="float" office:value="164.06960505109" calcext:value-type="float">
            <text:p/>
          </table:table-cell>
          <table:table-cell table:style-name="ce7" table:formula="of:=FLOOR([.D75];1)" office:value-type="float" office:value="17413" calcext:value-type="float">
            <text:p/>
          </table:table-cell>
          <table:table-cell table:style-name="ce7" table:formula="of:=FLOOR([.F75];1)" office:value-type="float" office:value="164" calcext:value-type="float">
            <text:p/>
          </table:table-cell>
          <table:table-cell table:formula="of:=CONCATENATE([.G75];&quot;,&quot;;[.H75])" office:value-type="string" office:string-value="17413,164" calcext:value-type="string">
            <text:p>17413,164</text:p>
          </table:table-cell>
          <table:table-cell table:number-columns-repeated="3"/>
        </table:table-row>
        <table:table-row table:style-name="ro1">
          <table:table-cell office:value-type="float" office:value="1.3756608E+015" calcext:value-type="float">
            <text:p>1375660800000000</text:p>
          </table:table-cell>
          <table:table-cell office:value-type="float" office:value="1546763" calcext:value-type="float">
            <text:p>1546763</text:p>
          </table:table-cell>
          <table:table-cell office:value-type="float" office:value="1375660800000" calcext:value-type="float">
            <text:p>1375660800000</text:p>
          </table:table-cell>
          <table:table-cell table:formula="of:=([.C76]-[$Feuille1.$C$11])*[$Feuille1.$C$24]/[$Feuille1.$F$8]" office:value-type="float" office:value="17652.3274228106" calcext:value-type="float">
            <text:p/>
          </table:table-cell>
          <table:table-cell table:formula="of:=([.B76]/[$Feuille1.$F$24])*1000" office:value-type="float" office:value="2.55747850529101" calcext:value-type="float">
            <text:p/>
          </table:table-cell>
          <table:table-cell table:formula="of:=([.E76]-[.$L$5])*([$Feuille1.$C$30]-[$Feuille1.$C$29])/([.$L$6]-[.$L$5])+[$Feuille1.$C$29]" office:value-type="float" office:value="166.216474721079" calcext:value-type="float">
            <text:p/>
          </table:table-cell>
          <table:table-cell table:style-name="ce7" table:formula="of:=FLOOR([.D76];1)" office:value-type="float" office:value="17652" calcext:value-type="float">
            <text:p/>
          </table:table-cell>
          <table:table-cell table:style-name="ce7" table:formula="of:=FLOOR([.F76];1)" office:value-type="float" office:value="166" calcext:value-type="float">
            <text:p/>
          </table:table-cell>
          <table:table-cell table:formula="of:=CONCATENATE([.G76];&quot;,&quot;;[.H76])" office:value-type="string" office:string-value="17652,166" calcext:value-type="string">
            <text:p>17652,166</text:p>
          </table:table-cell>
          <table:table-cell table:number-columns-repeated="3"/>
        </table:table-row>
        <table:table-row table:style-name="ro1">
          <table:table-cell office:value-type="float" office:value="1.3762656E+015" calcext:value-type="float">
            <text:p>1376265600000000</text:p>
          </table:table-cell>
          <table:table-cell office:value-type="float" office:value="1494379" calcext:value-type="float">
            <text:p>1494379</text:p>
          </table:table-cell>
          <table:table-cell office:value-type="float" office:value="1376265600000" calcext:value-type="float">
            <text:p>1376265600000</text:p>
          </table:table-cell>
          <table:table-cell table:formula="of:=([.C77]-[$Feuille1.$C$11])*[$Feuille1.$C$24]/[$Feuille1.$F$8]" office:value-type="float" office:value="17890.8723879838" calcext:value-type="float">
            <text:p/>
          </table:table-cell>
          <table:table-cell table:formula="of:=([.B77]/[$Feuille1.$F$24])*1000" office:value-type="float" office:value="2.47086474867725" calcext:value-type="float">
            <text:p/>
          </table:table-cell>
          <table:table-cell table:formula="of:=([.E77]-[.$L$5])*([$Feuille1.$C$30]-[$Feuille1.$C$29])/([.$L$6]-[.$L$5])+[$Feuille1.$C$29]" office:value-type="float" office:value="159.044177476646" calcext:value-type="float">
            <text:p/>
          </table:table-cell>
          <table:table-cell table:style-name="ce7" table:formula="of:=FLOOR([.D77];1)" office:value-type="float" office:value="17890" calcext:value-type="float">
            <text:p/>
          </table:table-cell>
          <table:table-cell table:style-name="ce7" table:formula="of:=FLOOR([.F77];1)" office:value-type="float" office:value="159" calcext:value-type="float">
            <text:p/>
          </table:table-cell>
          <table:table-cell table:formula="of:=CONCATENATE([.G77];&quot;,&quot;;[.H77])" office:value-type="string" office:string-value="17890,159" calcext:value-type="string">
            <text:p>17890,159</text:p>
          </table:table-cell>
          <table:table-cell table:number-columns-repeated="3"/>
        </table:table-row>
        <table:table-row table:style-name="ro1">
          <table:table-cell office:value-type="float" office:value="1.3768704E+015" calcext:value-type="float">
            <text:p>1376870400000000</text:p>
          </table:table-cell>
          <table:table-cell office:value-type="float" office:value="1646548" calcext:value-type="float">
            <text:p>1646548</text:p>
          </table:table-cell>
          <table:table-cell office:value-type="float" office:value="1376870400000" calcext:value-type="float">
            <text:p>1376870400000</text:p>
          </table:table-cell>
          <table:table-cell table:formula="of:=([.C78]-[$Feuille1.$C$11])*[$Feuille1.$C$24]/[$Feuille1.$F$8]" office:value-type="float" office:value="18129.4173531569" calcext:value-type="float">
            <text:p/>
          </table:table-cell>
          <table:table-cell table:formula="of:=([.B78]/[$Feuille1.$F$24])*1000" office:value-type="float" office:value="2.72246693121693" calcext:value-type="float">
            <text:p/>
          </table:table-cell>
          <table:table-cell table:formula="of:=([.E78]-[.$L$5])*([$Feuille1.$C$30]-[$Feuille1.$C$29])/([.$L$6]-[.$L$5])+[$Feuille1.$C$29]" office:value-type="float" office:value="179.878808268265" calcext:value-type="float">
            <text:p/>
          </table:table-cell>
          <table:table-cell table:style-name="ce7" table:formula="of:=FLOOR([.D78];1)" office:value-type="float" office:value="18129" calcext:value-type="float">
            <text:p/>
          </table:table-cell>
          <table:table-cell table:style-name="ce7" table:formula="of:=FLOOR([.F78];1)" office:value-type="float" office:value="179" calcext:value-type="float">
            <text:p/>
          </table:table-cell>
          <table:table-cell table:formula="of:=CONCATENATE([.G78];&quot;,&quot;;[.H78])" office:value-type="string" office:string-value="18129,179" calcext:value-type="string">
            <text:p>18129,179</text:p>
          </table:table-cell>
          <table:table-cell table:number-columns-repeated="3"/>
        </table:table-row>
        <table:table-row table:style-name="ro1">
          <table:table-cell office:value-type="float" office:value="1.3774752E+015" calcext:value-type="float">
            <text:p>1377475200000000</text:p>
          </table:table-cell>
          <table:table-cell office:value-type="float" office:value="1614281" calcext:value-type="float">
            <text:p>1614281</text:p>
          </table:table-cell>
          <table:table-cell office:value-type="float" office:value="1377475200000" calcext:value-type="float">
            <text:p>1377475200000</text:p>
          </table:table-cell>
          <table:table-cell table:formula="of:=([.C79]-[$Feuille1.$C$11])*[$Feuille1.$C$24]/[$Feuille1.$F$8]" office:value-type="float" office:value="18367.96231833" calcext:value-type="float">
            <text:p/>
          </table:table-cell>
          <table:table-cell table:formula="of:=([.B79]/[$Feuille1.$F$24])*1000" office:value-type="float" office:value="2.66911541005291" calcext:value-type="float">
            <text:p/>
          </table:table-cell>
          <table:table-cell table:formula="of:=([.E79]-[.$L$5])*([$Feuille1.$C$30]-[$Feuille1.$C$29])/([.$L$6]-[.$L$5])+[$Feuille1.$C$29]" office:value-type="float" office:value="175.460884566636" calcext:value-type="float">
            <text:p/>
          </table:table-cell>
          <table:table-cell table:style-name="ce7" table:formula="of:=FLOOR([.D79];1)" office:value-type="float" office:value="18367" calcext:value-type="float">
            <text:p/>
          </table:table-cell>
          <table:table-cell table:style-name="ce7" table:formula="of:=FLOOR([.F79];1)" office:value-type="float" office:value="175" calcext:value-type="float">
            <text:p/>
          </table:table-cell>
          <table:table-cell table:formula="of:=CONCATENATE([.G79];&quot;,&quot;;[.H79])" office:value-type="string" office:string-value="18367,175" calcext:value-type="string">
            <text:p>18367,175</text:p>
          </table:table-cell>
          <table:table-cell table:number-columns-repeated="3"/>
        </table:table-row>
        <table:table-row table:style-name="ro1">
          <table:table-cell office:value-type="float" office:value="1.37808E+015" calcext:value-type="float">
            <text:p>1378080000000000</text:p>
          </table:table-cell>
          <table:table-cell office:value-type="float" office:value="1168818" calcext:value-type="float">
            <text:p>1168818</text:p>
          </table:table-cell>
          <table:table-cell office:value-type="float" office:value="1378080000000" calcext:value-type="float">
            <text:p>1378080000000</text:p>
          </table:table-cell>
          <table:table-cell table:formula="of:=([.C80]-[$Feuille1.$C$11])*[$Feuille1.$C$24]/[$Feuille1.$F$8]" office:value-type="float" office:value="18606.5072835031" calcext:value-type="float">
            <text:p/>
          </table:table-cell>
          <table:table-cell table:formula="of:=([.B80]/[$Feuille1.$F$24])*1000" office:value-type="float" office:value="1.93256944444444" calcext:value-type="float">
            <text:p/>
          </table:table-cell>
          <table:table-cell table:formula="of:=([.E80]-[.$L$5])*([$Feuille1.$C$30]-[$Feuille1.$C$29])/([.$L$6]-[.$L$5])+[$Feuille1.$C$29]" office:value-type="float" office:value="114.469111364952" calcext:value-type="float">
            <text:p/>
          </table:table-cell>
          <table:table-cell table:style-name="ce7" table:formula="of:=FLOOR([.D80];1)" office:value-type="float" office:value="18606" calcext:value-type="float">
            <text:p/>
          </table:table-cell>
          <table:table-cell table:style-name="ce7" table:formula="of:=FLOOR([.F80];1)" office:value-type="float" office:value="114" calcext:value-type="float">
            <text:p/>
          </table:table-cell>
          <table:table-cell table:formula="of:=CONCATENATE([.G80];&quot;,&quot;;[.H80])" office:value-type="string" office:string-value="18606,114" calcext:value-type="string">
            <text:p>18606,114</text:p>
          </table:table-cell>
          <table:table-cell table:number-columns-repeated="3"/>
        </table:table-row>
        <table:table-row table:style-name="ro1">
          <table:table-cell office:value-type="float" office:value="1.3786848E+015" calcext:value-type="float">
            <text:p>1378684800000000</text:p>
          </table:table-cell>
          <table:table-cell office:value-type="float" office:value="1701760" calcext:value-type="float">
            <text:p>1701760</text:p>
          </table:table-cell>
          <table:table-cell office:value-type="float" office:value="1378684800000" calcext:value-type="float">
            <text:p>1378684800000</text:p>
          </table:table-cell>
          <table:table-cell table:formula="of:=([.C81]-[$Feuille1.$C$11])*[$Feuille1.$C$24]/[$Feuille1.$F$8]" office:value-type="float" office:value="18845.0522486762" calcext:value-type="float">
            <text:p/>
          </table:table-cell>
          <table:table-cell table:formula="of:=([.B81]/[$Feuille1.$F$24])*1000" office:value-type="float" office:value="2.81375661375661" calcext:value-type="float">
            <text:p/>
          </table:table-cell>
          <table:table-cell table:formula="of:=([.E81]-[.$L$5])*([$Feuille1.$C$30]-[$Feuille1.$C$29])/([.$L$6]-[.$L$5])+[$Feuille1.$C$29]" office:value-type="float" office:value="187.438308792464" calcext:value-type="float">
            <text:p/>
          </table:table-cell>
          <table:table-cell table:style-name="ce7" table:formula="of:=FLOOR([.D81];1)" office:value-type="float" office:value="18845" calcext:value-type="float">
            <text:p/>
          </table:table-cell>
          <table:table-cell table:style-name="ce7" table:formula="of:=FLOOR([.F81];1)" office:value-type="float" office:value="187" calcext:value-type="float">
            <text:p/>
          </table:table-cell>
          <table:table-cell table:formula="of:=CONCATENATE([.G81];&quot;,&quot;;[.H81])" office:value-type="string" office:string-value="18845,187" calcext:value-type="string">
            <text:p>18845,187</text:p>
          </table:table-cell>
          <table:table-cell table:number-columns-repeated="3"/>
        </table:table-row>
        <table:table-row table:style-name="ro1">
          <table:table-cell office:value-type="float" office:value="1.3792896E+015" calcext:value-type="float">
            <text:p>1379289600000000</text:p>
          </table:table-cell>
          <table:table-cell office:value-type="float" office:value="1610145" calcext:value-type="float">
            <text:p>1610145</text:p>
          </table:table-cell>
          <table:table-cell office:value-type="float" office:value="1379289600000" calcext:value-type="float">
            <text:p>1379289600000</text:p>
          </table:table-cell>
          <table:table-cell table:formula="of:=([.C82]-[$Feuille1.$C$11])*[$Feuille1.$C$24]/[$Feuille1.$F$8]" office:value-type="float" office:value="19083.5972138493" calcext:value-type="float">
            <text:p/>
          </table:table-cell>
          <table:table-cell table:formula="of:=([.B82]/[$Feuille1.$F$24])*1000" office:value-type="float" office:value="2.66227678571429" calcext:value-type="float">
            <text:p/>
          </table:table-cell>
          <table:table-cell table:formula="of:=([.E82]-[.$L$5])*([$Feuille1.$C$30]-[$Feuille1.$C$29])/([.$L$6]-[.$L$5])+[$Feuille1.$C$29]" office:value-type="float" office:value="174.894592924093" calcext:value-type="float">
            <text:p/>
          </table:table-cell>
          <table:table-cell table:style-name="ce7" table:formula="of:=FLOOR([.D82];1)" office:value-type="float" office:value="19083" calcext:value-type="float">
            <text:p/>
          </table:table-cell>
          <table:table-cell table:style-name="ce7" table:formula="of:=FLOOR([.F82];1)" office:value-type="float" office:value="174" calcext:value-type="float">
            <text:p/>
          </table:table-cell>
          <table:table-cell table:formula="of:=CONCATENATE([.G82];&quot;,&quot;;[.H82])" office:value-type="string" office:string-value="19083,174" calcext:value-type="string">
            <text:p>19083,174</text:p>
          </table:table-cell>
          <table:table-cell table:number-columns-repeated="3"/>
        </table:table-row>
        <table:table-row table:style-name="ro1">
          <table:table-cell office:value-type="float" office:value="1.3798944E+015" calcext:value-type="float">
            <text:p>1379894400000000</text:p>
          </table:table-cell>
          <table:table-cell office:value-type="float" office:value="1728839" calcext:value-type="float">
            <text:p>1728839</text:p>
          </table:table-cell>
          <table:table-cell office:value-type="float" office:value="1379894400000" calcext:value-type="float">
            <text:p>1379894400000</text:p>
          </table:table-cell>
          <table:table-cell table:formula="of:=([.C83]-[$Feuille1.$C$11])*[$Feuille1.$C$24]/[$Feuille1.$F$8]" office:value-type="float" office:value="19322.1421790224" calcext:value-type="float">
            <text:p/>
          </table:table-cell>
          <table:table-cell table:formula="of:=([.B83]/[$Feuille1.$F$24])*1000" office:value-type="float" office:value="2.85853009259259" calcext:value-type="float">
            <text:p/>
          </table:table-cell>
          <table:table-cell table:formula="of:=([.E83]-[.$L$5])*([$Feuille1.$C$30]-[$Feuille1.$C$29])/([.$L$6]-[.$L$5])+[$Feuille1.$C$29]" office:value-type="float" office:value="191.14590342216" calcext:value-type="float">
            <text:p/>
          </table:table-cell>
          <table:table-cell table:style-name="ce7" table:formula="of:=FLOOR([.D83];1)" office:value-type="float" office:value="19322" calcext:value-type="float">
            <text:p/>
          </table:table-cell>
          <table:table-cell table:style-name="ce7" table:formula="of:=FLOOR([.F83];1)" office:value-type="float" office:value="191" calcext:value-type="float">
            <text:p/>
          </table:table-cell>
          <table:table-cell table:formula="of:=CONCATENATE([.G83];&quot;,&quot;;[.H83])" office:value-type="string" office:string-value="19322,191" calcext:value-type="string">
            <text:p>19322,191</text:p>
          </table:table-cell>
          <table:table-cell table:number-columns-repeated="3"/>
        </table:table-row>
        <table:table-row table:style-name="ro1">
          <table:table-cell office:value-type="float" office:value="1.3804992E+015" calcext:value-type="float">
            <text:p>1380499200000000</text:p>
          </table:table-cell>
          <table:table-cell office:value-type="float" office:value="1808386" calcext:value-type="float">
            <text:p>1808386</text:p>
          </table:table-cell>
          <table:table-cell office:value-type="float" office:value="1380499200000" calcext:value-type="float">
            <text:p>1380499200000</text:p>
          </table:table-cell>
          <table:table-cell table:formula="of:=([.C84]-[$Feuille1.$C$11])*[$Feuille1.$C$24]/[$Feuille1.$F$8]" office:value-type="float" office:value="19560.6871441956" calcext:value-type="float">
            <text:p/>
          </table:table-cell>
          <table:table-cell table:formula="of:=([.B84]/[$Feuille1.$F$24])*1000" office:value-type="float" office:value="2.99005621693122" calcext:value-type="float">
            <text:p/>
          </table:table-cell>
          <table:table-cell table:formula="of:=([.E84]-[.$L$5])*([$Feuille1.$C$30]-[$Feuille1.$C$29])/([.$L$6]-[.$L$5])+[$Feuille1.$C$29]" office:value-type="float" office:value="202.037296383808" calcext:value-type="float">
            <text:p/>
          </table:table-cell>
          <table:table-cell table:style-name="ce7" table:formula="of:=FLOOR([.D84];1)" office:value-type="float" office:value="19560" calcext:value-type="float">
            <text:p/>
          </table:table-cell>
          <table:table-cell table:style-name="ce7" table:formula="of:=FLOOR([.F84];1)" office:value-type="float" office:value="202" calcext:value-type="float">
            <text:p/>
          </table:table-cell>
          <table:table-cell table:formula="of:=CONCATENATE([.G84];&quot;,&quot;;[.H84])" office:value-type="string" office:string-value="19560,202" calcext:value-type="string">
            <text:p>19560,202</text:p>
          </table:table-cell>
          <table:table-cell table:number-columns-repeated="3"/>
        </table:table-row>
        <table:table-row table:style-name="ro1">
          <table:table-cell office:value-type="float" office:value="1.381104E+015" calcext:value-type="float">
            <text:p>1381104000000000</text:p>
          </table:table-cell>
          <table:table-cell office:value-type="float" office:value="1808820" calcext:value-type="float">
            <text:p>1808820</text:p>
          </table:table-cell>
          <table:table-cell office:value-type="float" office:value="1381104000000" calcext:value-type="float">
            <text:p>1381104000000</text:p>
          </table:table-cell>
          <table:table-cell table:formula="of:=([.C85]-[$Feuille1.$C$11])*[$Feuille1.$C$24]/[$Feuille1.$F$8]" office:value-type="float" office:value="19799.2321093687" calcext:value-type="float">
            <text:p/>
          </table:table-cell>
          <table:table-cell table:formula="of:=([.B85]/[$Feuille1.$F$24])*1000" office:value-type="float" office:value="2.99077380952381" calcext:value-type="float">
            <text:p/>
          </table:table-cell>
          <table:table-cell table:formula="of:=([.E85]-[.$L$5])*([$Feuille1.$C$30]-[$Feuille1.$C$29])/([.$L$6]-[.$L$5])+[$Feuille1.$C$29]" office:value-type="float" office:value="202.096718669316" calcext:value-type="float">
            <text:p/>
          </table:table-cell>
          <table:table-cell table:style-name="ce7" table:formula="of:=FLOOR([.D85];1)" office:value-type="float" office:value="19799" calcext:value-type="float">
            <text:p/>
          </table:table-cell>
          <table:table-cell table:style-name="ce7" table:formula="of:=FLOOR([.F85];1)" office:value-type="float" office:value="202" calcext:value-type="float">
            <text:p/>
          </table:table-cell>
          <table:table-cell table:formula="of:=CONCATENATE([.G85];&quot;,&quot;;[.H85])" office:value-type="string" office:string-value="19799,202" calcext:value-type="string">
            <text:p>19799,202</text:p>
          </table:table-cell>
          <table:table-cell table:number-columns-repeated="3"/>
        </table:table-row>
        <table:table-row table:style-name="ro1">
          <table:table-cell office:value-type="float" office:value="1.3817088E+015" calcext:value-type="float">
            <text:p>1381708800000000</text:p>
          </table:table-cell>
          <table:table-cell office:value-type="float" office:value="1848271" calcext:value-type="float">
            <text:p>1848271</text:p>
          </table:table-cell>
          <table:table-cell office:value-type="float" office:value="1381708800000" calcext:value-type="float">
            <text:p>1381708800000</text:p>
          </table:table-cell>
          <table:table-cell table:formula="of:=([.C86]-[$Feuille1.$C$11])*[$Feuille1.$C$24]/[$Feuille1.$F$8]" office:value-type="float" office:value="20037.7770745418" calcext:value-type="float">
            <text:p/>
          </table:table-cell>
          <table:table-cell table:formula="of:=([.B86]/[$Feuille1.$F$24])*1000" office:value-type="float" office:value="3.05600363756614" calcext:value-type="float">
            <text:p/>
          </table:table-cell>
          <table:table-cell table:formula="of:=([.E86]-[.$L$5])*([$Feuille1.$C$30]-[$Feuille1.$C$29])/([.$L$6]-[.$L$5])+[$Feuille1.$C$29]" office:value-type="float" office:value="207.498259189134" calcext:value-type="float">
            <text:p/>
          </table:table-cell>
          <table:table-cell table:style-name="ce7" table:formula="of:=FLOOR([.D86];1)" office:value-type="float" office:value="20037" calcext:value-type="float">
            <text:p/>
          </table:table-cell>
          <table:table-cell table:style-name="ce7" table:formula="of:=FLOOR([.F86];1)" office:value-type="float" office:value="207" calcext:value-type="float">
            <text:p/>
          </table:table-cell>
          <table:table-cell table:formula="of:=CONCATENATE([.G86];&quot;,&quot;;[.H86])" office:value-type="string" office:string-value="20037,207" calcext:value-type="string">
            <text:p>20037,207</text:p>
          </table:table-cell>
          <table:table-cell table:number-columns-repeated="3"/>
        </table:table-row>
        <table:table-row table:style-name="ro1">
          <table:table-cell office:value-type="float" office:value="1.3823136E+015" calcext:value-type="float">
            <text:p>1382313600000000</text:p>
          </table:table-cell>
          <table:table-cell office:value-type="float" office:value="1878328" calcext:value-type="float">
            <text:p>1878328</text:p>
          </table:table-cell>
          <table:table-cell office:value-type="float" office:value="1382313600000" calcext:value-type="float">
            <text:p>1382313600000</text:p>
          </table:table-cell>
          <table:table-cell table:formula="of:=([.C87]-[$Feuille1.$C$11])*[$Feuille1.$C$24]/[$Feuille1.$F$8]" office:value-type="float" office:value="20276.3220397149" calcext:value-type="float">
            <text:p/>
          </table:table-cell>
          <table:table-cell table:formula="of:=([.B87]/[$Feuille1.$F$24])*1000" office:value-type="float" office:value="3.10570105820106" calcext:value-type="float">
            <text:p/>
          </table:table-cell>
          <table:table-cell table:formula="of:=([.E87]-[.$L$5])*([$Feuille1.$C$30]-[$Feuille1.$C$29])/([.$L$6]-[.$L$5])+[$Feuille1.$C$29]" office:value-type="float" office:value="211.613594754878" calcext:value-type="float">
            <text:p/>
          </table:table-cell>
          <table:table-cell table:style-name="ce7" table:formula="of:=FLOOR([.D87];1)" office:value-type="float" office:value="20276" calcext:value-type="float">
            <text:p/>
          </table:table-cell>
          <table:table-cell table:style-name="ce7" table:formula="of:=FLOOR([.F87];1)" office:value-type="float" office:value="211" calcext:value-type="float">
            <text:p/>
          </table:table-cell>
          <table:table-cell table:formula="of:=CONCATENATE([.G87];&quot;,&quot;;[.H87])" office:value-type="string" office:string-value="20276,211" calcext:value-type="string">
            <text:p>20276,211</text:p>
          </table:table-cell>
          <table:table-cell table:number-columns-repeated="3"/>
        </table:table-row>
        <table:table-row table:style-name="ro1">
          <table:table-cell office:value-type="float" office:value="1.3829184E+015" calcext:value-type="float">
            <text:p>1382918400000000</text:p>
          </table:table-cell>
          <table:table-cell office:value-type="float" office:value="1935019" calcext:value-type="float">
            <text:p>1935019</text:p>
          </table:table-cell>
          <table:table-cell office:value-type="float" office:value="1382918400000" calcext:value-type="float">
            <text:p>1382918400000</text:p>
          </table:table-cell>
          <table:table-cell table:formula="of:=([.C88]-[$Feuille1.$C$11])*[$Feuille1.$C$24]/[$Feuille1.$F$8]" office:value-type="float" office:value="20514.867004888" calcext:value-type="float">
            <text:p/>
          </table:table-cell>
          <table:table-cell table:formula="of:=([.B88]/[$Feuille1.$F$24])*1000" office:value-type="float" office:value="3.19943617724868" calcext:value-type="float">
            <text:p/>
          </table:table-cell>
          <table:table-cell table:formula="of:=([.E88]-[.$L$5])*([$Feuille1.$C$30]-[$Feuille1.$C$29])/([.$L$6]-[.$L$5])+[$Feuille1.$C$29]" office:value-type="float" office:value="219.375596570016" calcext:value-type="float">
            <text:p/>
          </table:table-cell>
          <table:table-cell table:style-name="ce7" table:formula="of:=FLOOR([.D88];1)" office:value-type="float" office:value="20514" calcext:value-type="float">
            <text:p/>
          </table:table-cell>
          <table:table-cell table:style-name="ce7" table:formula="of:=FLOOR([.F88];1)" office:value-type="float" office:value="219" calcext:value-type="float">
            <text:p/>
          </table:table-cell>
          <table:table-cell table:formula="of:=CONCATENATE([.G88];&quot;,&quot;;[.H88])" office:value-type="string" office:string-value="20514,219" calcext:value-type="string">
            <text:p>20514,219</text:p>
          </table:table-cell>
          <table:table-cell table:number-columns-repeated="3"/>
        </table:table-row>
        <table:table-row table:style-name="ro1">
          <table:table-cell office:value-type="float" office:value="1.3835232E+015" calcext:value-type="float">
            <text:p>1383523200000000</text:p>
          </table:table-cell>
          <table:table-cell office:value-type="float" office:value="1949956" calcext:value-type="float">
            <text:p>1949956</text:p>
          </table:table-cell>
          <table:table-cell office:value-type="float" office:value="1383523200000" calcext:value-type="float">
            <text:p>1383523200000</text:p>
          </table:table-cell>
          <table:table-cell table:formula="of:=([.C89]-[$Feuille1.$C$11])*[$Feuille1.$C$24]/[$Feuille1.$F$8]" office:value-type="float" office:value="20753.4119700611" calcext:value-type="float">
            <text:p/>
          </table:table-cell>
          <table:table-cell table:formula="of:=([.B89]/[$Feuille1.$F$24])*1000" office:value-type="float" office:value="3.2241335978836" calcext:value-type="float">
            <text:p/>
          </table:table-cell>
          <table:table-cell table:formula="of:=([.E89]-[.$L$5])*([$Feuille1.$C$30]-[$Feuille1.$C$29])/([.$L$6]-[.$L$5])+[$Feuille1.$C$29]" office:value-type="float" office:value="221.420736382556" calcext:value-type="float">
            <text:p/>
          </table:table-cell>
          <table:table-cell table:style-name="ce7" table:formula="of:=FLOOR([.D89];1)" office:value-type="float" office:value="20753" calcext:value-type="float">
            <text:p/>
          </table:table-cell>
          <table:table-cell table:style-name="ce7" table:formula="of:=FLOOR([.F89];1)" office:value-type="float" office:value="221" calcext:value-type="float">
            <text:p/>
          </table:table-cell>
          <table:table-cell table:formula="of:=CONCATENATE([.G89];&quot;,&quot;;[.H89])" office:value-type="string" office:string-value="20753,221" calcext:value-type="string">
            <text:p>20753,221</text:p>
          </table:table-cell>
          <table:table-cell table:number-columns-repeated="3"/>
        </table:table-row>
        <table:table-row table:style-name="ro1">
          <table:table-cell office:value-type="float" office:value="1.384128E+015" calcext:value-type="float">
            <text:p>1384128000000000</text:p>
          </table:table-cell>
          <table:table-cell office:value-type="float" office:value="2044713" calcext:value-type="float">
            <text:p>2044713</text:p>
          </table:table-cell>
          <table:table-cell office:value-type="float" office:value="1384128000000" calcext:value-type="float">
            <text:p>1384128000000</text:p>
          </table:table-cell>
          <table:table-cell table:formula="of:=([.C90]-[$Feuille1.$C$11])*[$Feuille1.$C$24]/[$Feuille1.$F$8]" office:value-type="float" office:value="20991.9569352343" calcext:value-type="float">
            <text:p/>
          </table:table-cell>
          <table:table-cell table:formula="of:=([.B90]/[$Feuille1.$F$24])*1000" office:value-type="float" office:value="3.38080853174603" calcext:value-type="float">
            <text:p/>
          </table:table-cell>
          <table:table-cell table:formula="of:=([.E90]-[.$L$5])*([$Feuille1.$C$30]-[$Feuille1.$C$29])/([.$L$6]-[.$L$5])+[$Feuille1.$C$29]" office:value-type="float" office:value="234.394647691176" calcext:value-type="float">
            <text:p/>
          </table:table-cell>
          <table:table-cell table:style-name="ce7" table:formula="of:=FLOOR([.D90];1)" office:value-type="float" office:value="20991" calcext:value-type="float">
            <text:p/>
          </table:table-cell>
          <table:table-cell table:style-name="ce7" table:formula="of:=FLOOR([.F90];1)" office:value-type="float" office:value="234" calcext:value-type="float">
            <text:p/>
          </table:table-cell>
          <table:table-cell table:formula="of:=CONCATENATE([.G90];&quot;,&quot;;[.H90])" office:value-type="string" office:string-value="20991,234" calcext:value-type="string">
            <text:p>20991,234</text:p>
          </table:table-cell>
          <table:table-cell table:number-columns-repeated="3"/>
        </table:table-row>
        <table:table-row table:style-name="ro1">
          <table:table-cell office:value-type="float" office:value="1.3847328E+015" calcext:value-type="float">
            <text:p>1384732800000000</text:p>
          </table:table-cell>
          <table:table-cell office:value-type="float" office:value="2063476" calcext:value-type="float">
            <text:p>2063476</text:p>
          </table:table-cell>
          <table:table-cell office:value-type="float" office:value="1384732800000" calcext:value-type="float">
            <text:p>1384732800000</text:p>
          </table:table-cell>
          <table:table-cell table:formula="of:=([.C91]-[$Feuille1.$C$11])*[$Feuille1.$C$24]/[$Feuille1.$F$8]" office:value-type="float" office:value="21230.5019004074" calcext:value-type="float">
            <text:p/>
          </table:table-cell>
          <table:table-cell table:formula="of:=([.B91]/[$Feuille1.$F$24])*1000" office:value-type="float" office:value="3.41183201058201" calcext:value-type="float">
            <text:p/>
          </table:table-cell>
          <table:table-cell table:formula="of:=([.E91]-[.$L$5])*([$Feuille1.$C$30]-[$Feuille1.$C$29])/([.$L$6]-[.$L$5])+[$Feuille1.$C$29]" office:value-type="float" office:value="236.96363465661" calcext:value-type="float">
            <text:p/>
          </table:table-cell>
          <table:table-cell table:style-name="ce7" table:formula="of:=FLOOR([.D91];1)" office:value-type="float" office:value="21230" calcext:value-type="float">
            <text:p/>
          </table:table-cell>
          <table:table-cell table:style-name="ce7" table:formula="of:=FLOOR([.F91];1)" office:value-type="float" office:value="236" calcext:value-type="float">
            <text:p/>
          </table:table-cell>
          <table:table-cell table:formula="of:=CONCATENATE([.G91];&quot;,&quot;;[.H91])" office:value-type="string" office:string-value="21230,236" calcext:value-type="string">
            <text:p>21230,236</text:p>
          </table:table-cell>
          <table:table-cell table:number-columns-repeated="3"/>
        </table:table-row>
        <table:table-row table:style-name="ro1">
          <table:table-cell office:value-type="float" office:value="1.3853376E+015" calcext:value-type="float">
            <text:p>1385337600000000</text:p>
          </table:table-cell>
          <table:table-cell office:value-type="float" office:value="1846778" calcext:value-type="float">
            <text:p>1846778</text:p>
          </table:table-cell>
          <table:table-cell office:value-type="float" office:value="1385337600000" calcext:value-type="float">
            <text:p>1385337600000</text:p>
          </table:table-cell>
          <table:table-cell table:formula="of:=([.C92]-[$Feuille1.$C$11])*[$Feuille1.$C$24]/[$Feuille1.$F$8]" office:value-type="float" office:value="21469.0468655805" calcext:value-type="float">
            <text:p/>
          </table:table-cell>
          <table:table-cell table:formula="of:=([.B92]/[$Feuille1.$F$24])*1000" office:value-type="float" office:value="3.05353505291005" calcext:value-type="float">
            <text:p/>
          </table:table-cell>
          <table:table-cell table:formula="of:=([.E92]-[.$L$5])*([$Feuille1.$C$30]-[$Feuille1.$C$29])/([.$L$6]-[.$L$5])+[$Feuille1.$C$29]" office:value-type="float" office:value="207.293841050276" calcext:value-type="float">
            <text:p/>
          </table:table-cell>
          <table:table-cell table:style-name="ce7" table:formula="of:=FLOOR([.D92];1)" office:value-type="float" office:value="21469" calcext:value-type="float">
            <text:p/>
          </table:table-cell>
          <table:table-cell table:style-name="ce7" table:formula="of:=FLOOR([.F92];1)" office:value-type="float" office:value="207" calcext:value-type="float">
            <text:p/>
          </table:table-cell>
          <table:table-cell table:formula="of:=CONCATENATE([.G92];&quot;,&quot;;[.H92])" office:value-type="string" office:string-value="21469,207" calcext:value-type="string">
            <text:p>21469,207</text:p>
          </table:table-cell>
          <table:table-cell table:number-columns-repeated="3"/>
        </table:table-row>
        <table:table-row table:style-name="ro1">
          <table:table-cell office:value-type="float" office:value="1.3859424E+015" calcext:value-type="float">
            <text:p>1385942400000000</text:p>
          </table:table-cell>
          <table:table-cell office:value-type="float" office:value="2037405" calcext:value-type="float">
            <text:p>2037405</text:p>
          </table:table-cell>
          <table:table-cell office:value-type="float" office:value="1385942400000" calcext:value-type="float">
            <text:p>1385942400000</text:p>
          </table:table-cell>
          <table:table-cell table:formula="of:=([.C93]-[$Feuille1.$C$11])*[$Feuille1.$C$24]/[$Feuille1.$F$8]" office:value-type="float" office:value="21707.5918307536" calcext:value-type="float">
            <text:p/>
          </table:table-cell>
          <table:table-cell table:formula="of:=([.B93]/[$Feuille1.$F$24])*1000" office:value-type="float" office:value="3.3687251984127" calcext:value-type="float">
            <text:p/>
          </table:table-cell>
          <table:table-cell table:formula="of:=([.E93]-[.$L$5])*([$Feuille1.$C$30]-[$Feuille1.$C$29])/([.$L$6]-[.$L$5])+[$Feuille1.$C$29]" office:value-type="float" office:value="233.394053077128" calcext:value-type="float">
            <text:p/>
          </table:table-cell>
          <table:table-cell table:style-name="ce7" table:formula="of:=FLOOR([.D93];1)" office:value-type="float" office:value="21707" calcext:value-type="float">
            <text:p/>
          </table:table-cell>
          <table:table-cell table:style-name="ce7" table:formula="of:=FLOOR([.F93];1)" office:value-type="float" office:value="233" calcext:value-type="float">
            <text:p/>
          </table:table-cell>
          <table:table-cell table:formula="of:=CONCATENATE([.G93];&quot;,&quot;;[.H93])" office:value-type="string" office:string-value="21707,233" calcext:value-type="string">
            <text:p>21707,233</text:p>
          </table:table-cell>
          <table:table-cell table:number-columns-repeated="3"/>
        </table:table-row>
        <table:table-row table:style-name="ro1">
          <table:table-cell office:value-type="float" office:value="1.3865472E+015" calcext:value-type="float">
            <text:p>1386547200000000</text:p>
          </table:table-cell>
          <table:table-cell office:value-type="float" office:value="2008669" calcext:value-type="float">
            <text:p>2008669</text:p>
          </table:table-cell>
          <table:table-cell office:value-type="float" office:value="1386547200000" calcext:value-type="float">
            <text:p>1386547200000</text:p>
          </table:table-cell>
          <table:table-cell table:formula="of:=([.C94]-[$Feuille1.$C$11])*[$Feuille1.$C$24]/[$Feuille1.$F$8]" office:value-type="float" office:value="21946.1367959267" calcext:value-type="float">
            <text:p/>
          </table:table-cell>
          <table:table-cell table:formula="of:=([.B94]/[$Feuille1.$F$24])*1000" office:value-type="float" office:value="3.32121197089947" calcext:value-type="float">
            <text:p/>
          </table:table-cell>
          <table:table-cell table:formula="of:=([.E94]-[.$L$5])*([$Feuille1.$C$30]-[$Feuille1.$C$29])/([.$L$6]-[.$L$5])+[$Feuille1.$C$29]" office:value-type="float" office:value="229.459585804372" calcext:value-type="float">
            <text:p/>
          </table:table-cell>
          <table:table-cell table:style-name="ce7" table:formula="of:=FLOOR([.D94];1)" office:value-type="float" office:value="21946" calcext:value-type="float">
            <text:p/>
          </table:table-cell>
          <table:table-cell table:style-name="ce7" table:formula="of:=FLOOR([.F94];1)" office:value-type="float" office:value="229" calcext:value-type="float">
            <text:p/>
          </table:table-cell>
          <table:table-cell table:formula="of:=CONCATENATE([.G94];&quot;,&quot;;[.H94])" office:value-type="string" office:string-value="21946,229" calcext:value-type="string">
            <text:p>21946,229</text:p>
          </table:table-cell>
          <table:table-cell table:number-columns-repeated="3"/>
        </table:table-row>
        <table:table-row table:style-name="ro1">
          <table:table-cell office:value-type="float" office:value="1.387152E+015" calcext:value-type="float">
            <text:p>1387152000000000</text:p>
          </table:table-cell>
          <table:table-cell office:value-type="float" office:value="1833668" calcext:value-type="float">
            <text:p>1833668</text:p>
          </table:table-cell>
          <table:table-cell office:value-type="float" office:value="1387152000000" calcext:value-type="float">
            <text:p>1387152000000</text:p>
          </table:table-cell>
          <table:table-cell table:formula="of:=([.C95]-[$Feuille1.$C$11])*[$Feuille1.$C$24]/[$Feuille1.$F$8]" office:value-type="float" office:value="22184.6817610998" calcext:value-type="float">
            <text:p/>
          </table:table-cell>
          <table:table-cell table:formula="of:=([.B95]/[$Feuille1.$F$24])*1000" office:value-type="float" office:value="3.03185846560847" calcext:value-type="float">
            <text:p/>
          </table:table-cell>
          <table:table-cell table:formula="of:=([.E95]-[.$L$5])*([$Feuille1.$C$30]-[$Feuille1.$C$29])/([.$L$6]-[.$L$5])+[$Feuille1.$C$29]" office:value-type="float" office:value="205.498849891248" calcext:value-type="float">
            <text:p/>
          </table:table-cell>
          <table:table-cell table:style-name="ce7" table:formula="of:=FLOOR([.D95];1)" office:value-type="float" office:value="22184" calcext:value-type="float">
            <text:p/>
          </table:table-cell>
          <table:table-cell table:style-name="ce7" table:formula="of:=FLOOR([.F95];1)" office:value-type="float" office:value="205" calcext:value-type="float">
            <text:p/>
          </table:table-cell>
          <table:table-cell table:formula="of:=CONCATENATE([.G95];&quot;,&quot;;[.H95])" office:value-type="string" office:string-value="22184,205" calcext:value-type="string">
            <text:p>22184,205</text:p>
          </table:table-cell>
          <table:table-cell table:number-columns-repeated="3"/>
        </table:table-row>
        <table:table-row table:style-name="ro1">
          <table:table-cell office:value-type="float" office:value="1.3877568E+015" calcext:value-type="float">
            <text:p>1387756800000000</text:p>
          </table:table-cell>
          <table:table-cell office:value-type="float" office:value="1313658" calcext:value-type="float">
            <text:p>1313658</text:p>
          </table:table-cell>
          <table:table-cell office:value-type="float" office:value="1387756800000" calcext:value-type="float">
            <text:p>1387756800000</text:p>
          </table:table-cell>
          <table:table-cell table:formula="of:=([.C96]-[$Feuille1.$C$11])*[$Feuille1.$C$24]/[$Feuille1.$F$8]" office:value-type="float" office:value="22423.226726273" calcext:value-type="float">
            <text:p/>
          </table:table-cell>
          <table:table-cell table:formula="of:=([.B96]/[$Feuille1.$F$24])*1000" office:value-type="float" office:value="2.17205357142857" calcext:value-type="float">
            <text:p/>
          </table:table-cell>
          <table:table-cell table:formula="of:=([.E96]-[.$L$5])*([$Feuille1.$C$30]-[$Feuille1.$C$29])/([.$L$6]-[.$L$5])+[$Feuille1.$C$29]" office:value-type="float" office:value="134.300272270643" calcext:value-type="float">
            <text:p/>
          </table:table-cell>
          <table:table-cell table:style-name="ce7" table:formula="of:=FLOOR([.D96];1)" office:value-type="float" office:value="22423" calcext:value-type="float">
            <text:p/>
          </table:table-cell>
          <table:table-cell table:style-name="ce7" table:formula="of:=FLOOR([.F96];1)" office:value-type="float" office:value="134" calcext:value-type="float">
            <text:p/>
          </table:table-cell>
          <table:table-cell table:formula="of:=CONCATENATE([.G96];&quot;,&quot;;[.H96])" office:value-type="string" office:string-value="22423,134" calcext:value-type="string">
            <text:p>22423,134</text:p>
          </table:table-cell>
          <table:table-cell table:number-columns-repeated="3"/>
        </table:table-row>
        <table:table-row table:style-name="ro1">
          <table:table-cell office:value-type="float" office:value="1.3883616E+015" calcext:value-type="float">
            <text:p>1388361600000000</text:p>
          </table:table-cell>
          <table:table-cell office:value-type="float" office:value="1487147" calcext:value-type="float">
            <text:p>1487147</text:p>
          </table:table-cell>
          <table:table-cell office:value-type="float" office:value="1388361600000" calcext:value-type="float">
            <text:p>1388361600000</text:p>
          </table:table-cell>
          <table:table-cell table:formula="of:=([.C97]-[$Feuille1.$C$11])*[$Feuille1.$C$24]/[$Feuille1.$F$8]" office:value-type="float" office:value="22661.7716914461" calcext:value-type="float">
            <text:p/>
          </table:table-cell>
          <table:table-cell table:formula="of:=([.B97]/[$Feuille1.$F$24])*1000" office:value-type="float" office:value="2.45890707671958" calcext:value-type="float">
            <text:p/>
          </table:table-cell>
          <table:table-cell table:formula="of:=([.E97]-[.$L$5])*([$Feuille1.$C$30]-[$Feuille1.$C$29])/([.$L$6]-[.$L$5])+[$Feuille1.$C$29]" office:value-type="float" office:value="158.053988608447" calcext:value-type="float">
            <text:p/>
          </table:table-cell>
          <table:table-cell table:style-name="ce7" table:formula="of:=FLOOR([.D97];1)" office:value-type="float" office:value="22661" calcext:value-type="float">
            <text:p/>
          </table:table-cell>
          <table:table-cell table:style-name="ce7" table:formula="of:=FLOOR([.F97];1)" office:value-type="float" office:value="158" calcext:value-type="float">
            <text:p/>
          </table:table-cell>
          <table:table-cell table:formula="of:=CONCATENATE([.G97];&quot;,&quot;;[.H97])" office:value-type="string" office:string-value="22661,158" calcext:value-type="string">
            <text:p>22661,158</text:p>
          </table:table-cell>
          <table:table-cell table:number-columns-repeated="3"/>
        </table:table-row>
        <table:table-row table:style-name="ro1">
          <table:table-cell office:value-type="float" office:value="1.3889664E+015" calcext:value-type="float">
            <text:p>1388966400000000</text:p>
          </table:table-cell>
          <table:table-cell office:value-type="float" office:value="1983329" calcext:value-type="float">
            <text:p>1983329</text:p>
          </table:table-cell>
          <table:table-cell office:value-type="float" office:value="1388966400000" calcext:value-type="float">
            <text:p>1388966400000</text:p>
          </table:table-cell>
          <table:table-cell table:formula="of:=([.C98]-[$Feuille1.$C$11])*[$Feuille1.$C$24]/[$Feuille1.$F$8]" office:value-type="float" office:value="22900.3166566192" calcext:value-type="float">
            <text:p/>
          </table:table-cell>
          <table:table-cell table:formula="of:=([.B98]/[$Feuille1.$F$24])*1000" office:value-type="float" office:value="3.27931382275132" calcext:value-type="float">
            <text:p/>
          </table:table-cell>
          <table:table-cell table:formula="of:=([.E98]-[.$L$5])*([$Feuille1.$C$30]-[$Feuille1.$C$29])/([.$L$6]-[.$L$5])+[$Feuille1.$C$29]" office:value-type="float" office:value="225.990091069836" calcext:value-type="float">
            <text:p/>
          </table:table-cell>
          <table:table-cell table:style-name="ce7" table:formula="of:=FLOOR([.D98];1)" office:value-type="float" office:value="22900" calcext:value-type="float">
            <text:p/>
          </table:table-cell>
          <table:table-cell table:style-name="ce7" table:formula="of:=FLOOR([.F98];1)" office:value-type="float" office:value="225" calcext:value-type="float">
            <text:p/>
          </table:table-cell>
          <table:table-cell table:formula="of:=CONCATENATE([.G98];&quot;,&quot;;[.H98])" office:value-type="string" office:string-value="22900,225" calcext:value-type="string">
            <text:p>22900,225</text:p>
          </table:table-cell>
          <table:table-cell table:number-columns-repeated="3"/>
        </table:table-row>
        <table:table-row table:style-name="ro1">
          <table:table-cell office:value-type="float" office:value="1.3895712E+015" calcext:value-type="float">
            <text:p>1389571200000000</text:p>
          </table:table-cell>
          <table:table-cell office:value-type="float" office:value="2068851" calcext:value-type="float">
            <text:p>2068851</text:p>
          </table:table-cell>
          <table:table-cell office:value-type="float" office:value="1389571200000" calcext:value-type="float">
            <text:p>1389571200000</text:p>
          </table:table-cell>
          <table:table-cell table:formula="of:=([.C99]-[$Feuille1.$C$11])*[$Feuille1.$C$24]/[$Feuille1.$F$8]" office:value-type="float" office:value="23138.8616217923" calcext:value-type="float">
            <text:p/>
          </table:table-cell>
          <table:table-cell table:formula="of:=([.B99]/[$Feuille1.$F$24])*1000" office:value-type="float" office:value="3.42071924603175" calcext:value-type="float">
            <text:p/>
          </table:table-cell>
          <table:table-cell table:formula="of:=([.E99]-[.$L$5])*([$Feuille1.$C$30]-[$Feuille1.$C$29])/([.$L$6]-[.$L$5])+[$Feuille1.$C$29]" office:value-type="float" office:value="237.699567340041" calcext:value-type="float">
            <text:p/>
          </table:table-cell>
          <table:table-cell table:style-name="ce7" table:formula="of:=FLOOR([.D99];1)" office:value-type="float" office:value="23138" calcext:value-type="float">
            <text:p/>
          </table:table-cell>
          <table:table-cell table:style-name="ce7" table:formula="of:=FLOOR([.F99];1)" office:value-type="float" office:value="237" calcext:value-type="float">
            <text:p/>
          </table:table-cell>
          <table:table-cell table:formula="of:=CONCATENATE([.G99];&quot;,&quot;;[.H99])" office:value-type="string" office:string-value="23138,237" calcext:value-type="string">
            <text:p>23138,237</text:p>
          </table:table-cell>
          <table:table-cell table:number-columns-repeated="3"/>
        </table:table-row>
        <table:table-row table:style-name="ro1">
          <table:table-cell office:value-type="float" office:value="1.390176E+015" calcext:value-type="float">
            <text:p>1390176000000000</text:p>
          </table:table-cell>
          <table:table-cell office:value-type="float" office:value="2118830" calcext:value-type="float">
            <text:p>2118830</text:p>
          </table:table-cell>
          <table:table-cell office:value-type="float" office:value="1390176000000" calcext:value-type="float">
            <text:p>1390176000000</text:p>
          </table:table-cell>
          <table:table-cell table:formula="of:=([.C100]-[$Feuille1.$C$11])*[$Feuille1.$C$24]/[$Feuille1.$F$8]" office:value-type="float" office:value="23377.4065869654" calcext:value-type="float">
            <text:p/>
          </table:table-cell>
          <table:table-cell table:formula="of:=([.B100]/[$Feuille1.$F$24])*1000" office:value-type="float" office:value="3.50335648148148" calcext:value-type="float">
            <text:p/>
          </table:table-cell>
          <table:table-cell table:formula="of:=([.E100]-[.$L$5])*([$Feuille1.$C$30]-[$Feuille1.$C$29])/([.$L$6]-[.$L$5])+[$Feuille1.$C$29]" office:value-type="float" office:value="244.542577495423" calcext:value-type="float">
            <text:p/>
          </table:table-cell>
          <table:table-cell table:style-name="ce7" table:formula="of:=FLOOR([.D100];1)" office:value-type="float" office:value="23377" calcext:value-type="float">
            <text:p/>
          </table:table-cell>
          <table:table-cell table:style-name="ce7" table:formula="of:=FLOOR([.F100];1)" office:value-type="float" office:value="244" calcext:value-type="float">
            <text:p/>
          </table:table-cell>
          <table:table-cell table:formula="of:=CONCATENATE([.G100];&quot;,&quot;;[.H100])" office:value-type="string" office:string-value="23377,244" calcext:value-type="string">
            <text:p>23377,244</text:p>
          </table:table-cell>
          <table:table-cell table:number-columns-repeated="3"/>
        </table:table-row>
        <table:table-row table:style-name="ro1">
          <table:table-cell office:value-type="float" office:value="1.3907808E+015" calcext:value-type="float">
            <text:p>1390780800000000</text:p>
          </table:table-cell>
          <table:table-cell office:value-type="float" office:value="2120556" calcext:value-type="float">
            <text:p>2120556</text:p>
          </table:table-cell>
          <table:table-cell office:value-type="float" office:value="1390780800000" calcext:value-type="float">
            <text:p>1390780800000</text:p>
          </table:table-cell>
          <table:table-cell table:formula="of:=([.C101]-[$Feuille1.$C$11])*[$Feuille1.$C$24]/[$Feuille1.$F$8]" office:value-type="float" office:value="23615.9515521385" calcext:value-type="float">
            <text:p/>
          </table:table-cell>
          <table:table-cell table:formula="of:=([.B101]/[$Feuille1.$F$24])*1000" office:value-type="float" office:value="3.50621031746032" calcext:value-type="float">
            <text:p/>
          </table:table-cell>
          <table:table-cell table:formula="of:=([.E101]-[.$L$5])*([$Feuille1.$C$30]-[$Feuille1.$C$29])/([.$L$6]-[.$L$5])+[$Feuille1.$C$29]" office:value-type="float" office:value="244.778897460372" calcext:value-type="float">
            <text:p/>
          </table:table-cell>
          <table:table-cell table:style-name="ce7" table:formula="of:=FLOOR([.D101];1)" office:value-type="float" office:value="23615" calcext:value-type="float">
            <text:p/>
          </table:table-cell>
          <table:table-cell table:style-name="ce7" table:formula="of:=FLOOR([.F101];1)" office:value-type="float" office:value="244" calcext:value-type="float">
            <text:p/>
          </table:table-cell>
          <table:table-cell table:formula="of:=CONCATENATE([.G101];&quot;,&quot;;[.H101])" office:value-type="string" office:string-value="23615,244" calcext:value-type="string">
            <text:p>23615,244</text:p>
          </table:table-cell>
          <table:table-cell table:number-columns-repeated="3"/>
        </table:table-row>
        <table:table-row table:style-name="ro1">
          <table:table-cell office:value-type="float" office:value="1.3913856E+015" calcext:value-type="float">
            <text:p>1391385600000000</text:p>
          </table:table-cell>
          <table:table-cell office:value-type="float" office:value="2280340" calcext:value-type="float">
            <text:p>2280340</text:p>
          </table:table-cell>
          <table:table-cell office:value-type="float" office:value="1391385600000" calcext:value-type="float">
            <text:p>1391385600000</text:p>
          </table:table-cell>
          <table:table-cell table:formula="of:=([.C102]-[$Feuille1.$C$11])*[$Feuille1.$C$24]/[$Feuille1.$F$8]" office:value-type="float" office:value="23854.4965173117" calcext:value-type="float">
            <text:p/>
          </table:table-cell>
          <table:table-cell table:formula="of:=([.B102]/[$Feuille1.$F$24])*1000" office:value-type="float" office:value="3.77040343915344" calcext:value-type="float">
            <text:p/>
          </table:table-cell>
          <table:table-cell table:formula="of:=([.E102]-[.$L$5])*([$Feuille1.$C$30]-[$Feuille1.$C$29])/([.$L$6]-[.$L$5])+[$Feuille1.$C$29]" office:value-type="float" office:value="266.656156602563" calcext:value-type="float">
            <text:p/>
          </table:table-cell>
          <table:table-cell table:style-name="ce7" table:formula="of:=FLOOR([.D102];1)" office:value-type="float" office:value="23854" calcext:value-type="float">
            <text:p/>
          </table:table-cell>
          <table:table-cell table:style-name="ce7" table:formula="of:=FLOOR([.F102];1)" office:value-type="float" office:value="266" calcext:value-type="float">
            <text:p/>
          </table:table-cell>
          <table:table-cell table:formula="of:=CONCATENATE([.G102];&quot;,&quot;;[.H102])" office:value-type="string" office:string-value="23854,266" calcext:value-type="string">
            <text:p>23854,266</text:p>
          </table:table-cell>
          <table:table-cell table:number-columns-repeated="3"/>
        </table:table-row>
        <table:table-row table:style-name="ro1">
          <table:table-cell office:value-type="float" office:value="1.3919904E+015" calcext:value-type="float">
            <text:p>1391990400000000</text:p>
          </table:table-cell>
          <table:table-cell office:value-type="float" office:value="2234570" calcext:value-type="float">
            <text:p>2234570</text:p>
          </table:table-cell>
          <table:table-cell office:value-type="float" office:value="1391990400000" calcext:value-type="float">
            <text:p>1391990400000</text:p>
          </table:table-cell>
          <table:table-cell table:formula="of:=([.C103]-[$Feuille1.$C$11])*[$Feuille1.$C$24]/[$Feuille1.$F$8]" office:value-type="float" office:value="24093.0414824848" calcext:value-type="float">
            <text:p/>
          </table:table-cell>
          <table:table-cell table:formula="of:=([.B103]/[$Feuille1.$F$24])*1000" office:value-type="float" office:value="3.69472552910053" calcext:value-type="float">
            <text:p/>
          </table:table-cell>
          <table:table-cell table:formula="of:=([.E103]-[.$L$5])*([$Feuille1.$C$30]-[$Feuille1.$C$29])/([.$L$6]-[.$L$5])+[$Feuille1.$C$29]" office:value-type="float" office:value="260.389433082448" calcext:value-type="float">
            <text:p/>
          </table:table-cell>
          <table:table-cell table:style-name="ce7" table:formula="of:=FLOOR([.D103];1)" office:value-type="float" office:value="24093" calcext:value-type="float">
            <text:p/>
          </table:table-cell>
          <table:table-cell table:style-name="ce7" table:formula="of:=FLOOR([.F103];1)" office:value-type="float" office:value="260" calcext:value-type="float">
            <text:p/>
          </table:table-cell>
          <table:table-cell table:formula="of:=CONCATENATE([.G103];&quot;,&quot;;[.H103])" office:value-type="string" office:string-value="24093,260" calcext:value-type="string">
            <text:p>24093,260</text:p>
          </table:table-cell>
          <table:table-cell table:number-columns-repeated="3"/>
        </table:table-row>
        <table:table-row table:style-name="ro1">
          <table:table-cell office:value-type="float" office:value="1.3925952E+015" calcext:value-type="float">
            <text:p>1392595200000000</text:p>
          </table:table-cell>
          <table:table-cell office:value-type="float" office:value="2259230" calcext:value-type="float">
            <text:p>2259230</text:p>
          </table:table-cell>
          <table:table-cell office:value-type="float" office:value="1392595200000" calcext:value-type="float">
            <text:p>1392595200000</text:p>
          </table:table-cell>
          <table:table-cell table:formula="of:=([.C104]-[$Feuille1.$C$11])*[$Feuille1.$C$24]/[$Feuille1.$F$8]" office:value-type="float" office:value="24331.5864476579" calcext:value-type="float">
            <text:p/>
          </table:table-cell>
          <table:table-cell table:formula="of:=([.B104]/[$Feuille1.$F$24])*1000" office:value-type="float" office:value="3.73549933862434" calcext:value-type="float">
            <text:p/>
          </table:table-cell>
          <table:table-cell table:formula="of:=([.E104]-[.$L$5])*([$Feuille1.$C$30]-[$Feuille1.$C$29])/([.$L$6]-[.$L$5])+[$Feuille1.$C$29]" office:value-type="float" office:value="263.765823775173" calcext:value-type="float">
            <text:p/>
          </table:table-cell>
          <table:table-cell table:style-name="ce7" table:formula="of:=FLOOR([.D104];1)" office:value-type="float" office:value="24331" calcext:value-type="float">
            <text:p/>
          </table:table-cell>
          <table:table-cell table:style-name="ce7" table:formula="of:=FLOOR([.F104];1)" office:value-type="float" office:value="263" calcext:value-type="float">
            <text:p/>
          </table:table-cell>
          <table:table-cell table:formula="of:=CONCATENATE([.G104];&quot;,&quot;;[.H104])" office:value-type="string" office:string-value="24331,263" calcext:value-type="string">
            <text:p>24331,263</text:p>
          </table:table-cell>
          <table:table-cell table:number-columns-repeated="3"/>
        </table:table-row>
        <table:table-row table:style-name="ro1">
          <table:table-cell office:value-type="float" office:value="1.3932E+015" calcext:value-type="float">
            <text:p>1393200000000000</text:p>
          </table:table-cell>
          <table:table-cell office:value-type="float" office:value="2378879" calcext:value-type="float">
            <text:p>2378879</text:p>
          </table:table-cell>
          <table:table-cell office:value-type="float" office:value="1393200000000" calcext:value-type="float">
            <text:p>1393200000000</text:p>
          </table:table-cell>
          <table:table-cell table:formula="of:=([.C105]-[$Feuille1.$C$11])*[$Feuille1.$C$24]/[$Feuille1.$F$8]" office:value-type="float" office:value="24570.131412831" calcext:value-type="float">
            <text:p/>
          </table:table-cell>
          <table:table-cell table:formula="of:=([.B105]/[$Feuille1.$F$24])*1000" office:value-type="float" office:value="3.93333167989418" calcext:value-type="float">
            <text:p/>
          </table:table-cell>
          <table:table-cell table:formula="of:=([.E105]-[.$L$5])*([$Feuille1.$C$30]-[$Feuille1.$C$29])/([.$L$6]-[.$L$5])+[$Feuille1.$C$29]" office:value-type="float" office:value="280.147890684902" calcext:value-type="float">
            <text:p/>
          </table:table-cell>
          <table:table-cell table:style-name="ce7" table:formula="of:=FLOOR([.D105];1)" office:value-type="float" office:value="24570" calcext:value-type="float">
            <text:p/>
          </table:table-cell>
          <table:table-cell table:style-name="ce7" table:formula="of:=FLOOR([.F105];1)" office:value-type="float" office:value="280" calcext:value-type="float">
            <text:p/>
          </table:table-cell>
          <table:table-cell table:formula="of:=CONCATENATE([.G105];&quot;,&quot;;[.H105])" office:value-type="string" office:string-value="24570,280" calcext:value-type="string">
            <text:p>24570,280</text:p>
          </table:table-cell>
          <table:table-cell table:number-columns-repeated="3"/>
        </table:table-row>
        <table:table-row table:style-name="ro1">
          <table:table-cell office:value-type="float" office:value="1.3938048E+015" calcext:value-type="float">
            <text:p>1393804800000000</text:p>
          </table:table-cell>
          <table:table-cell office:value-type="float" office:value="2391377" calcext:value-type="float">
            <text:p>2391377</text:p>
          </table:table-cell>
          <table:table-cell office:value-type="float" office:value="1393804800000" calcext:value-type="float">
            <text:p>1393804800000</text:p>
          </table:table-cell>
          <table:table-cell table:formula="of:=([.C106]-[$Feuille1.$C$11])*[$Feuille1.$C$24]/[$Feuille1.$F$8]" office:value-type="float" office:value="24808.6763780041" calcext:value-type="float">
            <text:p/>
          </table:table-cell>
          <table:table-cell table:formula="of:=([.B106]/[$Feuille1.$F$24])*1000" office:value-type="float" office:value="3.95399636243386" calcext:value-type="float">
            <text:p/>
          </table:table-cell>
          <table:table-cell table:formula="of:=([.E106]-[.$L$5])*([$Feuille1.$C$30]-[$Feuille1.$C$29])/([.$L$6]-[.$L$5])+[$Feuille1.$C$29]" office:value-type="float" office:value="281.8590882063" calcext:value-type="float">
            <text:p/>
          </table:table-cell>
          <table:table-cell table:style-name="ce7" table:formula="of:=FLOOR([.D106];1)" office:value-type="float" office:value="24808" calcext:value-type="float">
            <text:p/>
          </table:table-cell>
          <table:table-cell table:style-name="ce7" table:formula="of:=FLOOR([.F106];1)" office:value-type="float" office:value="281" calcext:value-type="float">
            <text:p/>
          </table:table-cell>
          <table:table-cell table:formula="of:=CONCATENATE([.G106];&quot;,&quot;;[.H106])" office:value-type="string" office:string-value="24808,281" calcext:value-type="string">
            <text:p>24808,281</text:p>
          </table:table-cell>
          <table:table-cell table:number-columns-repeated="3"/>
        </table:table-row>
        <table:table-row table:style-name="ro1">
          <table:table-cell office:value-type="float" office:value="1.3944096E+015" calcext:value-type="float">
            <text:p>1394409600000000</text:p>
          </table:table-cell>
          <table:table-cell office:value-type="float" office:value="2401240" calcext:value-type="float">
            <text:p>2401240</text:p>
          </table:table-cell>
          <table:table-cell office:value-type="float" office:value="1394409600000" calcext:value-type="float">
            <text:p>1394409600000</text:p>
          </table:table-cell>
          <table:table-cell table:formula="of:=([.C107]-[$Feuille1.$C$11])*[$Feuille1.$C$24]/[$Feuille1.$F$8]" office:value-type="float" office:value="25047.2213431772" calcext:value-type="float">
            <text:p/>
          </table:table-cell>
          <table:table-cell table:formula="of:=([.B107]/[$Feuille1.$F$24])*1000" office:value-type="float" office:value="3.97030423280423" calcext:value-type="float">
            <text:p/>
          </table:table-cell>
          <table:table-cell table:formula="of:=([.E107]-[.$L$5])*([$Feuille1.$C$30]-[$Feuille1.$C$29])/([.$L$6]-[.$L$5])+[$Feuille1.$C$29]" office:value-type="float" office:value="283.209507565681" calcext:value-type="float">
            <text:p/>
          </table:table-cell>
          <table:table-cell table:style-name="ce7" table:formula="of:=FLOOR([.D107];1)" office:value-type="float" office:value="25047" calcext:value-type="float">
            <text:p/>
          </table:table-cell>
          <table:table-cell table:style-name="ce7" table:formula="of:=FLOOR([.F107];1)" office:value-type="float" office:value="283" calcext:value-type="float">
            <text:p/>
          </table:table-cell>
          <table:table-cell table:formula="of:=CONCATENATE([.G107];&quot;,&quot;;[.H107])" office:value-type="string" office:string-value="25047,283" calcext:value-type="string">
            <text:p>25047,283</text:p>
          </table:table-cell>
          <table:table-cell table:number-columns-repeated="3"/>
        </table:table-row>
        <table:table-row table:style-name="ro1">
          <table:table-cell office:value-type="float" office:value="1.3950144E+015" calcext:value-type="float">
            <text:p>1395014400000000</text:p>
          </table:table-cell>
          <table:table-cell office:value-type="float" office:value="2405453" calcext:value-type="float">
            <text:p>2405453</text:p>
          </table:table-cell>
          <table:table-cell office:value-type="float" office:value="1395014400000" calcext:value-type="float">
            <text:p>1395014400000</text:p>
          </table:table-cell>
          <table:table-cell table:formula="of:=([.C108]-[$Feuille1.$C$11])*[$Feuille1.$C$24]/[$Feuille1.$F$8]" office:value-type="float" office:value="25285.7663083504" calcext:value-type="float">
            <text:p/>
          </table:table-cell>
          <table:table-cell table:formula="of:=([.B108]/[$Feuille1.$F$24])*1000" office:value-type="float" office:value="3.97727017195767" calcext:value-type="float">
            <text:p/>
          </table:table-cell>
          <table:table-cell table:formula="of:=([.E108]-[.$L$5])*([$Feuille1.$C$30]-[$Feuille1.$C$29])/([.$L$6]-[.$L$5])+[$Feuille1.$C$29]" office:value-type="float" office:value="283.786341871782" calcext:value-type="float">
            <text:p/>
          </table:table-cell>
          <table:table-cell table:style-name="ce7" table:formula="of:=FLOOR([.D108];1)" office:value-type="float" office:value="25285" calcext:value-type="float">
            <text:p/>
          </table:table-cell>
          <table:table-cell table:style-name="ce7" table:formula="of:=FLOOR([.F108];1)" office:value-type="float" office:value="283" calcext:value-type="float">
            <text:p/>
          </table:table-cell>
          <table:table-cell table:formula="of:=CONCATENATE([.G108];&quot;,&quot;;[.H108])" office:value-type="string" office:string-value="25285,283" calcext:value-type="string">
            <text:p>25285,283</text:p>
          </table:table-cell>
          <table:table-cell table:number-columns-repeated="3"/>
        </table:table-row>
        <table:table-row table:style-name="ro1">
          <table:table-cell office:value-type="float" office:value="1.3956192E+015" calcext:value-type="float">
            <text:p>1395619200000000</text:p>
          </table:table-cell>
          <table:table-cell office:value-type="float" office:value="2269753" calcext:value-type="float">
            <text:p>2269753</text:p>
          </table:table-cell>
          <table:table-cell office:value-type="float" office:value="1395619200000" calcext:value-type="float">
            <text:p>1395619200000</text:p>
          </table:table-cell>
          <table:table-cell table:formula="of:=([.C109]-[$Feuille1.$C$11])*[$Feuille1.$C$24]/[$Feuille1.$F$8]" office:value-type="float" office:value="25524.3112735235" calcext:value-type="float">
            <text:p/>
          </table:table-cell>
          <table:table-cell table:formula="of:=([.B109]/[$Feuille1.$F$24])*1000" office:value-type="float" office:value="3.75289847883598" calcext:value-type="float">
            <text:p/>
          </table:table-cell>
          <table:table-cell table:formula="of:=([.E109]-[.$L$5])*([$Feuille1.$C$30]-[$Feuille1.$C$29])/([.$L$6]-[.$L$5])+[$Feuille1.$C$29]" office:value-type="float" office:value="265.206608822195" calcext:value-type="float">
            <text:p/>
          </table:table-cell>
          <table:table-cell table:style-name="ce7" table:formula="of:=FLOOR([.D109];1)" office:value-type="float" office:value="25524" calcext:value-type="float">
            <text:p/>
          </table:table-cell>
          <table:table-cell table:style-name="ce7" table:formula="of:=FLOOR([.F109];1)" office:value-type="float" office:value="265" calcext:value-type="float">
            <text:p/>
          </table:table-cell>
          <table:table-cell table:formula="of:=CONCATENATE([.G109];&quot;,&quot;;[.H109])" office:value-type="string" office:string-value="25524,265" calcext:value-type="string">
            <text:p>25524,265</text:p>
          </table:table-cell>
          <table:table-cell table:number-columns-repeated="3"/>
        </table:table-row>
        <table:table-row table:style-name="ro1">
          <table:table-cell office:value-type="float" office:value="1.396224E+015" calcext:value-type="float">
            <text:p>1396224000000000</text:p>
          </table:table-cell>
          <table:table-cell office:value-type="float" office:value="2431563" calcext:value-type="float">
            <text:p>2431563</text:p>
          </table:table-cell>
          <table:table-cell office:value-type="float" office:value="1396224000000" calcext:value-type="float">
            <text:p>1396224000000</text:p>
          </table:table-cell>
          <table:table-cell table:formula="of:=([.C110]-[$Feuille1.$C$11])*[$Feuille1.$C$24]/[$Feuille1.$F$8]" office:value-type="float" office:value="25762.8562386966" calcext:value-type="float">
            <text:p/>
          </table:table-cell>
          <table:table-cell table:formula="of:=([.B110]/[$Feuille1.$F$24])*1000" office:value-type="float" office:value="4.02044146825397" calcext:value-type="float">
            <text:p/>
          </table:table-cell>
          <table:table-cell table:formula="of:=([.E110]-[.$L$5])*([$Feuille1.$C$30]-[$Feuille1.$C$29])/([.$L$6]-[.$L$5])+[$Feuille1.$C$29]" office:value-type="float" office:value="287.361263241898" calcext:value-type="float">
            <text:p/>
          </table:table-cell>
          <table:table-cell table:style-name="ce7" table:formula="of:=FLOOR([.D110];1)" office:value-type="float" office:value="25762" calcext:value-type="float">
            <text:p/>
          </table:table-cell>
          <table:table-cell table:style-name="ce7" table:formula="of:=FLOOR([.F110];1)" office:value-type="float" office:value="287" calcext:value-type="float">
            <text:p/>
          </table:table-cell>
          <table:table-cell table:formula="of:=CONCATENATE([.G110];&quot;,&quot;;[.H110])" office:value-type="string" office:string-value="25762,287" calcext:value-type="string">
            <text:p>25762,287</text:p>
          </table:table-cell>
          <table:table-cell table:number-columns-repeated="3"/>
        </table:table-row>
        <table:table-row table:style-name="ro1">
          <table:table-cell office:value-type="float" office:value="1.3968288E+015" calcext:value-type="float">
            <text:p>1396828800000000</text:p>
          </table:table-cell>
          <table:table-cell office:value-type="float" office:value="2455626" calcext:value-type="float">
            <text:p>2455626</text:p>
          </table:table-cell>
          <table:table-cell office:value-type="float" office:value="1396828800000" calcext:value-type="float">
            <text:p>1396828800000</text:p>
          </table:table-cell>
          <table:table-cell table:formula="of:=([.C111]-[$Feuille1.$C$11])*[$Feuille1.$C$24]/[$Feuille1.$F$8]" office:value-type="float" office:value="26001.4012038697" calcext:value-type="float">
            <text:p/>
          </table:table-cell>
          <table:table-cell table:formula="of:=([.B111]/[$Feuille1.$F$24])*1000" office:value-type="float" office:value="4.06022817460318" calcext:value-type="float">
            <text:p/>
          </table:table-cell>
          <table:table-cell table:formula="of:=([.E111]-[.$L$5])*([$Feuille1.$C$30]-[$Feuille1.$C$29])/([.$L$6]-[.$L$5])+[$Feuille1.$C$29]" office:value-type="float" office:value="290.655914062622" calcext:value-type="float">
            <text:p/>
          </table:table-cell>
          <table:table-cell table:style-name="ce7" table:formula="of:=FLOOR([.D111];1)" office:value-type="float" office:value="26001" calcext:value-type="float">
            <text:p/>
          </table:table-cell>
          <table:table-cell table:style-name="ce7" table:formula="of:=FLOOR([.F111];1)" office:value-type="float" office:value="290" calcext:value-type="float">
            <text:p/>
          </table:table-cell>
          <table:table-cell table:formula="of:=CONCATENATE([.G111];&quot;,&quot;;[.H111])" office:value-type="string" office:string-value="26001,290" calcext:value-type="string">
            <text:p>26001,290</text:p>
          </table:table-cell>
          <table:table-cell table:number-columns-repeated="3"/>
        </table:table-row>
        <table:table-row table:style-name="ro1">
          <table:table-cell office:value-type="float" office:value="1.3974336E+015" calcext:value-type="float">
            <text:p>1397433600000000</text:p>
          </table:table-cell>
          <table:table-cell office:value-type="float" office:value="2469677" calcext:value-type="float">
            <text:p>2469677</text:p>
          </table:table-cell>
          <table:table-cell office:value-type="float" office:value="1397433600000" calcext:value-type="float">
            <text:p>1397433600000</text:p>
          </table:table-cell>
          <table:table-cell table:formula="of:=([.C112]-[$Feuille1.$C$11])*[$Feuille1.$C$24]/[$Feuille1.$F$8]" office:value-type="float" office:value="26239.9461690428" calcext:value-type="float">
            <text:p/>
          </table:table-cell>
          <table:table-cell table:formula="of:=([.B112]/[$Feuille1.$F$24])*1000" office:value-type="float" office:value="4.08346064814815" calcext:value-type="float">
            <text:p/>
          </table:table-cell>
          <table:table-cell table:formula="of:=([.E112]-[.$L$5])*([$Feuille1.$C$30]-[$Feuille1.$C$29])/([.$L$6]-[.$L$5])+[$Feuille1.$C$29]" office:value-type="float" office:value="292.579744785391" calcext:value-type="float">
            <text:p/>
          </table:table-cell>
          <table:table-cell table:style-name="ce7" table:formula="of:=FLOOR([.D112];1)" office:value-type="float" office:value="26239" calcext:value-type="float">
            <text:p/>
          </table:table-cell>
          <table:table-cell table:style-name="ce7" table:formula="of:=FLOOR([.F112];1)" office:value-type="float" office:value="292" calcext:value-type="float">
            <text:p/>
          </table:table-cell>
          <table:table-cell table:formula="of:=CONCATENATE([.G112];&quot;,&quot;;[.H112])" office:value-type="string" office:string-value="26239,292" calcext:value-type="string">
            <text:p>26239,292</text:p>
          </table:table-cell>
          <table:table-cell table:number-columns-repeated="3"/>
        </table:table-row>
        <table:table-row table:style-name="ro1">
          <table:table-cell office:value-type="float" office:value="1.3980384E+015" calcext:value-type="float">
            <text:p>1398038400000000</text:p>
          </table:table-cell>
          <table:table-cell office:value-type="float" office:value="2562797" calcext:value-type="float">
            <text:p>2562797</text:p>
          </table:table-cell>
          <table:table-cell office:value-type="float" office:value="1398038400000" calcext:value-type="float">
            <text:p>1398038400000</text:p>
          </table:table-cell>
          <table:table-cell table:formula="of:=([.C113]-[$Feuille1.$C$11])*[$Feuille1.$C$24]/[$Feuille1.$F$8]" office:value-type="float" office:value="26478.491134216" calcext:value-type="float">
            <text:p/>
          </table:table-cell>
          <table:table-cell table:formula="of:=([.B113]/[$Feuille1.$F$24])*1000" office:value-type="float" office:value="4.2374289021164" calcext:value-type="float">
            <text:p/>
          </table:table-cell>
          <table:table-cell table:formula="of:=([.E113]-[.$L$5])*([$Feuille1.$C$30]-[$Feuille1.$C$29])/([.$L$6]-[.$L$5])+[$Feuille1.$C$29]" office:value-type="float" office:value="305.329521805123" calcext:value-type="float">
            <text:p/>
          </table:table-cell>
          <table:table-cell table:style-name="ce7" table:formula="of:=FLOOR([.D113];1)" office:value-type="float" office:value="26478" calcext:value-type="float">
            <text:p/>
          </table:table-cell>
          <table:table-cell table:style-name="ce7" table:formula="of:=FLOOR([.F113];1)" office:value-type="float" office:value="305" calcext:value-type="float">
            <text:p/>
          </table:table-cell>
          <table:table-cell table:formula="of:=CONCATENATE([.G113];&quot;,&quot;;[.H113])" office:value-type="string" office:string-value="26478,305" calcext:value-type="string">
            <text:p>26478,305</text:p>
          </table:table-cell>
          <table:table-cell table:number-columns-repeated="3"/>
        </table:table-row>
        <table:table-row table:style-name="ro1">
          <table:table-cell office:value-type="float" office:value="1.3986432E+015" calcext:value-type="float">
            <text:p>1398643200000000</text:p>
          </table:table-cell>
          <table:table-cell office:value-type="float" office:value="2380083" calcext:value-type="float">
            <text:p>2380083</text:p>
          </table:table-cell>
          <table:table-cell office:value-type="float" office:value="1398643200000" calcext:value-type="float">
            <text:p>1398643200000</text:p>
          </table:table-cell>
          <table:table-cell table:formula="of:=([.C114]-[$Feuille1.$C$11])*[$Feuille1.$C$24]/[$Feuille1.$F$8]" office:value-type="float" office:value="26717.0360993891" calcext:value-type="float">
            <text:p/>
          </table:table-cell>
          <table:table-cell table:formula="of:=([.B114]/[$Feuille1.$F$24])*1000" office:value-type="float" office:value="3.93532242063492" calcext:value-type="float">
            <text:p/>
          </table:table-cell>
          <table:table-cell table:formula="of:=([.E114]-[.$L$5])*([$Feuille1.$C$30]-[$Feuille1.$C$29])/([.$L$6]-[.$L$5])+[$Feuille1.$C$29]" office:value-type="float" office:value="280.31273960599" calcext:value-type="float">
            <text:p/>
          </table:table-cell>
          <table:table-cell table:style-name="ce7" table:formula="of:=FLOOR([.D114];1)" office:value-type="float" office:value="26717" calcext:value-type="float">
            <text:p/>
          </table:table-cell>
          <table:table-cell table:style-name="ce7" table:formula="of:=FLOOR([.F114];1)" office:value-type="float" office:value="280" calcext:value-type="float">
            <text:p/>
          </table:table-cell>
          <table:table-cell table:formula="of:=CONCATENATE([.G114];&quot;,&quot;;[.H114])" office:value-type="string" office:string-value="26717,280" calcext:value-type="string">
            <text:p>26717,280</text:p>
          </table:table-cell>
          <table:table-cell table:number-columns-repeated="3"/>
        </table:table-row>
        <table:table-row table:style-name="ro1">
          <table:table-cell office:value-type="float" office:value="1.399248E+015" calcext:value-type="float">
            <text:p>1399248000000000</text:p>
          </table:table-cell>
          <table:table-cell office:value-type="float" office:value="2543183" calcext:value-type="float">
            <text:p>2543183</text:p>
          </table:table-cell>
          <table:table-cell office:value-type="float" office:value="1399248000000" calcext:value-type="float">
            <text:p>1399248000000</text:p>
          </table:table-cell>
          <table:table-cell table:formula="of:=([.C115]-[$Feuille1.$C$11])*[$Feuille1.$C$24]/[$Feuille1.$F$8]" office:value-type="float" office:value="26955.5810645622" calcext:value-type="float">
            <text:p/>
          </table:table-cell>
          <table:table-cell table:formula="of:=([.B115]/[$Feuille1.$F$24])*1000" office:value-type="float" office:value="4.20499834656085" calcext:value-type="float">
            <text:p/>
          </table:table-cell>
          <table:table-cell table:formula="of:=([.E115]-[.$L$5])*([$Feuille1.$C$30]-[$Feuille1.$C$29])/([.$L$6]-[.$L$5])+[$Feuille1.$C$29]" office:value-type="float" office:value="302.644017869717" calcext:value-type="float">
            <text:p/>
          </table:table-cell>
          <table:table-cell table:style-name="ce7" table:formula="of:=FLOOR([.D115];1)" office:value-type="float" office:value="26955" calcext:value-type="float">
            <text:p/>
          </table:table-cell>
          <table:table-cell table:style-name="ce7" table:formula="of:=FLOOR([.F115];1)" office:value-type="float" office:value="302" calcext:value-type="float">
            <text:p/>
          </table:table-cell>
          <table:table-cell table:formula="of:=CONCATENATE([.G115];&quot;,&quot;;[.H115])" office:value-type="string" office:string-value="26955,302" calcext:value-type="string">
            <text:p>26955,302</text:p>
          </table:table-cell>
          <table:table-cell table:number-columns-repeated="3"/>
        </table:table-row>
        <table:table-row table:style-name="ro1">
          <table:table-cell office:value-type="float" office:value="1.3998528E+015" calcext:value-type="float">
            <text:p>1399852800000000</text:p>
          </table:table-cell>
          <table:table-cell office:value-type="float" office:value="2484650" calcext:value-type="float">
            <text:p>2484650</text:p>
          </table:table-cell>
          <table:table-cell office:value-type="float" office:value="1399852800000" calcext:value-type="float">
            <text:p>1399852800000</text:p>
          </table:table-cell>
          <table:table-cell table:formula="of:=([.C116]-[$Feuille1.$C$11])*[$Feuille1.$C$24]/[$Feuille1.$F$8]" office:value-type="float" office:value="27194.1260297353" calcext:value-type="float">
            <text:p/>
          </table:table-cell>
          <table:table-cell table:formula="of:=([.B116]/[$Feuille1.$F$24])*1000" office:value-type="float" office:value="4.10821759259259" calcext:value-type="float">
            <text:p/>
          </table:table-cell>
          <table:table-cell table:formula="of:=([.E116]-[.$L$5])*([$Feuille1.$C$30]-[$Feuille1.$C$29])/([.$L$6]-[.$L$5])+[$Feuille1.$C$29]" office:value-type="float" office:value="294.629813635439" calcext:value-type="float">
            <text:p/>
          </table:table-cell>
          <table:table-cell table:style-name="ce7" table:formula="of:=FLOOR([.D116];1)" office:value-type="float" office:value="27194" calcext:value-type="float">
            <text:p/>
          </table:table-cell>
          <table:table-cell table:style-name="ce7" table:formula="of:=FLOOR([.F116];1)" office:value-type="float" office:value="294" calcext:value-type="float">
            <text:p/>
          </table:table-cell>
          <table:table-cell table:formula="of:=CONCATENATE([.G116];&quot;,&quot;;[.H116])" office:value-type="string" office:string-value="27194,294" calcext:value-type="string">
            <text:p>27194,294</text:p>
          </table:table-cell>
          <table:table-cell table:number-columns-repeated="3"/>
        </table:table-row>
        <table:table-row table:style-name="ro1">
          <table:table-cell office:value-type="float" office:value="1.4004576E+015" calcext:value-type="float">
            <text:p>1400457600000000</text:p>
          </table:table-cell>
          <table:table-cell office:value-type="float" office:value="2519577" calcext:value-type="float">
            <text:p>2519577</text:p>
          </table:table-cell>
          <table:table-cell office:value-type="float" office:value="1400457600000" calcext:value-type="float">
            <text:p>1400457600000</text:p>
          </table:table-cell>
          <table:table-cell table:formula="of:=([.C117]-[$Feuille1.$C$11])*[$Feuille1.$C$24]/[$Feuille1.$F$8]" office:value-type="float" office:value="27432.6709949084" calcext:value-type="float">
            <text:p/>
          </table:table-cell>
          <table:table-cell table:formula="of:=([.B117]/[$Feuille1.$F$24])*1000" office:value-type="float" office:value="4.16596726190476" calcext:value-type="float">
            <text:p/>
          </table:table-cell>
          <table:table-cell table:formula="of:=([.E117]-[.$L$5])*([$Feuille1.$C$30]-[$Feuille1.$C$29])/([.$L$6]-[.$L$5])+[$Feuille1.$C$29]" office:value-type="float" office:value="299.411938441798" calcext:value-type="float">
            <text:p/>
          </table:table-cell>
          <table:table-cell table:style-name="ce7" table:formula="of:=FLOOR([.D117];1)" office:value-type="float" office:value="27432" calcext:value-type="float">
            <text:p/>
          </table:table-cell>
          <table:table-cell table:style-name="ce7" table:formula="of:=FLOOR([.F117];1)" office:value-type="float" office:value="299" calcext:value-type="float">
            <text:p/>
          </table:table-cell>
          <table:table-cell table:formula="of:=CONCATENATE([.G117];&quot;,&quot;;[.H117])" office:value-type="string" office:string-value="27432,299" calcext:value-type="string">
            <text:p>27432,299</text:p>
          </table:table-cell>
          <table:table-cell table:number-columns-repeated="3"/>
        </table:table-row>
        <table:table-row table:style-name="ro1">
          <table:table-cell office:value-type="float" office:value="1.4010624E+015" calcext:value-type="float">
            <text:p>1401062400000000</text:p>
          </table:table-cell>
          <table:table-cell office:value-type="float" office:value="2327573" calcext:value-type="float">
            <text:p>2327573</text:p>
          </table:table-cell>
          <table:table-cell office:value-type="float" office:value="1401062400000" calcext:value-type="float">
            <text:p>1401062400000</text:p>
          </table:table-cell>
          <table:table-cell table:formula="of:=([.C118]-[$Feuille1.$C$11])*[$Feuille1.$C$24]/[$Feuille1.$F$8]" office:value-type="float" office:value="27671.2159600815" calcext:value-type="float">
            <text:p/>
          </table:table-cell>
          <table:table-cell table:formula="of:=([.B118]/[$Feuille1.$F$24])*1000" office:value-type="float" office:value="3.84850033068783" calcext:value-type="float">
            <text:p/>
          </table:table-cell>
          <table:table-cell table:formula="of:=([.E118]-[.$L$5])*([$Feuille1.$C$30]-[$Feuille1.$C$29])/([.$L$6]-[.$L$5])+[$Feuille1.$C$29]" office:value-type="float" office:value="273.12319073028" calcext:value-type="float">
            <text:p/>
          </table:table-cell>
          <table:table-cell table:style-name="ce7" table:formula="of:=FLOOR([.D118];1)" office:value-type="float" office:value="27671" calcext:value-type="float">
            <text:p/>
          </table:table-cell>
          <table:table-cell table:style-name="ce7" table:formula="of:=FLOOR([.F118];1)" office:value-type="float" office:value="273" calcext:value-type="float">
            <text:p/>
          </table:table-cell>
          <table:table-cell table:formula="of:=CONCATENATE([.G118];&quot;,&quot;;[.H118])" office:value-type="string" office:string-value="27671,273" calcext:value-type="string">
            <text:p>27671,273</text:p>
          </table:table-cell>
          <table:table-cell table:number-columns-repeated="3"/>
        </table:table-row>
        <table:table-row table:style-name="ro1">
          <table:table-cell office:value-type="float" office:value="1.4016672E+015" calcext:value-type="float">
            <text:p>1401667200000000</text:p>
          </table:table-cell>
          <table:table-cell office:value-type="float" office:value="2421765" calcext:value-type="float">
            <text:p>2421765</text:p>
          </table:table-cell>
          <table:table-cell office:value-type="float" office:value="1401667200000" calcext:value-type="float">
            <text:p>1401667200000</text:p>
          </table:table-cell>
          <table:table-cell table:formula="of:=([.C119]-[$Feuille1.$C$11])*[$Feuille1.$C$24]/[$Feuille1.$F$8]" office:value-type="float" office:value="27909.7609252547" calcext:value-type="float">
            <text:p/>
          </table:table-cell>
          <table:table-cell table:formula="of:=([.B119]/[$Feuille1.$F$24])*1000" office:value-type="float" office:value="4.00424107142857" calcext:value-type="float">
            <text:p/>
          </table:table-cell>
          <table:table-cell table:formula="of:=([.E119]-[.$L$5])*([$Feuille1.$C$30]-[$Feuille1.$C$29])/([.$L$6]-[.$L$5])+[$Feuille1.$C$29]" office:value-type="float" office:value="286.019743533572" calcext:value-type="float">
            <text:p/>
          </table:table-cell>
          <table:table-cell table:style-name="ce7" table:formula="of:=FLOOR([.D119];1)" office:value-type="float" office:value="27909" calcext:value-type="float">
            <text:p/>
          </table:table-cell>
          <table:table-cell table:style-name="ce7" table:formula="of:=FLOOR([.F119];1)" office:value-type="float" office:value="286" calcext:value-type="float">
            <text:p/>
          </table:table-cell>
          <table:table-cell table:formula="of:=CONCATENATE([.G119];&quot;,&quot;;[.H119])" office:value-type="string" office:string-value="27909,286" calcext:value-type="string">
            <text:p>27909,286</text:p>
          </table:table-cell>
          <table:table-cell table:number-columns-repeated="3"/>
        </table:table-row>
        <table:table-row table:style-name="ro1">
          <table:table-cell office:value-type="float" office:value="1.402272E+015" calcext:value-type="float">
            <text:p>1402272000000000</text:p>
          </table:table-cell>
          <table:table-cell office:value-type="float" office:value="2320739" calcext:value-type="float">
            <text:p>2320739</text:p>
          </table:table-cell>
          <table:table-cell office:value-type="float" office:value="1402272000000" calcext:value-type="float">
            <text:p>1402272000000</text:p>
          </table:table-cell>
          <table:table-cell table:formula="of:=([.C120]-[$Feuille1.$C$11])*[$Feuille1.$C$24]/[$Feuille1.$F$8]" office:value-type="float" office:value="28148.3058904278" calcext:value-type="float">
            <text:p/>
          </table:table-cell>
          <table:table-cell table:formula="of:=([.B120]/[$Feuille1.$F$24])*1000" office:value-type="float" office:value="3.83720072751323" calcext:value-type="float">
            <text:p/>
          </table:table-cell>
          <table:table-cell table:formula="of:=([.E120]-[.$L$5])*([$Feuille1.$C$30]-[$Feuille1.$C$29])/([.$L$6]-[.$L$5])+[$Feuille1.$C$29]" office:value-type="float" office:value="272.187495110082" calcext:value-type="float">
            <text:p/>
          </table:table-cell>
          <table:table-cell table:style-name="ce7" table:formula="of:=FLOOR([.D120];1)" office:value-type="float" office:value="28148" calcext:value-type="float">
            <text:p/>
          </table:table-cell>
          <table:table-cell table:style-name="ce7" table:formula="of:=FLOOR([.F120];1)" office:value-type="float" office:value="272" calcext:value-type="float">
            <text:p/>
          </table:table-cell>
          <table:table-cell table:formula="of:=CONCATENATE([.G120];&quot;,&quot;;[.H120])" office:value-type="string" office:string-value="28148,272" calcext:value-type="string">
            <text:p>28148,272</text:p>
          </table:table-cell>
          <table:table-cell table:number-columns-repeated="3"/>
        </table:table-row>
        <table:table-row table:style-name="ro1">
          <table:table-cell office:value-type="float" office:value="1.4028768E+015" calcext:value-type="float">
            <text:p>1402876800000000</text:p>
          </table:table-cell>
          <table:table-cell office:value-type="float" office:value="2362856" calcext:value-type="float">
            <text:p>2362856</text:p>
          </table:table-cell>
          <table:table-cell office:value-type="float" office:value="1402876800000" calcext:value-type="float">
            <text:p>1402876800000</text:p>
          </table:table-cell>
          <table:table-cell table:formula="of:=([.C121]-[$Feuille1.$C$11])*[$Feuille1.$C$24]/[$Feuille1.$F$8]" office:value-type="float" office:value="28386.8508556009" calcext:value-type="float">
            <text:p/>
          </table:table-cell>
          <table:table-cell table:formula="of:=([.B121]/[$Feuille1.$F$24])*1000" office:value-type="float" office:value="3.90683862433862" calcext:value-type="float">
            <text:p/>
          </table:table-cell>
          <table:table-cell table:formula="of:=([.E121]-[.$L$5])*([$Feuille1.$C$30]-[$Feuille1.$C$29])/([.$L$6]-[.$L$5])+[$Feuille1.$C$29]" office:value-type="float" office:value="277.954058240881" calcext:value-type="float">
            <text:p/>
          </table:table-cell>
          <table:table-cell table:style-name="ce7" table:formula="of:=FLOOR([.D121];1)" office:value-type="float" office:value="28386" calcext:value-type="float">
            <text:p/>
          </table:table-cell>
          <table:table-cell table:style-name="ce7" table:formula="of:=FLOOR([.F121];1)" office:value-type="float" office:value="277" calcext:value-type="float">
            <text:p/>
          </table:table-cell>
          <table:table-cell table:formula="of:=CONCATENATE([.G121];&quot;,&quot;;[.H121])" office:value-type="string" office:string-value="28386,277" calcext:value-type="string">
            <text:p>28386,277</text:p>
          </table:table-cell>
          <table:table-cell table:number-columns-repeated="3"/>
        </table:table-row>
        <table:table-row table:style-name="ro1">
          <table:table-cell office:value-type="float" office:value="1.4034816E+015" calcext:value-type="float">
            <text:p>1403481600000000</text:p>
          </table:table-cell>
          <table:table-cell office:value-type="float" office:value="2413429" calcext:value-type="float">
            <text:p>2413429</text:p>
          </table:table-cell>
          <table:table-cell office:value-type="float" office:value="1403481600000" calcext:value-type="float">
            <text:p>1403481600000</text:p>
          </table:table-cell>
          <table:table-cell table:formula="of:=([.C122]-[$Feuille1.$C$11])*[$Feuille1.$C$24]/[$Feuille1.$F$8]" office:value-type="float" office:value="28625.395820774" calcext:value-type="float">
            <text:p/>
          </table:table-cell>
          <table:table-cell table:formula="of:=([.B122]/[$Feuille1.$F$24])*1000" office:value-type="float" office:value="3.9904580026455" calcext:value-type="float">
            <text:p/>
          </table:table-cell>
          <table:table-cell table:formula="of:=([.E122]-[.$L$5])*([$Feuille1.$C$30]-[$Feuille1.$C$29])/([.$L$6]-[.$L$5])+[$Feuille1.$C$29]" office:value-type="float" office:value="284.878397515139" calcext:value-type="float">
            <text:p/>
          </table:table-cell>
          <table:table-cell table:style-name="ce7" table:formula="of:=FLOOR([.D122];1)" office:value-type="float" office:value="28625" calcext:value-type="float">
            <text:p/>
          </table:table-cell>
          <table:table-cell table:style-name="ce7" table:formula="of:=FLOOR([.F122];1)" office:value-type="float" office:value="284" calcext:value-type="float">
            <text:p/>
          </table:table-cell>
          <table:table-cell table:formula="of:=CONCATENATE([.G122];&quot;,&quot;;[.H122])" office:value-type="string" office:string-value="28625,284" calcext:value-type="string">
            <text:p>28625,284</text:p>
          </table:table-cell>
          <table:table-cell table:number-columns-repeated="3"/>
        </table:table-row>
        <table:table-row table:style-name="ro1">
          <table:table-cell office:value-type="float" office:value="1.4040864E+015" calcext:value-type="float">
            <text:p>1404086400000000</text:p>
          </table:table-cell>
          <table:table-cell office:value-type="float" office:value="2273850" calcext:value-type="float">
            <text:p>2273850</text:p>
          </table:table-cell>
          <table:table-cell office:value-type="float" office:value="1404086400000" calcext:value-type="float">
            <text:p>1404086400000</text:p>
          </table:table-cell>
          <table:table-cell table:formula="of:=([.C123]-[$Feuille1.$C$11])*[$Feuille1.$C$24]/[$Feuille1.$F$8]" office:value-type="float" office:value="28863.9407859471" calcext:value-type="float">
            <text:p/>
          </table:table-cell>
          <table:table-cell table:formula="of:=([.B123]/[$Feuille1.$F$24])*1000" office:value-type="float" office:value="3.75967261904762" calcext:value-type="float">
            <text:p/>
          </table:table-cell>
          <table:table-cell table:formula="of:=([.E123]-[.$L$5])*([$Feuille1.$C$30]-[$Feuille1.$C$29])/([.$L$6]-[.$L$5])+[$Feuille1.$C$29]" office:value-type="float" office:value="265.767560674105" calcext:value-type="float">
            <text:p/>
          </table:table-cell>
          <table:table-cell table:style-name="ce7" table:formula="of:=FLOOR([.D123];1)" office:value-type="float" office:value="28863" calcext:value-type="float">
            <text:p/>
          </table:table-cell>
          <table:table-cell table:style-name="ce7" table:formula="of:=FLOOR([.F123];1)" office:value-type="float" office:value="265" calcext:value-type="float">
            <text:p/>
          </table:table-cell>
          <table:table-cell table:formula="of:=CONCATENATE([.G123];&quot;,&quot;;[.H123])" office:value-type="string" office:string-value="28863,265" calcext:value-type="string">
            <text:p>28863,265</text:p>
          </table:table-cell>
          <table:table-cell table:number-columns-repeated="3"/>
        </table:table-row>
        <table:table-row table:style-name="ro1">
          <table:table-cell office:value-type="float" office:value="1.4046912E+015" calcext:value-type="float">
            <text:p>1404691200000000</text:p>
          </table:table-cell>
          <table:table-cell office:value-type="float" office:value="2447621" calcext:value-type="float">
            <text:p>2447621</text:p>
          </table:table-cell>
          <table:table-cell office:value-type="float" office:value="1404691200000" calcext:value-type="float">
            <text:p>1404691200000</text:p>
          </table:table-cell>
          <table:table-cell table:formula="of:=([.C124]-[$Feuille1.$C$11])*[$Feuille1.$C$24]/[$Feuille1.$F$8]" office:value-type="float" office:value="29102.4857511202" calcext:value-type="float">
            <text:p/>
          </table:table-cell>
          <table:table-cell table:formula="of:=([.B124]/[$Feuille1.$F$24])*1000" office:value-type="float" office:value="4.04699239417989" calcext:value-type="float">
            <text:p/>
          </table:table-cell>
          <table:table-cell table:formula="of:=([.E124]-[.$L$5])*([$Feuille1.$C$30]-[$Feuille1.$C$29])/([.$L$6]-[.$L$5])+[$Feuille1.$C$29]" office:value-type="float" office:value="289.559887805718" calcext:value-type="float">
            <text:p/>
          </table:table-cell>
          <table:table-cell table:style-name="ce7" table:formula="of:=FLOOR([.D124];1)" office:value-type="float" office:value="29102" calcext:value-type="float">
            <text:p/>
          </table:table-cell>
          <table:table-cell table:style-name="ce7" table:formula="of:=FLOOR([.F124];1)" office:value-type="float" office:value="289" calcext:value-type="float">
            <text:p/>
          </table:table-cell>
          <table:table-cell table:formula="of:=CONCATENATE([.G124];&quot;,&quot;;[.H124])" office:value-type="string" office:string-value="29102,289" calcext:value-type="string">
            <text:p>29102,289</text:p>
          </table:table-cell>
          <table:table-cell table:number-columns-repeated="3"/>
        </table:table-row>
        <table:table-row table:style-name="ro1">
          <table:table-cell office:value-type="float" office:value="1.405296E+015" calcext:value-type="float">
            <text:p>1405296000000000</text:p>
          </table:table-cell>
          <table:table-cell office:value-type="float" office:value="2444103" calcext:value-type="float">
            <text:p>2444103</text:p>
          </table:table-cell>
          <table:table-cell office:value-type="float" office:value="1405296000000" calcext:value-type="float">
            <text:p>1405296000000</text:p>
          </table:table-cell>
          <table:table-cell table:formula="of:=([.C125]-[$Feuille1.$C$11])*[$Feuille1.$C$24]/[$Feuille1.$F$8]" office:value-type="float" office:value="29341.0307162934" calcext:value-type="float">
            <text:p/>
          </table:table-cell>
          <table:table-cell table:formula="of:=([.B125]/[$Feuille1.$F$24])*1000" office:value-type="float" office:value="4.0411755952381" calcext:value-type="float">
            <text:p/>
          </table:table-cell>
          <table:table-cell table:formula="of:=([.E125]-[.$L$5])*([$Feuille1.$C$30]-[$Feuille1.$C$29])/([.$L$6]-[.$L$5])+[$Feuille1.$C$29]" office:value-type="float" office:value="289.078211307056" calcext:value-type="float">
            <text:p/>
          </table:table-cell>
          <table:table-cell table:style-name="ce7" table:formula="of:=FLOOR([.D125];1)" office:value-type="float" office:value="29341" calcext:value-type="float">
            <text:p/>
          </table:table-cell>
          <table:table-cell table:style-name="ce7" table:formula="of:=FLOOR([.F125];1)" office:value-type="float" office:value="289" calcext:value-type="float">
            <text:p/>
          </table:table-cell>
          <table:table-cell table:formula="of:=CONCATENATE([.G125];&quot;,&quot;;[.H125])" office:value-type="string" office:string-value="29341,289" calcext:value-type="string">
            <text:p>29341,289</text:p>
          </table:table-cell>
          <table:table-cell table:number-columns-repeated="3"/>
        </table:table-row>
        <table:table-row table:style-name="ro1">
          <table:table-cell office:value-type="float" office:value="1.4059008E+015" calcext:value-type="float">
            <text:p>1405900800000000</text:p>
          </table:table-cell>
          <table:table-cell office:value-type="float" office:value="2594057" calcext:value-type="float">
            <text:p>2594057</text:p>
          </table:table-cell>
          <table:table-cell office:value-type="float" office:value="1405900800000" calcext:value-type="float">
            <text:p>1405900800000</text:p>
          </table:table-cell>
          <table:table-cell table:formula="of:=([.C126]-[$Feuille1.$C$11])*[$Feuille1.$C$24]/[$Feuille1.$F$8]" office:value-type="float" office:value="29579.5756814665" calcext:value-type="float">
            <text:p/>
          </table:table-cell>
          <table:table-cell table:formula="of:=([.B126]/[$Feuille1.$F$24])*1000" office:value-type="float" office:value="4.28911541005291" calcext:value-type="float">
            <text:p/>
          </table:table-cell>
          <table:table-cell table:formula="of:=([.E126]-[.$L$5])*([$Feuille1.$C$30]-[$Feuille1.$C$29])/([.$L$6]-[.$L$5])+[$Feuille1.$C$29]" office:value-type="float" office:value="309.609569374247" calcext:value-type="float">
            <text:p/>
          </table:table-cell>
          <table:table-cell table:style-name="ce7" table:formula="of:=FLOOR([.D126];1)" office:value-type="float" office:value="29579" calcext:value-type="float">
            <text:p/>
          </table:table-cell>
          <table:table-cell table:style-name="ce7" table:formula="of:=FLOOR([.F126];1)" office:value-type="float" office:value="309" calcext:value-type="float">
            <text:p/>
          </table:table-cell>
          <table:table-cell table:formula="of:=CONCATENATE([.G126];&quot;,&quot;;[.H126])" office:value-type="string" office:string-value="29579,309" calcext:value-type="string">
            <text:p>29579,309</text:p>
          </table:table-cell>
          <table:table-cell table:number-columns-repeated="3"/>
        </table:table-row>
        <table:table-row table:style-name="ro1">
          <table:table-cell office:value-type="float" office:value="1.4065056E+015" calcext:value-type="float">
            <text:p>1406505600000000</text:p>
          </table:table-cell>
          <table:table-cell office:value-type="float" office:value="2143938" calcext:value-type="float">
            <text:p>2143938</text:p>
          </table:table-cell>
          <table:table-cell office:value-type="float" office:value="1406505600000" calcext:value-type="float">
            <text:p>1406505600000</text:p>
          </table:table-cell>
          <table:table-cell table:formula="of:=([.C127]-[$Feuille1.$C$11])*[$Feuille1.$C$24]/[$Feuille1.$F$8]" office:value-type="float" office:value="29818.1206466396" calcext:value-type="float">
            <text:p/>
          </table:table-cell>
          <table:table-cell table:formula="of:=([.B127]/[$Feuille1.$F$24])*1000" office:value-type="float" office:value="3.54487103174603" calcext:value-type="float">
            <text:p/>
          </table:table-cell>
          <table:table-cell table:formula="of:=([.E127]-[.$L$5])*([$Feuille1.$C$30]-[$Feuille1.$C$29])/([.$L$6]-[.$L$5])+[$Feuille1.$C$29]" office:value-type="float" office:value="247.980307321577" calcext:value-type="float">
            <text:p/>
          </table:table-cell>
          <table:table-cell table:style-name="ce7" table:formula="of:=FLOOR([.D127];1)" office:value-type="float" office:value="29818" calcext:value-type="float">
            <text:p/>
          </table:table-cell>
          <table:table-cell table:style-name="ce7" table:formula="of:=FLOOR([.F127];1)" office:value-type="float" office:value="247" calcext:value-type="float">
            <text:p/>
          </table:table-cell>
          <table:table-cell table:formula="of:=CONCATENATE([.G127];&quot;,&quot;;[.H127])" office:value-type="string" office:string-value="29818,247" calcext:value-type="string">
            <text:p>29818,247</text:p>
          </table:table-cell>
          <table:table-cell table:number-columns-repeated="3"/>
        </table:table-row>
        <table:table-row table:style-name="ro1" table:number-rows-repeated="104844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1" table:target-range-address="EventsPerWeek.A1:EventsPerWeek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" number:min-integer-digits="1"/>
    </number:number-style>
    <number:percentage-style style:name="N120">
      <number:number number:decimal-places="3" number:min-integer-digits="1"/>
      <number:text>%</number:text>
    </number:percentage-style>
    <number:percentage-style style:name="N121">
      <number:number number:decimal-places="4" number:min-integer-digits="1"/>
      <number:text>%</number:text>
    </number:percentage-style>
    <number:percentage-style style:name="N122">
      <number:number number:decimal-places="5" number:min-integer-digits="1"/>
      <number:text>%</number:text>
    </number:percentage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/00/0000</text:date>, <text:time style:data-style-name="N2" text:time-value="20:37:25.9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21:34:17.482000000</meta:creation-date>
    <dc:date>2014-08-02T22:16:28.229000000</dc:date>
    <meta:editing-duration>PT6H57M44S</meta:editing-duration>
    <meta:editing-cycles>9</meta:editing-cycles>
    <meta:generator>LibreOffice/4.2.1.1$Windows_x86 LibreOffice_project/d7dbbd7842e6a58b0f521599204e827654e1fb8b</meta:generator>
    <meta:document-statistic meta:table-count="2" meta:cell-count="1193" meta:object-count="0"/>
  </office:meta>
</office:document-meta>
</file>